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3.309in" fo:margin-left="1.5465in" table:align="left" style:writing-mode="lr-tb"/>
    </style:style>
    <style:style style:name="Table1.A" style:family="table-column">
      <style:table-column-properties style:column-width="0.4965in"/>
    </style:style>
    <style:style style:name="Table1.B" style:family="table-column">
      <style:table-column-properties style:column-width="1.2264in"/>
    </style:style>
    <style:style style:name="Table1.C" style:family="table-column">
      <style:table-column-properties style:column-width="0.6486in"/>
    </style:style>
    <style:style style:name="Table1.D" style:family="table-column">
      <style:table-column-properties style:column-width="0.9375in"/>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D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876dc"/>
    </style:style>
    <style:style style:name="P3" style:family="paragraph" style:parent-style-name="Standard">
      <style:paragraph-properties fo:text-align="justify" style:justify-single-word="false"/>
      <style:text-properties officeooo:paragraph-rsid="0051043a"/>
    </style:style>
    <style:style style:name="P4" style:family="paragraph" style:parent-style-name="Standard">
      <style:paragraph-properties fo:text-align="justify" style:justify-single-word="false"/>
      <style:text-properties fo:color="#ff0000"/>
    </style:style>
    <style:style style:name="P5" style:family="paragraph" style:parent-style-name="Standard">
      <style:text-properties fo:font-weight="bold" style:font-weight-asian="bold"/>
    </style:style>
    <style:style style:name="P6" style:family="paragraph" style:parent-style-name="Standard">
      <style:text-properties fo:font-weight="bold" officeooo:paragraph-rsid="006c5ef7" style:font-weight-asian="bold"/>
    </style:style>
    <style:style style:name="P7" style:family="paragraph" style:parent-style-name="Standard">
      <style:text-properties officeooo:rsid="001876dc" officeooo:paragraph-rsid="001876dc"/>
    </style:style>
    <style:style style:name="P8" style:family="paragraph" style:parent-style-name="Standard">
      <style:text-properties style:font-name="Cambria" fo:font-size="12pt"/>
    </style:style>
    <style:style style:name="P9" style:family="paragraph" style:parent-style-name="Standard">
      <style:text-properties officeooo:rsid="0046cf11" officeooo:paragraph-rsid="006c5ef7"/>
    </style:style>
    <style:style style:name="P10" style:family="paragraph" style:parent-style-name="Standard">
      <style:text-properties fo:font-style="italic" officeooo:rsid="004a00e7" style:font-style-asian="italic" style:font-style-complex="italic"/>
    </style:style>
    <style:style style:name="P11" style:family="paragraph" style:parent-style-name="Standard">
      <style:text-properties fo:font-style="italic" officeooo:rsid="005ef150" officeooo:paragraph-rsid="005ef150" style:font-style-asian="italic" style:font-style-complex="italic"/>
    </style:style>
    <style:style style:name="P12" style:family="paragraph" style:parent-style-name="Standard">
      <style:text-properties fo:font-style="italic" officeooo:rsid="0064eba0" officeooo:paragraph-rsid="0064eba0" style:font-style-asian="italic" style:font-style-complex="italic"/>
    </style:style>
    <style:style style:name="P13" style:family="paragraph" style:parent-style-name="Standard">
      <style:text-properties fo:font-style="italic" officeooo:rsid="0067e994" officeooo:paragraph-rsid="0067e994" style:font-style-asian="italic" style:font-style-complex="italic"/>
    </style:style>
    <style:style style:name="P14" style:family="paragraph" style:parent-style-name="Standard">
      <style:text-properties fo:font-style="italic" officeooo:rsid="00689a3d" officeooo:paragraph-rsid="00689a3d" style:font-style-asian="italic" style:font-style-complex="italic"/>
    </style:style>
    <style:style style:name="P15" style:family="paragraph" style:parent-style-name="Standard">
      <style:text-properties fo:font-style="italic" officeooo:rsid="00693399" officeooo:paragraph-rsid="00693399" style:font-style-asian="italic" style:font-style-complex="italic"/>
    </style:style>
    <style:style style:name="P16" style:family="paragraph" style:parent-style-name="Standard">
      <style:text-properties fo:font-style="italic" officeooo:paragraph-rsid="006c5ef7" style:font-style-asian="italic" style:font-style-complex="italic"/>
    </style:style>
    <style:style style:name="P17" style:family="paragraph" style:parent-style-name="Standard">
      <style:text-properties fo:font-style="italic" officeooo:paragraph-rsid="006c5ef7" style:font-style-asian="italic"/>
    </style:style>
    <style:style style:name="P18" style:family="paragraph" style:parent-style-name="Standard">
      <style:text-properties officeooo:paragraph-rsid="006c5ef7" style:font-style-complex="italic"/>
    </style:style>
    <style:style style:name="P19" style:family="paragraph" style:parent-style-name="Standard">
      <style:text-properties fo:font-style="normal" officeooo:rsid="00530266" officeooo:paragraph-rsid="00530266" style:font-style-asian="normal" style:font-style-complex="normal"/>
    </style:style>
    <style:style style:name="P20" style:family="paragraph" style:parent-style-name="Standard">
      <style:text-properties fo:font-style="normal" officeooo:rsid="006a3268" officeooo:paragraph-rsid="00693399" style:font-style-asian="normal" style:font-style-complex="normal"/>
    </style:style>
    <style:style style:name="P21" style:family="paragraph" style:parent-style-name="Standard">
      <style:text-properties fo:font-style="normal" officeooo:rsid="006eae71" officeooo:paragraph-rsid="006eae71" style:font-style-asian="normal" style:font-style-complex="normal"/>
    </style:style>
    <style:style style:name="P22" style:family="paragraph" style:parent-style-name="Standard">
      <style:text-properties officeooo:rsid="00600036" officeooo:paragraph-rsid="00600036"/>
    </style:style>
    <style:style style:name="P23" style:family="paragraph" style:parent-style-name="Standard">
      <style:text-properties officeooo:paragraph-rsid="006c5ef7"/>
    </style:style>
    <style:style style:name="P24" style:family="paragraph" style:parent-style-name="Standard">
      <style:paragraph-properties fo:margin-left="0.3335in" fo:margin-right="0in" fo:margin-top="0in" fo:margin-bottom="0.0972in" loext:contextual-spacing="false" fo:line-height="120%" fo:text-indent="-0.3335in" style:auto-text-indent="false"/>
      <style:text-properties style:font-name="Cambria" fo:font-size="12pt"/>
    </style:style>
    <style:style style:name="P25" style:family="paragraph" style:parent-style-name="List_20_Paragraph">
      <style:text-properties style:font-name="Wingdings" officeooo:paragraph-rsid="006c5ef7" style:font-name-asian="Wingdings2" style:font-name-complex="Wingdings2"/>
    </style:style>
    <style:style style:name="P26" style:family="paragraph" style:parent-style-name="List_20_Paragraph">
      <style:text-properties officeooo:paragraph-rsid="006c5ef7"/>
    </style:style>
    <style:style style:name="P27" style:family="paragraph" style:parent-style-name="List_20_Paragraph">
      <style:paragraph-properties fo:margin-left="0in" fo:margin-right="0in" fo:text-indent="0in" style:auto-text-indent="false"/>
      <style:text-properties fo:font-style="normal" officeooo:paragraph-rsid="006c5ef7" style:font-style-asian="normal" style:font-style-complex="normal"/>
    </style:style>
    <style:style style:name="P28" style:family="paragraph" style:parent-style-name="List_20_Paragraph">
      <style:paragraph-properties fo:margin-left="0in" fo:margin-right="0in" fo:text-indent="0in" style:auto-text-indent="false"/>
      <style:text-properties officeooo:paragraph-rsid="006c5ef7"/>
    </style:style>
    <style:style style:name="P29" style:family="paragraph" style:parent-style-name="Table_20_Contents">
      <style:text-properties officeooo:rsid="005404ad" officeooo:paragraph-rsid="005404ad"/>
    </style:style>
    <style:style style:name="P30" style:family="paragraph" style:parent-style-name="Table_20_Contents">
      <style:text-properties officeooo:rsid="005673f7" officeooo:paragraph-rsid="005673f7"/>
    </style:style>
    <style:style style:name="P31" style:family="paragraph" style:parent-style-name="Table_20_Contents">
      <style:text-properties officeooo:rsid="00580f97" officeooo:paragraph-rsid="00580f97"/>
    </style:style>
    <style:style style:name="P32" style:family="paragraph" style:parent-style-name="Standard" style:master-page-name="Standard">
      <style:paragraph-properties style:page-number="auto"/>
      <style:text-properties fo:font-weight="bold" style:font-weight-asian="bold"/>
    </style:style>
    <style:style style:name="P33" style:family="paragraph" style:parent-style-name="Standard">
      <style:text-properties fo:font-style="normal" officeooo:rsid="006b64c7" officeooo:paragraph-rsid="006b64c7" style:font-style-asian="normal" style:font-style-complex="normal"/>
    </style:style>
    <style:style style:name="P34" style:family="paragraph" style:parent-style-name="Standard">
      <style:text-properties fo:font-style="normal" officeooo:rsid="00782692" officeooo:paragraph-rsid="00782692" style:font-style-asian="normal" style:font-style-complex="normal"/>
    </style:style>
    <style:style style:name="P35" style:family="paragraph" style:parent-style-name="Standard">
      <style:text-properties fo:font-style="italic" officeooo:rsid="0064eba0" officeooo:paragraph-rsid="0064eba0" style:font-style-asian="italic" style:font-style-complex="italic"/>
    </style:style>
    <style:style style:name="P36" style:family="paragraph" style:parent-style-name="Standard">
      <style:text-properties officeooo:rsid="00782692" officeooo:paragraph-rsid="00782692"/>
    </style:style>
    <style:style style:name="P37" style:family="paragraph" style:parent-style-name="List_20_Paragraph" style:list-style-name="WWNum2"/>
    <style:style style:name="P38" style:family="paragraph">
      <loext:graphic-properties draw:fill="solid" draw:fill-color="#ffffff" draw:opacity="0%"/>
      <style:paragraph-properties fo:text-align="start"/>
      <style:text-properties fo:font-size="18pt"/>
    </style:style>
    <style:style style:name="T1" style:family="text">
      <style:text-properties style:use-window-font-color="true"/>
    </style:style>
    <style:style style:name="T2" style:family="text">
      <style:text-properties style:use-window-font-color="true" fo:font-weight="normal" officeooo:rsid="0061d3c0" style:font-weight-asian="normal" style:font-weight-complex="normal"/>
    </style:style>
    <style:style style:name="T3" style:family="text">
      <style:text-properties style:use-window-font-color="true" fo:font-weight="normal" officeooo:rsid="006291aa" style:font-weight-asian="normal" style:font-weight-complex="normal"/>
    </style:style>
    <style:style style:name="T4" style:family="text">
      <style:text-properties style:use-window-font-color="true" fo:font-weight="normal" officeooo:rsid="00636906" style:font-weight-asian="normal" style:font-weight-complex="normal"/>
    </style:style>
    <style:style style:name="T5" style:family="text">
      <style:text-properties fo:color="#ff0000"/>
    </style:style>
    <style:style style:name="T6" style:family="text">
      <style:text-properties fo:color="#ff0000" fo:font-weight="bold" style:font-weight-asian="bold" style:font-weight-complex="bold"/>
    </style:style>
    <style:style style:name="T7" style:family="text">
      <style:text-properties fo:color="#ff0000" fo:font-weight="bold" officeooo:rsid="0026797d" style:font-weight-asian="bold" style:font-weight-complex="bold"/>
    </style:style>
    <style:style style:name="T8" style:family="text">
      <style:text-properties fo:color="#ff0000" fo:font-weight="bold" officeooo:rsid="0061d3c0" style:font-weight-asian="bold" style:font-weight-complex="bold"/>
    </style:style>
    <style:style style:name="T9" style:family="text">
      <style:text-properties fo:color="#ff0000" fo:font-weight="bold" officeooo:rsid="0064eba0" style:font-weight-asian="bold" style:font-weight-complex="bold"/>
    </style:style>
    <style:style style:name="T10" style:family="text">
      <style:text-properties fo:font-style="italic" style:font-style-asian="italic"/>
    </style:style>
    <style:style style:name="T11" style:family="text">
      <style:text-properties fo:color="#ff3333" fo:font-weight="bold" style:font-weight-asian="bold" style:font-weight-complex="bold"/>
    </style:style>
    <style:style style:name="T12" style:family="text">
      <style:text-properties fo:color="#ff3333" fo:font-weight="bold" officeooo:rsid="00436a34" style:font-weight-asian="bold" style:font-weight-complex="bold"/>
    </style:style>
    <style:style style:name="T13" style:family="text">
      <style:text-properties fo:color="#ff3333" fo:font-weight="bold" officeooo:rsid="0043e43e" style:font-weight-asian="bold" style:font-weight-complex="bold"/>
    </style:style>
    <style:style style:name="T14" style:family="text">
      <style:text-properties style:font-name="Wingdings" style:font-name-asian="Wingdings2" style:font-name-complex="Wingdings2"/>
    </style:style>
    <style:style style:name="T15" style:family="text">
      <style:text-properties style:text-position="0% 100%"/>
    </style:style>
    <style:style style:name="T16" style:family="text">
      <style:text-properties officeooo:rsid="001b09ea"/>
    </style:style>
    <style:style style:name="T17" style:family="text">
      <style:text-properties officeooo:rsid="00205a00"/>
    </style:style>
    <style:style style:name="T18" style:family="text">
      <style:text-properties officeooo:rsid="0026797d"/>
    </style:style>
    <style:style style:name="T19" style:family="text">
      <style:text-properties officeooo:rsid="0031ab9b"/>
    </style:style>
    <style:style style:name="T20" style:family="text">
      <style:text-properties officeooo:rsid="0032e6ca"/>
    </style:style>
    <style:style style:name="T21" style:family="text">
      <style:text-properties officeooo:rsid="0039c16e"/>
    </style:style>
    <style:style style:name="T22" style:family="text">
      <style:text-properties officeooo:rsid="003cda63"/>
    </style:style>
    <style:style style:name="T23" style:family="text">
      <style:text-properties officeooo:rsid="0041892d"/>
    </style:style>
    <style:style style:name="T24" style:family="text">
      <style:text-properties officeooo:rsid="004547d2"/>
    </style:style>
    <style:style style:name="T25" style:family="text">
      <style:text-properties officeooo:rsid="0046cf11"/>
    </style:style>
    <style:style style:name="T26" style:family="text">
      <style:text-properties officeooo:rsid="004845b6"/>
    </style:style>
    <style:style style:name="T27" style:family="text">
      <style:text-properties officeooo:rsid="004a00e7"/>
    </style:style>
    <style:style style:name="T28" style:family="text">
      <style:text-properties officeooo:rsid="004b3e4f"/>
    </style:style>
    <style:style style:name="T29" style:family="text">
      <style:text-properties officeooo:rsid="00550e12"/>
    </style:style>
    <style:style style:name="T30" style:family="text">
      <style:text-properties officeooo:rsid="005673f7"/>
    </style:style>
    <style:style style:name="T31" style:family="text">
      <style:text-properties officeooo:rsid="005c9ae2"/>
    </style:style>
    <style:style style:name="T32" style:family="text">
      <style:text-properties officeooo:rsid="006b9be6"/>
    </style:style>
    <style:style style:name="T33" style:family="text">
      <style:text-properties officeooo:rsid="006c5ef7"/>
    </style:style>
    <style:style style:name="T34" style:family="text">
      <style:text-properties officeooo:rsid="006cbb4b"/>
    </style:style>
    <style:style style:name="T35" style:family="text">
      <style:text-properties officeooo:rsid="00733db0"/>
    </style:style>
    <style:style style:name="T36" style:family="text">
      <style:text-properties officeooo:rsid="00754273"/>
    </style:style>
    <style:style style:name="T37" style:family="text">
      <style:text-properties officeooo:rsid="00794196"/>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1. Introduction :</text:p>
      <text:p text:style-name="P1"/>
      <text:p text:style-name="P2">Contrary to conventional illustrations, genomic DNA is not linear, but is folded into compact chromosomal structures that likely impact gene expression of the embedded genes. On a global scale, regions with a high degree of compaction are classified as heterochromatin while uncondensed regions are called as euchromatin. These are respectively associated with lower and higher expression levels. Locally, areas where frequent DNA-DNA interactions occur as a results of their close proximity within the cellular nuclear space are called topologically associated domains (TADs). These domains are largely conserved across cell lines and they frequently contain smaller loop structures that promote contact between different genetic regulatory elements such as enhancers and promoters <text:reference-mark-start text:name="ADDIN CSL_CITATION {&quot;citationItems&quot;: [{&quot;itemData&quot;: {&quot;DOI&quot;: &quot;10.1016/j.cell.2014.11.021&quot;, &quot;volume&quot;: &quot;159&quot;, &quot;ISSN&quot;: &quot;10974172&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d&quot;: {&quot;date-parts&quot;: [[&quot;2014&quot;]]}, &quot;publisher&quot;: &quot;Elsevier Inc.&quot;, &quot;page&quot;: &quot;1665-1680&quot;, &quot;id&quot;: &quot;ITEM-1&quot;, &quot;author&quot;: [{&quot;dropping-particle&quot;: &quot;&quot;, &quot;parse-names&quot;: false, &quot;non-dropping-particle&quot;: &quot;&quot;, &quot;family&quot;: &quot;Rao&quot;, &quot;suffix&quot;: &quot;&quot;, &quot;given&quot;: &quot;Suhas S P&quot;}, {&quot;dropping-particle&quot;: &quot;&quot;, &quot;parse-names&quot;: false, &quot;non-dropping-particle&quot;: &quot;&quot;, &quot;family&quot;: &quot;Huntley&quot;, &quot;suffix&quot;: &quot;&quot;, &quot;given&quot;: &quot;Miriam H.&quot;}, {&quot;dropping-particle&quot;: &quot;&quot;, &quot;parse-names&quot;: false, &quot;non-dropping-particle&quot;: &quot;&quot;, &quot;family&quot;: &quot;Durand&quot;, &quot;suffix&quot;: &quot;&quot;, &quot;given&quot;: &quot;Neva C.&quot;}, {&quot;dropping-particle&quot;: &quot;&quot;, &quot;parse-names&quot;: false, &quot;non-dropping-particle&quot;: &quot;&quot;, &quot;family&quot;: &quot;Stamenova&quot;, &quot;suffix&quot;: &quot;&quot;, &quot;given&quot;: &quot;Elena K.&quot;}, {&quot;dropping-particle&quot;: &quot;&quot;, &quot;parse-names&quot;: false, &quot;non-dropping-particle&quot;: &quot;&quot;, &quot;family&quot;: &quot;Bochkov&quot;, &quot;suffix&quot;: &quot;&quot;, &quot;given&quot;: &quot;Ivan D.&quot;}, {&quot;dropping-particle&quot;: &quot;&quot;, &quot;parse-names&quot;: false, &quot;non-dropping-particle&quot;: &quot;&quot;, &quot;family&quot;: &quot;Robinson&quot;, &quot;suffix&quot;: &quot;&quot;, &quot;given&quot;: &quot;James T.&quot;}, {&quot;dropping-particle&quot;: &quot;&quot;, &quot;parse-names&quot;: false, &quot;non-dropping-particle&quot;: &quot;&quot;, &quot;family&quot;: &quot;Sanborn&quot;, &quot;suffix&quot;: &quot;&quot;, &quot;given&quot;: &quot;Adrian L.&quot;}, {&quot;dropping-particle&quot;: &quot;&quot;, &quot;parse-names&quot;: false, &quot;non-dropping-particle&quot;: &quot;&quot;, &quot;family&quot;: &quot;Machol&quot;, &quot;suffix&quot;: &quot;&quot;, &quot;given&quot;: &quot;Ido&quot;}, {&quot;dropping-particle&quot;: &quot;&quot;, &quot;parse-names&quot;: false, &quot;non-dropping-particle&quot;: &quot;&quot;, &quot;family&quot;: &quot;Omer&quot;, &quot;suffix&quot;: &quot;&quot;, &quot;given&quot;: &quot;Arina D.&quot;}, {&quot;dropping-particle&quot;: &quot;&quot;, &quot;parse-names&quot;: false, &quot;non-dropping-particle&quot;: &quot;&quot;, &quot;family&quot;: &quot;Lander&quot;, &quot;suffix&quot;: &quot;&quot;, &quot;given&quot;: &quot;Eric S.&quot;}, {&quot;dropping-particle&quot;: &quot;&quot;, &quot;parse-names&quot;: false, &quot;non-dropping-particle&quot;: &quot;&quot;, &quot;family&quot;: &quot;Aiden&quot;, &quot;suffix&quot;: &quot;&quot;, &quot;given&quot;: &quot;Erez Lieberman&quot;}], &quot;PMID&quot;: &quot;25497547&quot;, &quot;ISBN&quot;: &quot;1097-4172 (Electronic)\\r0092-8674 (Linking)&quot;, &quot;type&quot;: &quot;article-journal&quot;, &quot;container-title&quot;: &quot;Cell&quot;, &quot;title&quot;: &quot;A 3D map of the human genome at kilobase resolution reveals principles of chromatin looping&quot;, &quot;issue&quot;: &quot;7&quot;}, &quot;uris&quot;: [&quot;http://www.mendeley.com/documents/?uuid=a78b2b04-fecd-4f99-b882-44aa12d0e73e&quot;], &quot;id&quot;: &quot;ITEM-1&quot;}], &quot;schema&quot;: &quot;https://github.com/citation-style-language/schema/raw/master/csl-citation.json&quot;, &quot;properties&quot;: {&quot;noteIndex&quot;: 0}, &quot;mendeley&quot;: {&quot;previouslyFormattedCitation&quot;: &quot;(Rao et al., 2014)&quot;, &quot;formattedCitation&quot;: &quot;(Rao et al., 2014)&quot;, &quot;plainTextFormattedCitation&quot;: &quot;(Rao et al., 2014)&quot;}} RNDGPhJVBpvpQ"/><text:span text:style-name="T15">(Rao et al., 2014)</text:span><text:reference-mark-end text:name="ADDIN CSL_CITATION {&quot;citationItems&quot;: [{&quot;itemData&quot;: {&quot;DOI&quot;: &quot;10.1016/j.cell.2014.11.021&quot;, &quot;volume&quot;: &quot;159&quot;, &quot;ISSN&quot;: &quot;10974172&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d&quot;: {&quot;date-parts&quot;: [[&quot;2014&quot;]]}, &quot;publisher&quot;: &quot;Elsevier Inc.&quot;, &quot;page&quot;: &quot;1665-1680&quot;, &quot;id&quot;: &quot;ITEM-1&quot;, &quot;author&quot;: [{&quot;dropping-particle&quot;: &quot;&quot;, &quot;parse-names&quot;: false, &quot;non-dropping-particle&quot;: &quot;&quot;, &quot;family&quot;: &quot;Rao&quot;, &quot;suffix&quot;: &quot;&quot;, &quot;given&quot;: &quot;Suhas S P&quot;}, {&quot;dropping-particle&quot;: &quot;&quot;, &quot;parse-names&quot;: false, &quot;non-dropping-particle&quot;: &quot;&quot;, &quot;family&quot;: &quot;Huntley&quot;, &quot;suffix&quot;: &quot;&quot;, &quot;given&quot;: &quot;Miriam H.&quot;}, {&quot;dropping-particle&quot;: &quot;&quot;, &quot;parse-names&quot;: false, &quot;non-dropping-particle&quot;: &quot;&quot;, &quot;family&quot;: &quot;Durand&quot;, &quot;suffix&quot;: &quot;&quot;, &quot;given&quot;: &quot;Neva C.&quot;}, {&quot;dropping-particle&quot;: &quot;&quot;, &quot;parse-names&quot;: false, &quot;non-dropping-particle&quot;: &quot;&quot;, &quot;family&quot;: &quot;Stamenova&quot;, &quot;suffix&quot;: &quot;&quot;, &quot;given&quot;: &quot;Elena K.&quot;}, {&quot;dropping-particle&quot;: &quot;&quot;, &quot;parse-names&quot;: false, &quot;non-dropping-particle&quot;: &quot;&quot;, &quot;family&quot;: &quot;Bochkov&quot;, &quot;suffix&quot;: &quot;&quot;, &quot;given&quot;: &quot;Ivan D.&quot;}, {&quot;dropping-particle&quot;: &quot;&quot;, &quot;parse-names&quot;: false, &quot;non-dropping-particle&quot;: &quot;&quot;, &quot;family&quot;: &quot;Robinson&quot;, &quot;suffix&quot;: &quot;&quot;, &quot;given&quot;: &quot;James T.&quot;}, {&quot;dropping-particle&quot;: &quot;&quot;, &quot;parse-names&quot;: false, &quot;non-dropping-particle&quot;: &quot;&quot;, &quot;family&quot;: &quot;Sanborn&quot;, &quot;suffix&quot;: &quot;&quot;, &quot;given&quot;: &quot;Adrian L.&quot;}, {&quot;dropping-particle&quot;: &quot;&quot;, &quot;parse-names&quot;: false, &quot;non-dropping-particle&quot;: &quot;&quot;, &quot;family&quot;: &quot;Machol&quot;, &quot;suffix&quot;: &quot;&quot;, &quot;given&quot;: &quot;Ido&quot;}, {&quot;dropping-particle&quot;: &quot;&quot;, &quot;parse-names&quot;: false, &quot;non-dropping-particle&quot;: &quot;&quot;, &quot;family&quot;: &quot;Omer&quot;, &quot;suffix&quot;: &quot;&quot;, &quot;given&quot;: &quot;Arina D.&quot;}, {&quot;dropping-particle&quot;: &quot;&quot;, &quot;parse-names&quot;: false, &quot;non-dropping-particle&quot;: &quot;&quot;, &quot;family&quot;: &quot;Lander&quot;, &quot;suffix&quot;: &quot;&quot;, &quot;given&quot;: &quot;Eric S.&quot;}, {&quot;dropping-particle&quot;: &quot;&quot;, &quot;parse-names&quot;: false, &quot;non-dropping-particle&quot;: &quot;&quot;, &quot;family&quot;: &quot;Aiden&quot;, &quot;suffix&quot;: &quot;&quot;, &quot;given&quot;: &quot;Erez Lieberman&quot;}], &quot;PMID&quot;: &quot;25497547&quot;, &quot;ISBN&quot;: &quot;1097-4172 (Electronic)\\r0092-8674 (Linking)&quot;, &quot;type&quot;: &quot;article-journal&quot;, &quot;container-title&quot;: &quot;Cell&quot;, &quot;title&quot;: &quot;A 3D map of the human genome at kilobase resolution reveals principles of chromatin looping&quot;, &quot;issue&quot;: &quot;7&quot;}, &quot;uris&quot;: [&quot;http://www.mendeley.com/documents/?uuid=a78b2b04-fecd-4f99-b882-44aa12d0e73e&quot;], &quot;id&quot;: &quot;ITEM-1&quot;}], &quot;schema&quot;: &quot;https://github.com/citation-style-language/schema/raw/master/csl-citation.json&quot;, &quot;properties&quot;: {&quot;noteIndex&quot;: 0}, &quot;mendeley&quot;: {&quot;previouslyFormattedCitation&quot;: &quot;(Rao et al., 2014)&quot;, &quot;formattedCitation&quot;: &quot;(Rao et al., 2014)&quot;, &quot;plainTextFormattedCitation&quot;: &quot;(Rao et al., 2014)&quot;}} RNDGPhJVBpvpQ"/>⁠. Such chromatin loops are often found at TAD boundaries <text:reference-mark-start text:name="ADDIN CSL_CITATION {&quot;citationItems&quot;: [{&quot;itemData&quot;: {&quot;DOI&quot;: &quot;10.1016/j.cell.2014.11.021&quot;, &quot;volume&quot;: &quot;159&quot;, &quot;ISSN&quot;: &quot;10974172&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d&quot;: {&quot;date-parts&quot;: [[&quot;2014&quot;]]}, &quot;publisher&quot;: &quot;Elsevier Inc.&quot;, &quot;page&quot;: &quot;1665-1680&quot;, &quot;id&quot;: &quot;ITEM-1&quot;, &quot;author&quot;: [{&quot;dropping-particle&quot;: &quot;&quot;, &quot;parse-names&quot;: false, &quot;non-dropping-particle&quot;: &quot;&quot;, &quot;family&quot;: &quot;Rao&quot;, &quot;suffix&quot;: &quot;&quot;, &quot;given&quot;: &quot;Suhas S P&quot;}, {&quot;dropping-particle&quot;: &quot;&quot;, &quot;parse-names&quot;: false, &quot;non-dropping-particle&quot;: &quot;&quot;, &quot;family&quot;: &quot;Huntley&quot;, &quot;suffix&quot;: &quot;&quot;, &quot;given&quot;: &quot;Miriam H.&quot;}, {&quot;dropping-particle&quot;: &quot;&quot;, &quot;parse-names&quot;: false, &quot;non-dropping-particle&quot;: &quot;&quot;, &quot;family&quot;: &quot;Durand&quot;, &quot;suffix&quot;: &quot;&quot;, &quot;given&quot;: &quot;Neva C.&quot;}, {&quot;dropping-particle&quot;: &quot;&quot;, &quot;parse-names&quot;: false, &quot;non-dropping-particle&quot;: &quot;&quot;, &quot;family&quot;: &quot;Stamenova&quot;, &quot;suffix&quot;: &quot;&quot;, &quot;given&quot;: &quot;Elena K.&quot;}, {&quot;dropping-particle&quot;: &quot;&quot;, &quot;parse-names&quot;: false, &quot;non-dropping-particle&quot;: &quot;&quot;, &quot;family&quot;: &quot;Bochkov&quot;, &quot;suffix&quot;: &quot;&quot;, &quot;given&quot;: &quot;Ivan D.&quot;}, {&quot;dropping-particle&quot;: &quot;&quot;, &quot;parse-names&quot;: false, &quot;non-dropping-particle&quot;: &quot;&quot;, &quot;family&quot;: &quot;Robinson&quot;, &quot;suffix&quot;: &quot;&quot;, &quot;given&quot;: &quot;James T.&quot;}, {&quot;dropping-particle&quot;: &quot;&quot;, &quot;parse-names&quot;: false, &quot;non-dropping-particle&quot;: &quot;&quot;, &quot;family&quot;: &quot;Sanborn&quot;, &quot;suffix&quot;: &quot;&quot;, &quot;given&quot;: &quot;Adrian L.&quot;}, {&quot;dropping-particle&quot;: &quot;&quot;, &quot;parse-names&quot;: false, &quot;non-dropping-particle&quot;: &quot;&quot;, &quot;family&quot;: &quot;Machol&quot;, &quot;suffix&quot;: &quot;&quot;, &quot;given&quot;: &quot;Ido&quot;}, {&quot;dropping-particle&quot;: &quot;&quot;, &quot;parse-names&quot;: false, &quot;non-dropping-particle&quot;: &quot;&quot;, &quot;family&quot;: &quot;Omer&quot;, &quot;suffix&quot;: &quot;&quot;, &quot;given&quot;: &quot;Arina D.&quot;}, {&quot;dropping-particle&quot;: &quot;&quot;, &quot;parse-names&quot;: false, &quot;non-dropping-particle&quot;: &quot;&quot;, &quot;family&quot;: &quot;Lander&quot;, &quot;suffix&quot;: &quot;&quot;, &quot;given&quot;: &quot;Eric S.&quot;}, {&quot;dropping-particle&quot;: &quot;&quot;, &quot;parse-names&quot;: false, &quot;non-dropping-particle&quot;: &quot;&quot;, &quot;family&quot;: &quot;Aiden&quot;, &quot;suffix&quot;: &quot;&quot;, &quot;given&quot;: &quot;Erez Lieberman&quot;}], &quot;PMID&quot;: &quot;25497547&quot;, &quot;ISBN&quot;: &quot;1097-4172 (Electronic)\\r0092-8674 (Linking)&quot;, &quot;type&quot;: &quot;article-journal&quot;, &quot;container-title&quot;: &quot;Cell&quot;, &quot;title&quot;: &quot;A 3D map of the human genome at kilobase resolution reveals principles of chromatin looping&quot;, &quot;issue&quot;: &quot;7&quot;}, &quot;uris&quot;: [&quot;http://www.mendeley.com/documents/?uuid=a78b2b04-fecd-4f99-b882-44aa12d0e73e&quot;], &quot;id&quot;: &quot;ITEM-1&quot;}], &quot;schema&quot;: &quot;https://github.com/citation-style-language/schema/raw/master/csl-citation.json&quot;, &quot;properties&quot;: {&quot;noteIndex&quot;: 0}, &quot;mendeley&quot;: {&quot;previouslyFormattedCitation&quot;: &quot;(Rao et al., 2014)&quot;, &quot;formattedCitation&quot;: &quot;(Rao et al., 2014)&quot;, &quot;plainTextFormattedCitation&quot;: &quot;(Rao et al., 2014)&quot;}} RNDQPgAGTqYJJ"/><text:span text:style-name="T15">(Rao et al., 2014)</text:span><text:reference-mark-end text:name="ADDIN CSL_CITATION {&quot;citationItems&quot;: [{&quot;itemData&quot;: {&quot;DOI&quot;: &quot;10.1016/j.cell.2014.11.021&quot;, &quot;volume&quot;: &quot;159&quot;, &quot;ISSN&quot;: &quot;10974172&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d&quot;: {&quot;date-parts&quot;: [[&quot;2014&quot;]]}, &quot;publisher&quot;: &quot;Elsevier Inc.&quot;, &quot;page&quot;: &quot;1665-1680&quot;, &quot;id&quot;: &quot;ITEM-1&quot;, &quot;author&quot;: [{&quot;dropping-particle&quot;: &quot;&quot;, &quot;parse-names&quot;: false, &quot;non-dropping-particle&quot;: &quot;&quot;, &quot;family&quot;: &quot;Rao&quot;, &quot;suffix&quot;: &quot;&quot;, &quot;given&quot;: &quot;Suhas S P&quot;}, {&quot;dropping-particle&quot;: &quot;&quot;, &quot;parse-names&quot;: false, &quot;non-dropping-particle&quot;: &quot;&quot;, &quot;family&quot;: &quot;Huntley&quot;, &quot;suffix&quot;: &quot;&quot;, &quot;given&quot;: &quot;Miriam H.&quot;}, {&quot;dropping-particle&quot;: &quot;&quot;, &quot;parse-names&quot;: false, &quot;non-dropping-particle&quot;: &quot;&quot;, &quot;family&quot;: &quot;Durand&quot;, &quot;suffix&quot;: &quot;&quot;, &quot;given&quot;: &quot;Neva C.&quot;}, {&quot;dropping-particle&quot;: &quot;&quot;, &quot;parse-names&quot;: false, &quot;non-dropping-particle&quot;: &quot;&quot;, &quot;family&quot;: &quot;Stamenova&quot;, &quot;suffix&quot;: &quot;&quot;, &quot;given&quot;: &quot;Elena K.&quot;}, {&quot;dropping-particle&quot;: &quot;&quot;, &quot;parse-names&quot;: false, &quot;non-dropping-particle&quot;: &quot;&quot;, &quot;family&quot;: &quot;Bochkov&quot;, &quot;suffix&quot;: &quot;&quot;, &quot;given&quot;: &quot;Ivan D.&quot;}, {&quot;dropping-particle&quot;: &quot;&quot;, &quot;parse-names&quot;: false, &quot;non-dropping-particle&quot;: &quot;&quot;, &quot;family&quot;: &quot;Robinson&quot;, &quot;suffix&quot;: &quot;&quot;, &quot;given&quot;: &quot;James T.&quot;}, {&quot;dropping-particle&quot;: &quot;&quot;, &quot;parse-names&quot;: false, &quot;non-dropping-particle&quot;: &quot;&quot;, &quot;family&quot;: &quot;Sanborn&quot;, &quot;suffix&quot;: &quot;&quot;, &quot;given&quot;: &quot;Adrian L.&quot;}, {&quot;dropping-particle&quot;: &quot;&quot;, &quot;parse-names&quot;: false, &quot;non-dropping-particle&quot;: &quot;&quot;, &quot;family&quot;: &quot;Machol&quot;, &quot;suffix&quot;: &quot;&quot;, &quot;given&quot;: &quot;Ido&quot;}, {&quot;dropping-particle&quot;: &quot;&quot;, &quot;parse-names&quot;: false, &quot;non-dropping-particle&quot;: &quot;&quot;, &quot;family&quot;: &quot;Omer&quot;, &quot;suffix&quot;: &quot;&quot;, &quot;given&quot;: &quot;Arina D.&quot;}, {&quot;dropping-particle&quot;: &quot;&quot;, &quot;parse-names&quot;: false, &quot;non-dropping-particle&quot;: &quot;&quot;, &quot;family&quot;: &quot;Lander&quot;, &quot;suffix&quot;: &quot;&quot;, &quot;given&quot;: &quot;Eric S.&quot;}, {&quot;dropping-particle&quot;: &quot;&quot;, &quot;parse-names&quot;: false, &quot;non-dropping-particle&quot;: &quot;&quot;, &quot;family&quot;: &quot;Aiden&quot;, &quot;suffix&quot;: &quot;&quot;, &quot;given&quot;: &quot;Erez Lieberman&quot;}], &quot;PMID&quot;: &quot;25497547&quot;, &quot;ISBN&quot;: &quot;1097-4172 (Electronic)\\r0092-8674 (Linking)&quot;, &quot;type&quot;: &quot;article-journal&quot;, &quot;container-title&quot;: &quot;Cell&quot;, &quot;title&quot;: &quot;A 3D map of the human genome at kilobase resolution reveals principles of chromatin looping&quot;, &quot;issue&quot;: &quot;7&quot;}, &quot;uris&quot;: [&quot;http://www.mendeley.com/documents/?uuid=a78b2b04-fecd-4f99-b882-44aa12d0e73e&quot;], &quot;id&quot;: &quot;ITEM-1&quot;}], &quot;schema&quot;: &quot;https://github.com/citation-style-language/schema/raw/master/csl-citation.json&quot;, &quot;properties&quot;: {&quot;noteIndex&quot;: 0}, &quot;mendeley&quot;: {&quot;previouslyFormattedCitation&quot;: &quot;(Rao et al., 2014)&quot;, &quot;formattedCitation&quot;: &quot;(Rao et al., 2014)&quot;, &quot;plainTextFormattedCitation&quot;: &quot;(Rao et al., 2014)&quot;}} RNDQPgAGTqYJJ"/>⁠. They are enriched in binding sites of architectural proteins, including CTCF and cohesin <text:reference-mark-start text:name="ADDIN CSL_CITATION {&quot;citationItems&quot;: [{&quot;itemData&quot;: {&quot;DOI&quot;: &quot;10.1038/nature13986&quot;, &quot;volume&quot;: &quot;515&quot;, &quot;ISSN&quot;: &quot;0028-0836&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ued&quot;: {&quot;date-parts&quot;: [[&quot;2014&quot;]]}, &quot;page&quot;: &quot;402-405&quot;, &quot;id&quot;: &quot;ITEM-1&quot;, &quot;author&quot;: [{&quot;dropping-particle&quot;: &quot;&quot;, &quot;parse-names&quot;: false, &quot;non-dropping-particle&quot;: &quot;&quot;, &quot;family&quot;: &quot;Pope&quot;, &quot;suffix&quot;: &quot;&quot;, &quot;given&quot;: &quot;Benjamin D.&quot;}, {&quot;dropping-particle&quot;: &quot;&quot;, &quot;parse-names&quot;: false, &quot;non-dropping-particle&quot;: &quot;&quot;, &quot;family&quot;: &quot;Ryba&quot;, &quot;suffix&quot;: &quot;&quot;, &quot;given&quot;: &quot;Tyrone&quot;}, {&quot;dropping-particle&quot;: &quot;&quot;, &quot;parse-names&quot;: false, &quot;non-dropping-particle&quot;: &quot;&quot;, &quot;family&quot;: &quot;Dileep&quot;, &quot;suffix&quot;: &quot;&quot;, &quot;given&quot;: &quot;Vishnu&quot;}, {&quot;dropping-particle&quot;: &quot;&quot;, &quot;parse-names&quot;: false, &quot;non-dropping-particle&quot;: &quot;&quot;, &quot;family&quot;: &quot;Yue&quot;, &quot;suffix&quot;: &quot;&quot;, &quot;given&quot;: &quot;Feng&quot;}, {&quot;dropping-particle&quot;: &quot;&quot;, &quot;parse-names&quot;: false, &quot;non-dropping-particle&quot;: &quot;&quot;, &quot;family&quot;: &quot;Wu&quot;, &quot;suffix&quot;: &quot;&quot;, &quot;given&quot;: &quot;Weisheng&quot;}, {&quot;dropping-particle&quot;: &quot;&quot;, &quot;parse-names&quot;: false, &quot;non-dropping-particle&quot;: &quot;&quot;, &quot;family&quot;: &quot;Denas&quot;, &quot;suffix&quot;: &quot;&quot;, &quot;given&quot;: &quot;Olgert&quot;}, {&quot;dropping-particle&quot;: &quot;&quot;, &quot;parse-names&quot;: false, &quot;non-dropping-particle&quot;: &quot;&quot;, &quot;family&quot;: &quot;Vera&quot;, &quot;suffix&quot;: &quot;&quot;, &quot;given&quot;: &quot;Daniel L.&quot;}, {&quot;dropping-particle&quot;: &quot;&quot;, &quot;parse-names&quot;: false, &quot;non-dropping-particle&quot;: &quot;&quot;, &quot;family&quot;: &quot;Wang&quot;, &quot;suffix&quot;: &quot;&quot;, &quot;given&quot;: &quot;Yanli&quot;}, {&quot;dropping-particle&quot;: &quot;&quot;, &quot;parse-names&quot;: false, &quot;non-dropping-particle&quot;: &quot;&quot;, &quot;family&quot;: &quot;Hansen&quot;, &quot;suffix&quot;: &quot;&quot;, &quot;given&quot;: &quot;R. Scott&quot;}, {&quot;dropping-particle&quot;: &quot;&quot;, &quot;parse-names&quot;: false, &quot;non-dropping-particle&quot;: &quot;&quot;, &quot;family&quot;: &quot;Canfield&quot;, &quot;suffix&quot;: &quot;&quot;, &quot;given&quot;: &quot;Theresa K.&quot;}, {&quot;dropping-particle&quot;: &quot;&quot;, &quot;parse-names&quot;: false, &quot;non-dropping-particle&quot;: &quot;&quot;, &quot;family&quot;: &quot;Thurman&quot;, &quot;suffix&quot;: &quot;&quot;, &quot;given&quot;: &quot;Robert E.&quot;}, {&quot;dropping-particle&quot;: &quot;&quot;, &quot;parse-names&quot;: false, &quot;non-dropping-particle&quot;: &quot;&quot;, &quot;family&quot;: &quot;Cheng&quot;, &quot;suffix&quot;: &quot;&quot;, &quot;given&quot;: &quot;Yong&quot;}, {&quot;dropping-particle&quot;: &quot;&quot;, &quot;parse-names&quot;: false, &quot;non-dropping-particle&quot;: &quot;&quot;, &quot;family&quot;: &quot;G\u00fclsoy&quot;, &quot;suffix&quot;: &quot;&quot;, &quot;given&quot;: &quot;G\u00fcnhan&quot;}, {&quot;dropping-particle&quot;: &quot;&quot;, &quot;parse-names&quot;: false, &quot;non-dropping-particle&quot;: &quot;&quot;, &quot;family&quot;: &quot;Dennis&quot;, &quot;suffix&quot;: &quot;&quot;, &quot;given&quot;: &quot;Jonathan H.&quot;}, {&quot;dropping-particle&quot;: &quot;&quot;, &quot;parse-names&quot;: false, &quot;non-dropping-particle&quot;: &quot;&quot;, &quot;family&quot;: &quot;Snyder&quot;, &quot;suffix&quot;: &quot;&quot;, &quot;given&quot;: &quot;Michael P.&quot;}, {&quot;dropping-particle&quot;: &quot;&quot;, &quot;parse-names&quot;: false, &quot;non-dropping-particle&quot;: &quot;&quot;, &quot;family&quot;: &quot;Stamatoyannopoulos&quot;, &quot;suffix&quot;: &quot;&quot;, &quot;given&quot;: &quot;John A.&quot;}, {&quot;dropping-particle&quot;: &quot;&quot;, &quot;parse-names&quot;: false, &quot;non-dropping-particle&quot;: &quot;&quot;, &quot;family&quot;: &quot;Taylor&quot;, &quot;suffix&quot;: &quot;&quot;, &quot;given&quot;: &quot;James&quot;}, {&quot;dropping-particle&quot;: &quot;&quot;, &quot;parse-names&quot;: false, &quot;non-dropping-particle&quot;: &quot;&quot;, &quot;family&quot;: &quot;Hardison&quot;, &quot;suffix&quot;: &quot;&quot;, &quot;given&quot;: &quot;Ross C.&quot;}, {&quot;dropping-particle&quot;: &quot;&quot;, &quot;parse-names&quot;: false, &quot;non-dropping-particle&quot;: &quot;&quot;, &quot;family&quot;: &quot;Kahveci&quot;, &quot;suffix&quot;: &quot;&quot;, &quot;given&quot;: &quot;Tamer&quot;}, {&quot;dropping-particle&quot;: &quot;&quot;, &quot;parse-names&quot;: false, &quot;non-dropping-particle&quot;: &quot;&quot;, &quot;family&quot;: &quot;Ren&quot;, &quot;suffix&quot;: &quot;&quot;, &quot;given&quot;: &quot;Bing&quot;}, {&quot;dropping-particle&quot;: &quot;&quot;, &quot;parse-names&quot;: false, &quot;non-dropping-particle&quot;: &quot;&quot;, &quot;family&quot;: &quot;Gilbert&quot;, &quot;suffix&quot;: &quot;&quot;, &quot;given&quot;: &quot;David M.&quot;}], &quot;PMID&quot;: &quot;25409831&quot;, &quot;ISBN&quot;: &quot;1476-4687 (Electronic)\\r0028-0836 (Linking)&quot;, &quot;type&quot;: &quot;article-journal&quot;, &quot;container-title&quot;: &quot;Nature&quot;, &quot;title&quot;: &quot;Topologically associating domains are stable units of replication-timing regulation&quot;, &quot;issue&quot;: &quot;7527&quot;}, &quot;uris&quot;: [&quot;http://www.mendeley.com/documents/?uuid=e0d87c6b-6958-4290-b88c-3444df4208e0&quot;], &quot;id&quot;: &quot;ITEM-1&quot;}], &quot;schema&quot;: &quot;https://github.com/citation-style-language/schema/raw/master/csl-citation.json&quot;, &quot;properties&quot;: {&quot;noteIndex&quot;: 0}, &quot;mendeley&quot;: {&quot;previouslyFormattedCitation&quot;: &quot;(Pope et al., 2014)&quot;, &quot;formattedCitation&quot;: &quot;(Pope et al., 2014)&quot;, &quot;plainTextFormattedCitation&quot;: &quot;(Pope et al., 2014)&quot;}} RNDSqod7pWJWg"/><text:span text:style-name="T15">(Pope et al., 2014)</text:span><text:reference-mark-end text:name="ADDIN CSL_CITATION {&quot;citationItems&quot;: [{&quot;itemData&quot;: {&quot;DOI&quot;: &quot;10.1038/nature13986&quot;, &quot;volume&quot;: &quot;515&quot;, &quot;ISSN&quot;: &quot;0028-0836&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ued&quot;: {&quot;date-parts&quot;: [[&quot;2014&quot;]]}, &quot;page&quot;: &quot;402-405&quot;, &quot;id&quot;: &quot;ITEM-1&quot;, &quot;author&quot;: [{&quot;dropping-particle&quot;: &quot;&quot;, &quot;parse-names&quot;: false, &quot;non-dropping-particle&quot;: &quot;&quot;, &quot;family&quot;: &quot;Pope&quot;, &quot;suffix&quot;: &quot;&quot;, &quot;given&quot;: &quot;Benjamin D.&quot;}, {&quot;dropping-particle&quot;: &quot;&quot;, &quot;parse-names&quot;: false, &quot;non-dropping-particle&quot;: &quot;&quot;, &quot;family&quot;: &quot;Ryba&quot;, &quot;suffix&quot;: &quot;&quot;, &quot;given&quot;: &quot;Tyrone&quot;}, {&quot;dropping-particle&quot;: &quot;&quot;, &quot;parse-names&quot;: false, &quot;non-dropping-particle&quot;: &quot;&quot;, &quot;family&quot;: &quot;Dileep&quot;, &quot;suffix&quot;: &quot;&quot;, &quot;given&quot;: &quot;Vishnu&quot;}, {&quot;dropping-particle&quot;: &quot;&quot;, &quot;parse-names&quot;: false, &quot;non-dropping-particle&quot;: &quot;&quot;, &quot;family&quot;: &quot;Yue&quot;, &quot;suffix&quot;: &quot;&quot;, &quot;given&quot;: &quot;Feng&quot;}, {&quot;dropping-particle&quot;: &quot;&quot;, &quot;parse-names&quot;: false, &quot;non-dropping-particle&quot;: &quot;&quot;, &quot;family&quot;: &quot;Wu&quot;, &quot;suffix&quot;: &quot;&quot;, &quot;given&quot;: &quot;Weisheng&quot;}, {&quot;dropping-particle&quot;: &quot;&quot;, &quot;parse-names&quot;: false, &quot;non-dropping-particle&quot;: &quot;&quot;, &quot;family&quot;: &quot;Denas&quot;, &quot;suffix&quot;: &quot;&quot;, &quot;given&quot;: &quot;Olgert&quot;}, {&quot;dropping-particle&quot;: &quot;&quot;, &quot;parse-names&quot;: false, &quot;non-dropping-particle&quot;: &quot;&quot;, &quot;family&quot;: &quot;Vera&quot;, &quot;suffix&quot;: &quot;&quot;, &quot;given&quot;: &quot;Daniel L.&quot;}, {&quot;dropping-particle&quot;: &quot;&quot;, &quot;parse-names&quot;: false, &quot;non-dropping-particle&quot;: &quot;&quot;, &quot;family&quot;: &quot;Wang&quot;, &quot;suffix&quot;: &quot;&quot;, &quot;given&quot;: &quot;Yanli&quot;}, {&quot;dropping-particle&quot;: &quot;&quot;, &quot;parse-names&quot;: false, &quot;non-dropping-particle&quot;: &quot;&quot;, &quot;family&quot;: &quot;Hansen&quot;, &quot;suffix&quot;: &quot;&quot;, &quot;given&quot;: &quot;R. Scott&quot;}, {&quot;dropping-particle&quot;: &quot;&quot;, &quot;parse-names&quot;: false, &quot;non-dropping-particle&quot;: &quot;&quot;, &quot;family&quot;: &quot;Canfield&quot;, &quot;suffix&quot;: &quot;&quot;, &quot;given&quot;: &quot;Theresa K.&quot;}, {&quot;dropping-particle&quot;: &quot;&quot;, &quot;parse-names&quot;: false, &quot;non-dropping-particle&quot;: &quot;&quot;, &quot;family&quot;: &quot;Thurman&quot;, &quot;suffix&quot;: &quot;&quot;, &quot;given&quot;: &quot;Robert E.&quot;}, {&quot;dropping-particle&quot;: &quot;&quot;, &quot;parse-names&quot;: false, &quot;non-dropping-particle&quot;: &quot;&quot;, &quot;family&quot;: &quot;Cheng&quot;, &quot;suffix&quot;: &quot;&quot;, &quot;given&quot;: &quot;Yong&quot;}, {&quot;dropping-particle&quot;: &quot;&quot;, &quot;parse-names&quot;: false, &quot;non-dropping-particle&quot;: &quot;&quot;, &quot;family&quot;: &quot;G\u00fclsoy&quot;, &quot;suffix&quot;: &quot;&quot;, &quot;given&quot;: &quot;G\u00fcnhan&quot;}, {&quot;dropping-particle&quot;: &quot;&quot;, &quot;parse-names&quot;: false, &quot;non-dropping-particle&quot;: &quot;&quot;, &quot;family&quot;: &quot;Dennis&quot;, &quot;suffix&quot;: &quot;&quot;, &quot;given&quot;: &quot;Jonathan H.&quot;}, {&quot;dropping-particle&quot;: &quot;&quot;, &quot;parse-names&quot;: false, &quot;non-dropping-particle&quot;: &quot;&quot;, &quot;family&quot;: &quot;Snyder&quot;, &quot;suffix&quot;: &quot;&quot;, &quot;given&quot;: &quot;Michael P.&quot;}, {&quot;dropping-particle&quot;: &quot;&quot;, &quot;parse-names&quot;: false, &quot;non-dropping-particle&quot;: &quot;&quot;, &quot;family&quot;: &quot;Stamatoyannopoulos&quot;, &quot;suffix&quot;: &quot;&quot;, &quot;given&quot;: &quot;John A.&quot;}, {&quot;dropping-particle&quot;: &quot;&quot;, &quot;parse-names&quot;: false, &quot;non-dropping-particle&quot;: &quot;&quot;, &quot;family&quot;: &quot;Taylor&quot;, &quot;suffix&quot;: &quot;&quot;, &quot;given&quot;: &quot;James&quot;}, {&quot;dropping-particle&quot;: &quot;&quot;, &quot;parse-names&quot;: false, &quot;non-dropping-particle&quot;: &quot;&quot;, &quot;family&quot;: &quot;Hardison&quot;, &quot;suffix&quot;: &quot;&quot;, &quot;given&quot;: &quot;Ross C.&quot;}, {&quot;dropping-particle&quot;: &quot;&quot;, &quot;parse-names&quot;: false, &quot;non-dropping-particle&quot;: &quot;&quot;, &quot;family&quot;: &quot;Kahveci&quot;, &quot;suffix&quot;: &quot;&quot;, &quot;given&quot;: &quot;Tamer&quot;}, {&quot;dropping-particle&quot;: &quot;&quot;, &quot;parse-names&quot;: false, &quot;non-dropping-particle&quot;: &quot;&quot;, &quot;family&quot;: &quot;Ren&quot;, &quot;suffix&quot;: &quot;&quot;, &quot;given&quot;: &quot;Bing&quot;}, {&quot;dropping-particle&quot;: &quot;&quot;, &quot;parse-names&quot;: false, &quot;non-dropping-particle&quot;: &quot;&quot;, &quot;family&quot;: &quot;Gilbert&quot;, &quot;suffix&quot;: &quot;&quot;, &quot;given&quot;: &quot;David M.&quot;}], &quot;PMID&quot;: &quot;25409831&quot;, &quot;ISBN&quot;: &quot;1476-4687 (Electronic)\\r0028-0836 (Linking)&quot;, &quot;type&quot;: &quot;article-journal&quot;, &quot;container-title&quot;: &quot;Nature&quot;, &quot;title&quot;: &quot;Topologically associating domains are stable units of replication-timing regulation&quot;, &quot;issue&quot;: &quot;7527&quot;}, &quot;uris&quot;: [&quot;http://www.mendeley.com/documents/?uuid=e0d87c6b-6958-4290-b88c-3444df4208e0&quot;], &quot;id&quot;: &quot;ITEM-1&quot;}], &quot;schema&quot;: &quot;https://github.com/citation-style-language/schema/raw/master/csl-citation.json&quot;, &quot;properties&quot;: {&quot;noteIndex&quot;: 0}, &quot;mendeley&quot;: {&quot;previouslyFormattedCitation&quot;: &quot;(Pope et al., 2014)&quot;, &quot;formattedCitation&quot;: &quot;(Pope et al., 2014)&quot;, &quot;plainTextFormattedCitation&quot;: &quot;(Pope et al., 2014)&quot;}} RNDSqod7pWJWg"/>⁠ which are both thought to function in the delimitation of TADs since the boundaries of TADs represent genomic insulators by preventing DNA-DNA interactions across domains. In addition to modulating regulatory interactions between genomic elements, TAD boundaries are also found to be gene-dense and are enriched in <text:s/>highly transcribed genes <text:reference-mark-start text:name="ADDIN CSL_CITATION {&quot;citationItems&quot;: [{&quot;itemData&quot;: {&quot;DOI&quot;: &quot;10.1038/nrg3663&quot;, &quot;volume&quot;: &quot;15&quot;, &quot;ISSN&quot;: &quot;1471-0056&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ued&quot;: {&quot;date-parts&quot;: [[&quot;2014&quot;]]}, &quot;publisher&quot;: &quot;Nature Publishing Group&quot;, &quot;page&quot;: &quot;234-246&quot;, &quot;id&quot;: &quot;ITEM-1&quot;, &quot;author&quot;: [{&quot;dropping-particle&quot;: &quot;&quot;, &quot;parse-names&quot;: false, &quot;non-dropping-particle&quot;: &quot;&quot;, &quot;family&quot;: &quot;Ong&quot;, &quot;suffix&quot;: &quot;&quot;, &quot;given&quot;: &quot;Chin-tong&quot;}, {&quot;dropping-particle&quot;: &quot;&quot;, &quot;parse-names&quot;: false, &quot;non-dropping-particle&quot;: &quot;&quot;, &quot;family&quot;: &quot;Corces&quot;, &quot;suffix&quot;: &quot;&quot;, &quot;given&quot;: &quot;Victor G&quot;}], &quot;PMID&quot;: &quot;24614316&quot;, &quot;ISBN&quot;: &quot;doi:10.1038/nrg3663&quot;, &quot;type&quot;: &quot;article-journal&quot;, &quot;container-title&quot;: &quot;Nature Publishing Group&quot;, &quot;title&quot;: &quot;CTCF : an architectural protein bridging genome topology and function&quot;, &quot;issue&quot;: &quot;4&quot;}, &quot;uris&quot;: [&quot;http://www.mendeley.com/documents/?uuid=702f5046-677b-4d4d-a278-5659628b4935&quot;], &quot;id&quot;: &quot;ITEM-1&quot;}], &quot;schema&quot;: &quot;https://github.com/citation-style-language/schema/raw/master/csl-citation.json&quot;, &quot;properties&quot;: {&quot;noteIndex&quot;: 0}, &quot;mendeley&quot;: {&quot;previouslyFormattedCitation&quot;: &quot;(Ong &amp; Corces, 2014)&quot;, &quot;formattedCitation&quot;: &quot;(Ong &amp; Corces, 2014)&quot;, &quot;plainTextFormattedCitation&quot;: &quot;(Ong &amp; Corces, 2014)&quot;}} RNDd4pt5dAeGW"/><text:span text:style-name="T15">(Ong &amp; Corces, 2014)</text:span><text:reference-mark-end text:name="ADDIN CSL_CITATION {&quot;citationItems&quot;: [{&quot;itemData&quot;: {&quot;DOI&quot;: &quot;10.1038/nrg3663&quot;, &quot;volume&quot;: &quot;15&quot;, &quot;ISSN&quot;: &quot;1471-0056&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ued&quot;: {&quot;date-parts&quot;: [[&quot;2014&quot;]]}, &quot;publisher&quot;: &quot;Nature Publishing Group&quot;, &quot;page&quot;: &quot;234-246&quot;, &quot;id&quot;: &quot;ITEM-1&quot;, &quot;author&quot;: [{&quot;dropping-particle&quot;: &quot;&quot;, &quot;parse-names&quot;: false, &quot;non-dropping-particle&quot;: &quot;&quot;, &quot;family&quot;: &quot;Ong&quot;, &quot;suffix&quot;: &quot;&quot;, &quot;given&quot;: &quot;Chin-tong&quot;}, {&quot;dropping-particle&quot;: &quot;&quot;, &quot;parse-names&quot;: false, &quot;non-dropping-particle&quot;: &quot;&quot;, &quot;family&quot;: &quot;Corces&quot;, &quot;suffix&quot;: &quot;&quot;, &quot;given&quot;: &quot;Victor G&quot;}], &quot;PMID&quot;: &quot;24614316&quot;, &quot;ISBN&quot;: &quot;doi:10.1038/nrg3663&quot;, &quot;type&quot;: &quot;article-journal&quot;, &quot;container-title&quot;: &quot;Nature Publishing Group&quot;, &quot;title&quot;: &quot;CTCF : an architectural protein bridging genome topology and function&quot;, &quot;issue&quot;: &quot;4&quot;}, &quot;uris&quot;: [&quot;http://www.mendeley.com/documents/?uuid=702f5046-677b-4d4d-a278-5659628b4935&quot;], &quot;id&quot;: &quot;ITEM-1&quot;}], &quot;schema&quot;: &quot;https://github.com/citation-style-language/schema/raw/master/csl-citation.json&quot;, &quot;properties&quot;: {&quot;noteIndex&quot;: 0}, &quot;mendeley&quot;: {&quot;previouslyFormattedCitation&quot;: &quot;(Ong &amp; Corces, 2014)&quot;, &quot;formattedCitation&quot;: &quot;(Ong &amp; Corces, 2014)&quot;, &quot;plainTextFormattedCitation&quot;: &quot;(Ong &amp; Corces, 2014)&quot;}} RNDd4pt5dAeGW"/>⁠. </text:p>
      <text:p text:style-name="P4"/>
      <text:p text:style-name="P1">A large proportion of the mammalian transcriptome does not code for proteins and to date, the number of known noncoding genes is more than 3 times that of protein-coding genes <text:reference-mark-start text:name="ADDIN CSL_CITATION {&quot;citationItems&quot;: [{&quot;itemData&quot;: {&quot;DOI&quot;: &quot;10.1038/ng.3192.The&quot;, &quot;volume&quot;: &quot;47&quot;, &quot;ISSN&quot;: &quot;1061-4036&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ued&quot;: {&quot;date-parts&quot;: [[&quot;2015&quot;]]}, &quot;page&quot;: &quot;199-208&quot;, &quot;id&quot;: &quot;ITEM-1&quot;, &quot;author&quot;: [{&quot;dropping-particle&quot;: &quot;&quot;, &quot;parse-names&quot;: false, &quot;non-dropping-particle&quot;: &quot;&quot;, &quot;family&quot;: &quot;Iyer&quot;, &quot;suffix&quot;: &quot;&quot;, &quot;given&quot;: &quot;Matthew K&quot;}, {&quot;dropping-particle&quot;: &quot;&quot;, &quot;parse-names&quot;: false, &quot;non-dropping-particle&quot;: &quot;&quot;, &quot;family&quot;: &quot;Niknafs&quot;, &quot;suffix&quot;: &quot;&quot;, &quot;given&quot;: &quot;Yashar S&quot;}, {&quot;dropping-particle&quot;: &quot;&quot;, &quot;parse-names&quot;: false, &quot;non-dropping-particle&quot;: &quot;&quot;, &quot;family&quot;: &quot;Malik&quot;, &quot;suffix&quot;: &quot;&quot;, &quot;given&quot;: &quot;Rohit&quot;}, {&quot;dropping-particle&quot;: &quot;&quot;, &quot;parse-names&quot;: false, &quot;non-dropping-particle&quot;: &quot;&quot;, &quot;family&quot;: &quot;Singhal&quot;, &quot;suffix&quot;: &quot;&quot;, &quot;given&quot;: &quot;Udit&quot;}, {&quot;dropping-particle&quot;: &quot;&quot;, &quot;parse-names&quot;: false, &quot;non-dropping-particle&quot;: &quot;&quot;, &quot;family&quot;: &quot;Sahu&quot;, &quot;suffix&quot;: &quot;&quot;, &quot;given&quot;: &quot;Anirban&quot;}, {&quot;dropping-particle&quot;: &quot;&quot;, &quot;parse-names&quot;: false, &quot;non-dropping-particle&quot;: &quot;&quot;, &quot;family&quot;: &quot;Hosono&quot;, &quot;suffix&quot;: &quot;&quot;, &quot;given&quot;: &quot;Yasuyuki&quot;}, {&quot;dropping-particle&quot;: &quot;&quot;, &quot;parse-names&quot;: false, &quot;non-dropping-particle&quot;: &quot;&quot;, &quot;family&quot;: &quot;Barrette&quot;, &quot;suffix&quot;: &quot;&quot;, &quot;given&quot;: &quot;Terrence R&quot;}, {&quot;dropping-particle&quot;: &quot;&quot;, &quot;parse-names&quot;: false, &quot;non-dropping-particle&quot;: &quot;&quot;, &quot;family&quot;: &quot;Presner&quot;, &quot;suffix&quot;: &quot;&quot;, &quot;given&quot;: &quot;John R.&quot;}, {&quot;dropping-particle&quot;: &quot;&quot;, &quot;parse-names&quot;: false, &quot;non-dropping-particle&quot;: &quot;&quot;, &quot;family&quot;: &quot;Evans&quot;, &quot;suffix&quot;: &quot;&quot;, &quot;given&quot;: &quot;Joseph R&quot;}, {&quot;dropping-particle&quot;: &quot;&quot;, &quot;parse-names&quot;: false, &quot;non-dropping-particle&quot;: &quot;&quot;, &quot;family&quot;: &quot;Zhao&quot;, &quot;suffix&quot;: &quot;&quot;, &quot;given&quot;: &quot;Shuang&quot;}, {&quot;dropping-particle&quot;: &quot;&quot;, &quot;parse-names&quot;: false, &quot;non-dropping-particle&quot;: &quot;&quot;, &quot;family&quot;: &quot;Poliakov&quot;, &quot;suffix&quot;: &quot;&quot;, &quot;given&quot;: &quot;Anton&quot;}, {&quot;dropping-particle&quot;: &quot;&quot;, &quot;parse-names&quot;: false, &quot;non-dropping-particle&quot;: &quot;&quot;, &quot;family&quot;: &quot;Cao&quot;, &quot;suffix&quot;: &quot;&quot;, &quot;given&quot;: &quot;Xuhong&quot;}, {&quot;dropping-particle&quot;: &quot;&quot;, &quot;parse-names&quot;: false, &quot;non-dropping-particle&quot;: &quot;&quot;, &quot;family&quot;: &quot;Dhanasekaran&quot;, &quot;suffix&quot;: &quot;&quot;, &quot;given&quot;: &quot;Saravana M&quot;}, {&quot;dropping-particle&quot;: &quot;&quot;, &quot;parse-names&quot;: false, &quot;non-dropping-particle&quot;: &quot;&quot;, &quot;family&quot;: &quot;Wu&quot;, &quot;suffix&quot;: &quot;&quot;, &quot;given&quot;: &quot;Yi-Mi&quot;}, {&quot;dropping-particle&quot;: &quot;&quot;, &quot;parse-names&quot;: false, &quot;non-dropping-particle&quot;: &quot;&quot;, &quot;family&quot;: &quot;Robinson&quot;, &quot;suffix&quot;: &quot;&quot;, &quot;given&quot;: &quot;Dan R&quot;}, {&quot;dropping-particle&quot;: &quot;&quot;, &quot;parse-names&quot;: false, &quot;non-dropping-particle&quot;: &quot;&quot;, &quot;family&quot;: &quot;Beer&quot;, &quot;suffix&quot;: &quot;&quot;, &quot;given&quot;: &quot;David G&quot;}, {&quot;dropping-particle&quot;: &quot;&quot;, &quot;parse-names&quot;: false, &quot;non-dropping-particle&quot;: &quot;&quot;, &quot;family&quot;: &quot;Feng&quot;, &quot;suffix&quot;: &quot;&quot;, &quot;given&quot;: &quot;Felix&quot;}, {&quot;dropping-particle&quot;: &quot;&quot;, &quot;parse-names&quot;: false, &quot;non-dropping-particle&quot;: &quot;&quot;, &quot;family&quot;: &quot;Iyer&quot;, &quot;suffix&quot;: &quot;&quot;, &quot;given&quot;: &quot;Hariharan K&quot;}, {&quot;dropping-particle&quot;: &quot;&quot;, &quot;parse-names&quot;: false, &quot;non-dropping-particle&quot;: &quot;&quot;, &quot;family&quot;: &quot;Chinnnaiyan&quot;, &quot;suffix&quot;: &quot;&quot;, &quot;given&quot;: &quot;Arul M.&quot;}], &quot;PMID&quot;: &quot;25599403&quot;, &quot;ISBN&quot;: &quot;1061-4036&quot;, &quot;type&quot;: &quot;article-journal&quot;, &quot;container-title&quot;: &quot;Nat Genet.&quot;, &quot;title&quot;: &quot;The Landscape of Long Noncoding RNAs in the Human Transcriptome&quot;, &quot;issue&quot;: &quot;3&quot;}, &quot;uris&quot;: [&quot;http://www.mendeley.com/documents/?uuid=de9c638c-ea34-4284-8149-148a813c8a2d&quot;], &quot;id&quot;: &quot;ITEM-1&quot;}], &quot;schema&quot;: &quot;https://github.com/citation-style-language/schema/raw/master/csl-citation.json&quot;, &quot;properties&quot;: {&quot;noteIndex&quot;: 0}, &quot;mendeley&quot;: {&quot;previouslyFormattedCitation&quot;: &quot;(Iyer et al., 2015)&quot;, &quot;formattedCitation&quot;: &quot;(Iyer et al., 2015)&quot;, &quot;plainTextFormattedCitation&quot;: &quot;(Iyer et al., 2015)&quot;}} RNDCwuFmu2mOD"/><text:span text:style-name="T15">(Iyer et al., 2015)</text:span><text:reference-mark-end text:name="ADDIN CSL_CITATION {&quot;citationItems&quot;: [{&quot;itemData&quot;: {&quot;DOI&quot;: &quot;10.1038/ng.3192.The&quot;, &quot;volume&quot;: &quot;47&quot;, &quot;ISSN&quot;: &quot;1061-4036&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ued&quot;: {&quot;date-parts&quot;: [[&quot;2015&quot;]]}, &quot;page&quot;: &quot;199-208&quot;, &quot;id&quot;: &quot;ITEM-1&quot;, &quot;author&quot;: [{&quot;dropping-particle&quot;: &quot;&quot;, &quot;parse-names&quot;: false, &quot;non-dropping-particle&quot;: &quot;&quot;, &quot;family&quot;: &quot;Iyer&quot;, &quot;suffix&quot;: &quot;&quot;, &quot;given&quot;: &quot;Matthew K&quot;}, {&quot;dropping-particle&quot;: &quot;&quot;, &quot;parse-names&quot;: false, &quot;non-dropping-particle&quot;: &quot;&quot;, &quot;family&quot;: &quot;Niknafs&quot;, &quot;suffix&quot;: &quot;&quot;, &quot;given&quot;: &quot;Yashar S&quot;}, {&quot;dropping-particle&quot;: &quot;&quot;, &quot;parse-names&quot;: false, &quot;non-dropping-particle&quot;: &quot;&quot;, &quot;family&quot;: &quot;Malik&quot;, &quot;suffix&quot;: &quot;&quot;, &quot;given&quot;: &quot;Rohit&quot;}, {&quot;dropping-particle&quot;: &quot;&quot;, &quot;parse-names&quot;: false, &quot;non-dropping-particle&quot;: &quot;&quot;, &quot;family&quot;: &quot;Singhal&quot;, &quot;suffix&quot;: &quot;&quot;, &quot;given&quot;: &quot;Udit&quot;}, {&quot;dropping-particle&quot;: &quot;&quot;, &quot;parse-names&quot;: false, &quot;non-dropping-particle&quot;: &quot;&quot;, &quot;family&quot;: &quot;Sahu&quot;, &quot;suffix&quot;: &quot;&quot;, &quot;given&quot;: &quot;Anirban&quot;}, {&quot;dropping-particle&quot;: &quot;&quot;, &quot;parse-names&quot;: false, &quot;non-dropping-particle&quot;: &quot;&quot;, &quot;family&quot;: &quot;Hosono&quot;, &quot;suffix&quot;: &quot;&quot;, &quot;given&quot;: &quot;Yasuyuki&quot;}, {&quot;dropping-particle&quot;: &quot;&quot;, &quot;parse-names&quot;: false, &quot;non-dropping-particle&quot;: &quot;&quot;, &quot;family&quot;: &quot;Barrette&quot;, &quot;suffix&quot;: &quot;&quot;, &quot;given&quot;: &quot;Terrence R&quot;}, {&quot;dropping-particle&quot;: &quot;&quot;, &quot;parse-names&quot;: false, &quot;non-dropping-particle&quot;: &quot;&quot;, &quot;family&quot;: &quot;Presner&quot;, &quot;suffix&quot;: &quot;&quot;, &quot;given&quot;: &quot;John R.&quot;}, {&quot;dropping-particle&quot;: &quot;&quot;, &quot;parse-names&quot;: false, &quot;non-dropping-particle&quot;: &quot;&quot;, &quot;family&quot;: &quot;Evans&quot;, &quot;suffix&quot;: &quot;&quot;, &quot;given&quot;: &quot;Joseph R&quot;}, {&quot;dropping-particle&quot;: &quot;&quot;, &quot;parse-names&quot;: false, &quot;non-dropping-particle&quot;: &quot;&quot;, &quot;family&quot;: &quot;Zhao&quot;, &quot;suffix&quot;: &quot;&quot;, &quot;given&quot;: &quot;Shuang&quot;}, {&quot;dropping-particle&quot;: &quot;&quot;, &quot;parse-names&quot;: false, &quot;non-dropping-particle&quot;: &quot;&quot;, &quot;family&quot;: &quot;Poliakov&quot;, &quot;suffix&quot;: &quot;&quot;, &quot;given&quot;: &quot;Anton&quot;}, {&quot;dropping-particle&quot;: &quot;&quot;, &quot;parse-names&quot;: false, &quot;non-dropping-particle&quot;: &quot;&quot;, &quot;family&quot;: &quot;Cao&quot;, &quot;suffix&quot;: &quot;&quot;, &quot;given&quot;: &quot;Xuhong&quot;}, {&quot;dropping-particle&quot;: &quot;&quot;, &quot;parse-names&quot;: false, &quot;non-dropping-particle&quot;: &quot;&quot;, &quot;family&quot;: &quot;Dhanasekaran&quot;, &quot;suffix&quot;: &quot;&quot;, &quot;given&quot;: &quot;Saravana M&quot;}, {&quot;dropping-particle&quot;: &quot;&quot;, &quot;parse-names&quot;: false, &quot;non-dropping-particle&quot;: &quot;&quot;, &quot;family&quot;: &quot;Wu&quot;, &quot;suffix&quot;: &quot;&quot;, &quot;given&quot;: &quot;Yi-Mi&quot;}, {&quot;dropping-particle&quot;: &quot;&quot;, &quot;parse-names&quot;: false, &quot;non-dropping-particle&quot;: &quot;&quot;, &quot;family&quot;: &quot;Robinson&quot;, &quot;suffix&quot;: &quot;&quot;, &quot;given&quot;: &quot;Dan R&quot;}, {&quot;dropping-particle&quot;: &quot;&quot;, &quot;parse-names&quot;: false, &quot;non-dropping-particle&quot;: &quot;&quot;, &quot;family&quot;: &quot;Beer&quot;, &quot;suffix&quot;: &quot;&quot;, &quot;given&quot;: &quot;David G&quot;}, {&quot;dropping-particle&quot;: &quot;&quot;, &quot;parse-names&quot;: false, &quot;non-dropping-particle&quot;: &quot;&quot;, &quot;family&quot;: &quot;Feng&quot;, &quot;suffix&quot;: &quot;&quot;, &quot;given&quot;: &quot;Felix&quot;}, {&quot;dropping-particle&quot;: &quot;&quot;, &quot;parse-names&quot;: false, &quot;non-dropping-particle&quot;: &quot;&quot;, &quot;family&quot;: &quot;Iyer&quot;, &quot;suffix&quot;: &quot;&quot;, &quot;given&quot;: &quot;Hariharan K&quot;}, {&quot;dropping-particle&quot;: &quot;&quot;, &quot;parse-names&quot;: false, &quot;non-dropping-particle&quot;: &quot;&quot;, &quot;family&quot;: &quot;Chinnnaiyan&quot;, &quot;suffix&quot;: &quot;&quot;, &quot;given&quot;: &quot;Arul M.&quot;}], &quot;PMID&quot;: &quot;25599403&quot;, &quot;ISBN&quot;: &quot;1061-4036&quot;, &quot;type&quot;: &quot;article-journal&quot;, &quot;container-title&quot;: &quot;Nat Genet.&quot;, &quot;title&quot;: &quot;The Landscape of Long Noncoding RNAs in the Human Transcriptome&quot;, &quot;issue&quot;: &quot;3&quot;}, &quot;uris&quot;: [&quot;http://www.mendeley.com/documents/?uuid=de9c638c-ea34-4284-8149-148a813c8a2d&quot;], &quot;id&quot;: &quot;ITEM-1&quot;}], &quot;schema&quot;: &quot;https://github.com/citation-style-language/schema/raw/master/csl-citation.json&quot;, &quot;properties&quot;: {&quot;noteIndex&quot;: 0}, &quot;mendeley&quot;: {&quot;previouslyFormattedCitation&quot;: &quot;(Iyer et al., 2015)&quot;, &quot;formattedCitation&quot;: &quot;(Iyer et al., 2015)&quot;, &quot;plainTextFormattedCitation&quot;: &quot;(Iyer et al., 2015)&quot;}} RNDCwuFmu2mOD"/>⁠. Among noncoding RNAs, long noncoding RNAs (&gt;200bp) that do not overlap protein-coding genes are the most abundant (long intergenic noncoding RNAs, lincRNAs). Functional roles of the characterized lincRNAs are diverse. They can for example act as decoys, occupying the active sites of enzymes to reduce their activity, or conversely recruit proteins to specific sequences in the genome to increase their activity locally <text:reference-mark-start text:name="ADDIN CSL_CITATION {&quot;citationItems&quot;: [{&quot;itemData&quot;: {&quot;DOI&quot;: &quot;10.1146/annurev-biochem-051410-092902&quot;, &quot;volume&quot;: &quot;81&quot;, &quot;ISSN&quot;: &quot;1545-4509&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issued&quot;: {&quot;date-parts&quot;: [[&quot;2012&quot;]]}, &quot;page&quot;: &quot;145-166&quot;, &quot;id&quot;: &quot;ITEM-1&quot;, &quot;author&quot;: [{&quot;dropping-particle&quot;: &quot;&quot;, &quot;parse-names&quot;: false, &quot;non-dropping-particle&quot;: &quot;&quot;, &quot;family&quot;: &quot;Rinn&quot;, &quot;suffix&quot;: &quot;&quot;, &quot;given&quot;: &quot;John L&quot;}, {&quot;dropping-particle&quot;: &quot;&quot;, &quot;parse-names&quot;: false, &quot;non-dropping-particle&quot;: &quot;&quot;, &quot;family&quot;: &quot;Chang&quot;, &quot;suffix&quot;: &quot;&quot;, &quot;given&quot;: &quot;Howard Y&quot;}], &quot;PMID&quot;: &quot;22663078&quot;, &quot;ISBN&quot;: &quot;1545-4509 (Electronic)\\r0066-4154 (Linking)&quot;, &quot;type&quot;: &quot;article-journal&quot;, &quot;container-title&quot;: &quot;Annual review of biochemistry&quot;, &quot;title&quot;: &quot;Genome regulation by long noncoding RNAs.&quot;}, &quot;uris&quot;: [&quot;http://www.mendeley.com/documents/?uuid=2029c568-33da-463e-bcc3-3d5ba980d7f7&quot;, &quot;http://www.mendeley.com/documents/?uuid=7c99ad0f-b68f-4a76-86d6-a75dc5e152ef&quot;], &quot;id&quot;: &quot;ITEM-1&quot;}], &quot;schema&quot;: &quot;https://github.com/citation-style-language/schema/raw/master/csl-citation.json&quot;, &quot;properties&quot;: {&quot;noteIndex&quot;: 0}, &quot;mendeley&quot;: {&quot;previouslyFormattedCitation&quot;: &quot;(Rinn &amp; Chang, 2012)&quot;, &quot;formattedCitation&quot;: &quot;(Rinn &amp; Chang, 2012)&quot;, &quot;plainTextFormattedCitation&quot;: &quot;(Rinn &amp; Chang, 2012)&quot;}} RNDG11f5rhUSA"/><text:span text:style-name="T15">(Rinn &amp; Chang, 2012)</text:span><text:reference-mark-end text:name="ADDIN CSL_CITATION {&quot;citationItems&quot;: [{&quot;itemData&quot;: {&quot;DOI&quot;: &quot;10.1146/annurev-biochem-051410-092902&quot;, &quot;volume&quot;: &quot;81&quot;, &quot;ISSN&quot;: &quot;1545-4509&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issued&quot;: {&quot;date-parts&quot;: [[&quot;2012&quot;]]}, &quot;page&quot;: &quot;145-166&quot;, &quot;id&quot;: &quot;ITEM-1&quot;, &quot;author&quot;: [{&quot;dropping-particle&quot;: &quot;&quot;, &quot;parse-names&quot;: false, &quot;non-dropping-particle&quot;: &quot;&quot;, &quot;family&quot;: &quot;Rinn&quot;, &quot;suffix&quot;: &quot;&quot;, &quot;given&quot;: &quot;John L&quot;}, {&quot;dropping-particle&quot;: &quot;&quot;, &quot;parse-names&quot;: false, &quot;non-dropping-particle&quot;: &quot;&quot;, &quot;family&quot;: &quot;Chang&quot;, &quot;suffix&quot;: &quot;&quot;, &quot;given&quot;: &quot;Howard Y&quot;}], &quot;PMID&quot;: &quot;22663078&quot;, &quot;ISBN&quot;: &quot;1545-4509 (Electronic)\\r0066-4154 (Linking)&quot;, &quot;type&quot;: &quot;article-journal&quot;, &quot;container-title&quot;: &quot;Annual review of biochemistry&quot;, &quot;title&quot;: &quot;Genome regulation by long noncoding RNAs.&quot;}, &quot;uris&quot;: [&quot;http://www.mendeley.com/documents/?uuid=2029c568-33da-463e-bcc3-3d5ba980d7f7&quot;, &quot;http://www.mendeley.com/documents/?uuid=7c99ad0f-b68f-4a76-86d6-a75dc5e152ef&quot;], &quot;id&quot;: &quot;ITEM-1&quot;}], &quot;schema&quot;: &quot;https://github.com/citation-style-language/schema/raw/master/csl-citation.json&quot;, &quot;properties&quot;: {&quot;noteIndex&quot;: 0}, &quot;mendeley&quot;: {&quot;previouslyFormattedCitation&quot;: &quot;(Rinn &amp; Chang, 2012)&quot;, &quot;formattedCitation&quot;: &quot;(Rinn &amp; Chang, 2012)&quot;, &quot;plainTextFormattedCitation&quot;: &quot;(Rinn &amp; Chang, 2012)&quot;}} RNDG11f5rhUSA"/>⁠. <text:s/>Enhancer associated lincRNAs (elincRNAs) are another functional class of lincRNAs whose promoter region is associated with enhancers.<text:tab/> Most active enhancers are transcribed <text:reference-mark-start text:name="ADDIN CSL_CITATION {&quot;citationItems&quot;: [{&quot;itemData&quot;: {&quot;DOI&quot;: &quot;10.1126/science.1259418&quot;, &quot;volume&quot;: &quot;347&quot;, &quot;ISSN&quot;: &quot;1095-9203&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issued&quot;: {&quot;date-parts&quot;: [[&quot;2015&quot;]]}, &quot;page&quot;: &quot;1010-4&quot;, &quot;id&quot;: &quot;ITEM-1&quot;, &quot;author&quot;: [{&quot;dropping-particle&quot;: &quot;&quot;, &quot;parse-names&quot;: false, &quot;non-dropping-particle&quot;: &quot;&quot;, &quot;family&quot;: &quot;Arner&quot;, &quot;suffix&quot;: &quot;&quot;, &quot;given&quot;: &quot;Erik&quot;}, {&quot;dropping-particle&quot;: &quot;&quot;, &quot;parse-names&quot;: false, &quot;non-dropping-particle&quot;: &quot;&quot;, &quot;family&quot;: &quot;Daub&quot;, &quot;suffix&quot;: &quot;&quot;, &quot;given&quot;: &quot;Carsten O&quot;}, {&quot;dropping-particle&quot;: &quot;&quot;, &quot;parse-names&quot;: false, &quot;non-dropping-particle&quot;: &quot;&quot;, &quot;family&quot;: &quot;Vitting-Seerup&quot;, &quot;suffix&quot;: &quot;&quot;, &quot;given&quot;: &quot;Kristoffer&quot;}, {&quot;dropping-particle&quot;: &quot;&quot;, &quot;parse-names&quot;: false, &quot;non-dropping-particle&quot;: &quot;&quot;, &quot;family&quot;: &quot;Andersson&quot;, &quot;suffix&quot;: &quot;&quot;, &quot;given&quot;: &quot;Robin&quot;}, {&quot;dropping-particle&quot;: &quot;&quot;, &quot;parse-names&quot;: false, &quot;non-dropping-particle&quot;: &quot;&quot;, &quot;family&quot;: &quot;Lilje&quot;, &quot;suffix&quot;: &quot;&quot;, &quot;given&quot;: &quot;Berit&quot;}, {&quot;dropping-particle&quot;: &quot;&quot;, &quot;parse-names&quot;: false, &quot;non-dropping-particle&quot;: &quot;&quot;, &quot;family&quot;: &quot;Drabl\u00f8s&quot;, &quot;suffix&quot;: &quot;&quot;, &quot;given&quot;: &quot;Finn&quot;}, {&quot;dropping-particle&quot;: &quot;&quot;, &quot;parse-names&quot;: false, &quot;non-dropping-particle&quot;: &quot;&quot;, &quot;family&quot;: &quot;Lennartsson&quot;, &quot;suffix&quot;: &quot;&quot;, &quot;given&quot;: &quot;Andreas&quot;}, {&quot;dropping-particle&quot;: &quot;&quot;, &quot;parse-names&quot;: false, &quot;non-dropping-particle&quot;: &quot;&quot;, &quot;family&quot;: &quot;R\u00f6nnerblad&quot;, &quot;suffix&quot;: &quot;&quot;, &quot;given&quot;: &quot;Michelle&quot;}, {&quot;dropping-particle&quot;: &quot;&quot;, &quot;parse-names&quot;: false, &quot;non-dropping-particle&quot;: &quot;&quot;, &quot;family&quot;: &quot;Hrydziuszko&quot;, &quot;suffix&quot;: &quot;&quot;, &quot;given&quot;: &quot;Olga&quot;}, {&quot;dropping-particle&quot;: &quot;&quot;, &quot;parse-names&quot;: false, &quot;non-dropping-particle&quot;: &quot;&quot;, &quot;family&quot;: &quot;Vitezic&quot;, &quot;suffix&quot;: &quot;&quot;, &quot;given&quot;: &quot;Morana&quot;}, {&quot;dropping-particle&quot;: &quot;&quot;, &quot;parse-names&quot;: false, &quot;non-dropping-particle&quot;: &quot;&quot;, &quot;family&quot;: &quot;Freeman&quot;, &quot;suffix&quot;: &quot;&quot;, &quot;given&quot;: &quot;Tom C&quot;}, {&quot;dropping-particle&quot;: &quot;&quot;, &quot;parse-names&quot;: false, &quot;non-dropping-particle&quot;: &quot;&quot;, &quot;family&quot;: &quot;Alhendi&quot;, &quot;suffix&quot;: &quot;&quot;, &quot;given&quot;: &quot;Ahmad M N&quot;}, {&quot;dropping-particle&quot;: &quot;&quot;, &quot;parse-names&quot;: false, &quot;non-dropping-particle&quot;: &quot;&quot;, &quot;family&quot;: &quot;Arner&quot;, &quot;suffix&quot;: &quot;&quot;, &quot;given&quot;: &quot;Peter&quot;}, {&quot;dropping-particle&quot;: &quot;&quot;, &quot;parse-names&quot;: false, &quot;non-dropping-particle&quot;: &quot;&quot;, &quot;family&quot;: &quot;Axton&quot;, &quot;suffix&quot;: &quot;&quot;, &quot;given&quot;: &quot;Richard&quot;}, {&quot;dropping-particle&quot;: &quot;&quot;, &quot;parse-names&quot;: false, &quot;non-dropping-particle&quot;: &quot;&quot;, &quot;family&quot;: &quot;Baillie&quot;, &quot;suffix&quot;: &quot;&quot;, &quot;given&quot;: &quot;J Kenneth&quot;}, {&quot;dropping-particle&quot;: &quot;&quot;, &quot;parse-names&quot;: false, &quot;non-dropping-particle&quot;: &quot;&quot;, &quot;family&quot;: &quot;Beckhouse&quot;, &quot;suffix&quot;: &quot;&quot;, &quot;given&quot;: &quot;Anthony&quot;}, {&quot;dropping-particle&quot;: &quot;&quot;, &quot;parse-names&quot;: false, &quot;non-dropping-particle&quot;: &quot;&quot;, &quot;family&quot;: &quot;Bodega&quot;, &quot;suffix&quot;: &quot;&quot;, &quot;given&quot;: &quot;Beatrice&quot;}, {&quot;dropping-particle&quot;: &quot;&quot;, &quot;parse-names&quot;: false, &quot;non-dropping-particle&quot;: &quot;&quot;, &quot;family&quot;: &quot;Briggs&quot;, &quot;suffix&quot;: &quot;&quot;, &quot;given&quot;: &quot;James&quot;}, {&quot;dropping-particle&quot;: &quot;&quot;, &quot;parse-names&quot;: false, &quot;non-dropping-particle&quot;: &quot;&quot;, &quot;family&quot;: &quot;Brombacher&quot;, &quot;suffix&quot;: &quot;&quot;, &quot;given&quot;: &quot;Frank&quot;}, {&quot;dropping-particle&quot;: &quot;&quot;, &quot;parse-names&quot;: false, &quot;non-dropping-particle&quot;: &quot;&quot;, &quot;family&quot;: &quot;Davis&quot;, &quot;suffix&quot;: &quot;&quot;, &quot;given&quot;: &quot;Margaret&quot;}, {&quot;dropping-particle&quot;: &quot;&quot;, &quot;parse-names&quot;: false, &quot;non-dropping-particle&quot;: &quot;&quot;, &quot;family&quot;: &quot;Detmar&quot;, &quot;suffix&quot;: &quot;&quot;, &quot;given&quot;: &quot;Michael&quot;}, {&quot;dropping-particle&quot;: &quot;&quot;, &quot;parse-names&quot;: false, &quot;non-dropping-particle&quot;: &quot;&quot;, &quot;family&quot;: &quot;Ehrlund&quot;, &quot;suffix&quot;: &quot;&quot;, &quot;given&quot;: &quot;Anna&quot;}, {&quot;dropping-particle&quot;: &quot;&quot;, &quot;parse-names&quot;: false, &quot;non-dropping-particle&quot;: &quot;&quot;, &quot;family&quot;: &quot;Endoh&quot;, &quot;suffix&quot;: &quot;&quot;, &quot;given&quot;: &quot;Mitsuhiro&quot;}, {&quot;dropping-particle&quot;: &quot;&quot;, &quot;parse-names&quot;: false, &quot;non-dropping-particle&quot;: &quot;&quot;, &quot;family&quot;: &quot;Eslami&quot;, &quot;suffix&quot;: &quot;&quot;, &quot;given&quot;: &quot;Afsaneh&quot;}, {&quot;dropping-particle&quot;: &quot;&quot;, &quot;parse-names&quot;: false, &quot;non-dropping-particle&quot;: &quot;&quot;, &quot;family&quot;: &quot;Fagiolini&quot;, &quot;suffix&quot;: &quot;&quot;, &quot;given&quot;: &quot;Michela&quot;}, {&quot;dropping-particle&quot;: &quot;&quot;, &quot;parse-names&quot;: false, &quot;non-dropping-particle&quot;: &quot;&quot;, &quot;family&quot;: &quot;Fairbairn&quot;, &quot;suffix&quot;: &quot;&quot;, &quot;given&quot;: &quot;Lynsey&quot;}, {&quot;dropping-particle&quot;: &quot;&quot;, &quot;parse-names&quot;: false, &quot;non-dropping-particle&quot;: &quot;&quot;, &quot;family&quot;: &quot;Faulkner&quot;, &quot;suffix&quot;: &quot;&quot;, &quot;given&quot;: &quot;Geoffrey J&quot;}, {&quot;dropping-particle&quot;: &quot;&quot;, &quot;parse-names&quot;: false, &quot;non-dropping-particle&quot;: &quot;&quot;, &quot;family&quot;: &quot;Ferrai&quot;, &quot;suffix&quot;: &quot;&quot;, &quot;given&quot;: &quot;Carmelo&quot;}, {&quot;dropping-particle&quot;: &quot;&quot;, &quot;parse-names&quot;: false, &quot;non-dropping-particle&quot;: &quot;&quot;, &quot;family&quot;: &quot;Fisher&quot;, &quot;suffix&quot;: &quot;&quot;, &quot;given&quot;: &quot;Malcolm E&quot;}, {&quot;dropping-particle&quot;: &quot;&quot;, &quot;parse-names&quot;: false, &quot;non-dropping-particle&quot;: &quot;&quot;, &quot;family&quot;: &quot;Forrester&quot;, &quot;suffix&quot;: &quot;&quot;, &quot;given&quot;: &quot;Lesley&quot;}, {&quot;dropping-particle&quot;: &quot;&quot;, &quot;parse-names&quot;: false, &quot;non-dropping-particle&quot;: &quot;&quot;, &quot;family&quot;: &quot;Goldowitz&quot;, &quot;suffix&quot;: &quot;&quot;, &quot;given&quot;: &quot;Daniel&quot;}, {&quot;dropping-particle&quot;: &quot;&quot;, &quot;parse-names&quot;: false, &quot;non-dropping-particle&quot;: &quot;&quot;, &quot;family&quot;: &quot;Guler&quot;, &quot;suffix&quot;: &quot;&quot;, &quot;given&quot;: &quot;Reto&quot;}, {&quot;dropping-particle&quot;: &quot;&quot;, &quot;parse-names&quot;: false, &quot;non-dropping-particle&quot;: &quot;&quot;, &quot;family&quot;: &quot;Ha&quot;, &quot;suffix&quot;: &quot;&quot;, &quot;given&quot;: &quot;Thomas&quot;}, {&quot;dropping-particle&quot;: &quot;&quot;, &quot;parse-names&quot;: false, &quot;non-dropping-particle&quot;: &quot;&quot;, &quot;family&quot;: &quot;Hara&quot;, &quot;suffix&quot;: &quot;&quot;, &quot;given&quot;: &quot;Mitsuko&quot;}, {&quot;dropping-particle&quot;: &quot;&quot;, &quot;parse-names&quot;: false, &quot;non-dropping-particle&quot;: &quot;&quot;, &quot;family&quot;: &quot;Herlyn&quot;, &quot;suffix&quot;: &quot;&quot;, &quot;given&quot;: &quot;Meenhard&quot;}, {&quot;dropping-particle&quot;: &quot;&quot;, &quot;parse-names&quot;: false, &quot;non-dropping-particle&quot;: &quot;&quot;, &quot;family&quot;: &quot;Ikawa&quot;, &quot;suffix&quot;: &quot;&quot;, &quot;given&quot;: &quot;Tomokatsu&quot;}, {&quot;dropping-particle&quot;: &quot;&quot;, &quot;parse-names&quot;: false, &quot;non-dropping-particle&quot;: &quot;&quot;, &quot;family&quot;: &quot;Kai&quot;, &quot;suffix&quot;: &quot;&quot;, &quot;given&quot;: &quot;Chieko&quot;}, {&quot;dropping-particle&quot;: &quot;&quot;, &quot;parse-names&quot;: false, &quot;non-dropping-particle&quot;: &quot;&quot;, &quot;family&quot;: &quot;Kawamoto&quot;, &quot;suffix&quot;: &quot;&quot;, &quot;given&quot;: &quot;Hiroshi&quot;}, {&quot;dropping-particle&quot;: &quot;&quot;, &quot;parse-names&quot;: false, &quot;non-dropping-particle&quot;: &quot;&quot;, &quot;family&quot;: &quot;Khachigian&quot;, &quot;suffix&quot;: &quot;&quot;, &quot;given&quot;: &quot;Levon M&quot;}, {&quot;dropping-particle&quot;: &quot;&quot;, &quot;parse-names&quot;: false, &quot;non-dropping-particle&quot;: &quot;&quot;, &quot;family&quot;: &quot;Klinken&quot;, &quot;suffix&quot;: &quot;&quot;, &quot;given&quot;: &quot;S Peter&quot;}, {&quot;dropping-particle&quot;: &quot;&quot;, &quot;parse-names&quot;: false, &quot;non-dropping-particle&quot;: &quot;&quot;, &quot;family&quot;: &quot;Kojima&quot;, &quot;suffix&quot;: &quot;&quot;, &quot;given&quot;: &quot;Soichi&quot;}, {&quot;dropping-particle&quot;: &quot;&quot;, &quot;parse-names&quot;: false, &quot;non-dropping-particle&quot;: &quot;&quot;, &quot;family&quot;: &quot;Koseki&quot;, &quot;suffix&quot;: &quot;&quot;, &quot;given&quot;: &quot;Haruhiko&quot;}, {&quot;dropping-particle&quot;: &quot;&quot;, &quot;parse-names&quot;: false, &quot;non-dropping-particle&quot;: &quot;&quot;, &quot;family&quot;: &quot;Klein&quot;, &quot;suffix&quot;: &quot;&quot;, &quot;given&quot;: &quot;Sarah&quot;}, {&quot;dropping-particle&quot;: &quot;&quot;, &quot;parse-names&quot;: false, &quot;non-dropping-particle&quot;: &quot;&quot;, &quot;family&quot;: &quot;Mejhert&quot;, &quot;suffix&quot;: &quot;&quot;, &quot;given&quot;: &quot;Niklas&quot;}, {&quot;dropping-particle&quot;: &quot;&quot;, &quot;parse-names&quot;: false, &quot;non-dropping-particle&quot;: &quot;&quot;, &quot;family&quot;: &quot;Miyaguchi&quot;, &quot;suffix&quot;: &quot;&quot;, &quot;given&quot;: &quot;Ken&quot;}, {&quot;dropping-particle&quot;: &quot;&quot;, &quot;parse-names&quot;: false, &quot;non-dropping-particle&quot;: &quot;&quot;, &quot;family&quot;: &quot;Mizuno&quot;, &quot;suffix&quot;: &quot;&quot;, &quot;given&quot;: &quot;Yosuke&quot;}, {&quot;dropping-particle&quot;: &quot;&quot;, &quot;parse-names&quot;: false, &quot;non-dropping-particle&quot;: &quot;&quot;, &quot;family&quot;: &quot;Morimoto&quot;, &quot;suffix&quot;: &quot;&quot;, &quot;given&quot;: &quot;Mitsuru&quot;}, {&quot;dropping-particle&quot;: &quot;&quot;, &quot;parse-names&quot;: false, &quot;non-dropping-particle&quot;: &quot;&quot;, &quot;family&quot;: &quot;Morris&quot;, &quot;suffix&quot;: &quot;&quot;, &quot;given&quot;: &quot;Kelly J&quot;}, {&quot;dropping-particle&quot;: &quot;&quot;, &quot;parse-names&quot;: false, &quot;non-dropping-particle&quot;: &quot;&quot;, &quot;family&quot;: &quot;Mummery&quot;, &quot;suffix&quot;: &quot;&quot;, &quot;given&quot;: &quot;Christine&quot;}, {&quot;dropping-particle&quot;: &quot;&quot;, &quot;parse-names&quot;: false, &quot;non-dropping-particle&quot;: &quot;&quot;, &quot;family&quot;: &quot;Nakachi&quot;, &quot;suffix&quot;: &quot;&quot;, &quot;given&quot;: &quot;Yutaka&quot;}, {&quot;dropping-particle&quot;: &quot;&quot;, &quot;parse-names&quot;: false, &quot;non-dropping-particle&quot;: &quot;&quot;, &quot;family&quot;: &quot;Ogishima&quot;, &quot;suffix&quot;: &quot;&quot;, &quot;given&quot;: &quot;Soichi&quot;}, {&quot;dropping-particle&quot;: &quot;&quot;, &quot;parse-names&quot;: false, &quot;non-dropping-particle&quot;: &quot;&quot;, &quot;family&quot;: &quot;Okada-Hatakeyama&quot;, &quot;suffix&quot;: &quot;&quot;, &quot;given&quot;: &quot;Mariko&quot;}, {&quot;dropping-particle&quot;: &quot;&quot;, &quot;parse-names&quot;: false, &quot;non-dropping-particle&quot;: &quot;&quot;, &quot;family&quot;: &quot;Okazaki&quot;, &quot;suffix&quot;: &quot;&quot;, &quot;given&quot;: &quot;Yasushi&quot;}, {&quot;dropping-particle&quot;: &quot;&quot;, &quot;parse-names&quot;: false, &quot;non-dropping-particle&quot;: &quot;&quot;, &quot;family&quot;: &quot;Orlando&quot;, &quot;suffix&quot;: &quot;&quot;, &quot;given&quot;: &quot;Valerio&quot;}, {&quot;dropping-particle&quot;: &quot;&quot;, &quot;parse-names&quot;: false, &quot;non-dropping-particle&quot;: &quot;&quot;, &quot;family&quot;: &quot;Ovchinnikov&quot;, &quot;suffix&quot;: &quot;&quot;, &quot;given&quot;: &quot;Dmitry&quot;}, {&quot;dropping-particle&quot;: &quot;&quot;, &quot;parse-names&quot;: false, &quot;non-dropping-particle&quot;: &quot;&quot;, &quot;family&quot;: &quot;Passier&quot;, &quot;suffix&quot;: &quot;&quot;, &quot;given&quot;: &quot;Robert&quot;}, {&quot;dropping-particle&quot;: &quot;&quot;, &quot;parse-names&quot;: false, &quot;non-dropping-particle&quot;: &quot;&quot;, &quot;family&quot;: &quot;Patrikakis&quot;, &quot;suffix&quot;: &quot;&quot;, &quot;given&quot;: &quot;Margaret&quot;}, {&quot;dropping-particle&quot;: &quot;&quot;, &quot;parse-names&quot;: false, &quot;non-dropping-particle&quot;: &quot;&quot;, &quot;family&quot;: &quot;Pombo&quot;, &quot;suffix&quot;: &quot;&quot;, &quot;given&quot;: &quot;Ana&quot;}, {&quot;dropping-particle&quot;: &quot;&quot;, &quot;parse-names&quot;: false, &quot;non-dropping-particle&quot;: &quot;&quot;, &quot;family&quot;: &quot;Qin&quot;, &quot;suffix&quot;: &quot;&quot;, &quot;given&quot;: &quot;Xian-Yang&quot;}, {&quot;dropping-particle&quot;: &quot;&quot;, &quot;parse-names&quot;: false, &quot;non-dropping-particle&quot;: &quot;&quot;, &quot;family&quot;: &quot;Roy&quot;, &quot;suffix&quot;: &quot;&quot;, &quot;given&quot;: &quot;Sugata&quot;}, {&quot;dropping-particle&quot;: &quot;&quot;, &quot;parse-names&quot;: false, &quot;non-dropping-particle&quot;: &quot;&quot;, &quot;family&quot;: &quot;Sato&quot;, &quot;suffix&quot;: &quot;&quot;, &quot;given&quot;: &quot;Hiroki&quot;}, {&quot;dropping-particle&quot;: &quot;&quot;, &quot;parse-names&quot;: false, &quot;non-dropping-particle&quot;: &quot;&quot;, &quot;family&quot;: &quot;Savvi&quot;, &quot;suffix&quot;: &quot;&quot;, &quot;given&quot;: &quot;Suzana&quot;}, {&quot;dropping-particle&quot;: &quot;&quot;, &quot;parse-names&quot;: false, &quot;non-dropping-particle&quot;: &quot;&quot;, &quot;family&quot;: &quot;Saxena&quot;, &quot;suffix&quot;: &quot;&quot;, &quot;given&quot;: &quot;Alka&quot;}, {&quot;dropping-particle&quot;: &quot;&quot;, &quot;parse-names&quot;: false, &quot;non-dropping-particle&quot;: &quot;&quot;, &quot;family&quot;: &quot;Schwegmann&quot;, &quot;suffix&quot;: &quot;&quot;, &quot;given&quot;: &quot;Anita&quot;}, {&quot;dropping-particle&quot;: &quot;&quot;, &quot;parse-names&quot;: false, &quot;non-dropping-particle&quot;: &quot;&quot;, &quot;family&quot;: &quot;Sugiyama&quot;, &quot;suffix&quot;: &quot;&quot;, &quot;given&quot;: &quot;Daisuke&quot;}, {&quot;dropping-particle&quot;: &quot;&quot;, &quot;parse-names&quot;: false, &quot;non-dropping-particle&quot;: &quot;&quot;, &quot;family&quot;: &quot;Swoboda&quot;, &quot;suffix&quot;: &quot;&quot;, &quot;given&quot;: &quot;Rolf&quot;}, {&quot;dropping-particle&quot;: &quot;&quot;, &quot;parse-names&quot;: false, &quot;non-dropping-particle&quot;: &quot;&quot;, &quot;family&quot;: &quot;Tanaka&quot;, &quot;suffix&quot;: &quot;&quot;, &quot;given&quot;: &quot;Hiroshi&quot;}, {&quot;dropping-particle&quot;: &quot;&quot;, &quot;parse-names&quot;: false, &quot;non-dropping-particle&quot;: &quot;&quot;, &quot;family&quot;: &quot;Tomoiu&quot;, &quot;suffix&quot;: &quot;&quot;, &quot;given&quot;: &quot;Andru&quot;}, {&quot;dropping-particle&quot;: &quot;&quot;, &quot;parse-names&quot;: false, &quot;non-dropping-particle&quot;: &quot;&quot;, &quot;family&quot;: &quot;Winteringham&quot;, &quot;suffix&quot;: &quot;&quot;, &quot;given&quot;: &quot;Louise N&quot;}, {&quot;dropping-particle&quot;: &quot;&quot;, &quot;parse-names&quot;: false, &quot;non-dropping-particle&quot;: &quot;&quot;, &quot;family&quot;: &quot;Wolvetang&quot;, &quot;suffix&quot;: &quot;&quot;, &quot;given&quot;: &quot;Ernst&quot;}, {&quot;dropping-particle&quot;: &quot;&quot;, &quot;parse-names&quot;: false, &quot;non-dropping-particle&quot;: &quot;&quot;, &quot;family&quot;: &quot;Yanagi-Mizuochi&quot;, &quot;suffix&quot;: &quot;&quot;, &quot;given&quot;: &quot;Chiyo&quot;}, {&quot;dropping-particle&quot;: &quot;&quot;, &quot;parse-names&quot;: false, &quot;non-dropping-particle&quot;: &quot;&quot;, &quot;family&quot;: &quot;Yoneda&quot;, &quot;suffix&quot;: &quot;&quot;, &quot;given&quot;: &quot;Misako&quot;}, {&quot;dropping-particle&quot;: &quot;&quot;, &quot;parse-names&quot;: false, &quot;non-dropping-particle&quot;: &quot;&quot;, &quot;family&quot;: &quot;Zabierowski&quot;, &quot;suffix&quot;: &quot;&quot;, &quot;given&quot;: &quot;Susan&quot;}, {&quot;dropping-particle&quot;: &quot;&quot;, &quot;parse-names&quot;: false, &quot;non-dropping-particle&quot;: &quot;&quot;, &quot;family&quot;: &quot;Zhang&quot;, &quot;suffix&quot;: &quot;&quot;, &quot;given&quot;: &quot;Peter&quot;}, {&quot;dropping-particle&quot;: &quot;&quot;, &quot;parse-names&quot;: false, &quot;non-dropping-particle&quot;: &quot;&quot;, &quot;family&quot;: &quot;Abugessaisa&quot;, &quot;suffix&quot;: &quot;&quot;, &quot;given&quot;: &quot;Imad&quot;}, {&quot;dropping-particle&quot;: &quot;&quot;, &quot;parse-names&quot;: false, &quot;non-dropping-particle&quot;: &quot;&quot;, &quot;family&quot;: &quot;Bertin&quot;, &quot;suffix&quot;: &quot;&quot;, &quot;given&quot;: &quot;Nicolas&quot;}, {&quot;dropping-particle&quot;: &quot;&quot;, &quot;parse-names&quot;: false, &quot;non-dropping-particle&quot;: &quot;&quot;, &quot;family&quot;: &quot;Diehl&quot;, &quot;suffix&quot;: &quot;&quot;, &quot;given&quot;: &quot;Alexander D&quot;}, {&quot;dropping-particle&quot;: &quot;&quot;, &quot;parse-names&quot;: false, &quot;non-dropping-particle&quot;: &quot;&quot;, &quot;family&quot;: &quot;Fukuda&quot;, &quot;suffix&quot;: &quot;&quot;, &quot;given&quot;: &quot;Shiro&quot;}, {&quot;dropping-particle&quot;: &quot;&quot;, &quot;parse-names&quot;: false, &quot;non-dropping-particle&quot;: &quot;&quot;, &quot;family&quot;: &quot;Furuno&quot;, &quot;suffix&quot;: &quot;&quot;, &quot;given&quot;: &quot;Masaaki&quot;}, {&quot;dropping-particle&quot;: &quot;&quot;, &quot;parse-names&quot;: false, &quot;non-dropping-particle&quot;: &quot;&quot;, &quot;family&quot;: &quot;Harshbarger&quot;, &quot;suffix&quot;: &quot;&quot;, &quot;given&quot;: &quot;Jayson&quot;}, {&quot;dropping-particle&quot;: &quot;&quot;, &quot;parse-names&quot;: false, &quot;non-dropping-particle&quot;: &quot;&quot;, &quot;family&quot;: &quot;Hasegawa&quot;, &quot;suffix&quot;: &quot;&quot;, &quot;given&quot;: &quot;Akira&quot;}, {&quot;dropping-particle&quot;: &quot;&quot;, &quot;parse-names&quot;: false, &quot;non-dropping-particle&quot;: &quot;&quot;, &quot;family&quot;: &quot;Hori&quot;, &quot;suffix&quot;: &quot;&quot;, &quot;given&quot;: &quot;Fumi&quot;}, {&quot;dropping-particle&quot;: &quot;&quot;, &quot;parse-names&quot;: false, &quot;non-dropping-particle&quot;: &quot;&quot;, &quot;family&quot;: &quot;Ishikawa-Kato&quot;, &quot;suffix&quot;: &quot;&quot;, &quot;given&quot;: &quot;Sachi&quot;}, {&quot;dropping-particle&quot;: &quot;&quot;, &quot;parse-names&quot;: false, &quot;non-dropping-particle&quot;: &quot;&quot;, &quot;family&quot;: &quot;Ishizu&quot;, &quot;suffix&quot;: &quot;&quot;, &quot;given&quot;: &quot;Yuri&quot;}, {&quot;dropping-particle&quot;: &quot;&quot;, &quot;parse-names&quot;: false, &quot;non-dropping-particle&quot;: &quot;&quot;, &quot;family&quot;: &quot;Itoh&quot;, &quot;suffix&quot;: &quot;&quot;, &quot;given&quot;: &quot;Masayoshi&quot;}, {&quot;dropping-particle&quot;: &quot;&quot;, &quot;parse-names&quot;: false, &quot;non-dropping-particle&quot;: &quot;&quot;, &quot;family&quot;: &quot;Kawashima&quot;, &quot;suffix&quot;: &quot;&quot;, &quot;given&quot;: &quot;Tsugumi&quot;}, {&quot;dropping-particle&quot;: &quot;&quot;, &quot;parse-names&quot;: false, &quot;non-dropping-particle&quot;: &quot;&quot;, &quot;family&quot;: &quot;Kojima&quot;, &quot;suffix&quot;: &quot;&quot;, &quot;given&quot;: &quot;Miki&quot;}, {&quot;dropping-particle&quot;: &quot;&quot;, &quot;parse-names&quot;: false, &quot;non-dropping-particle&quot;: &quot;&quot;, &quot;family&quot;: &quot;Kondo&quot;, &quot;suffix&quot;: &quot;&quot;, &quot;given&quot;: &quot;Naoto&quot;}, {&quot;dropping-particle&quot;: &quot;&quot;, &quot;parse-names&quot;: false, &quot;non-dropping-particle&quot;: &quot;&quot;, &quot;family&quot;: &quot;Lizio&quot;, &quot;suffix&quot;: &quot;&quot;, &quot;given&quot;: &quot;Marina&quot;}, {&quot;dropping-particle&quot;: &quot;&quot;, &quot;parse-names&quot;: false, &quot;non-dropping-particle&quot;: &quot;&quot;, &quot;family&quot;: &quot;Meehan&quot;, &quot;suffix&quot;: &quot;&quot;, &quot;given&quot;: &quot;Terrence F&quot;}, {&quot;dropping-particle&quot;: &quot;&quot;, &quot;parse-names&quot;: false, &quot;non-dropping-particle&quot;: &quot;&quot;, &quot;family&quot;: &quot;Mungall&quot;, &quot;suffix&quot;: &quot;&quot;, &quot;given&quot;: &quot;Christopher J&quot;}, {&quot;dropping-particle&quot;: &quot;&quot;, &quot;parse-names&quot;: false, &quot;non-dropping-particle&quot;: &quot;&quot;, &quot;family&quot;: &quot;Murata&quot;, &quot;suffix&quot;: &quot;&quot;, &quot;given&quot;: &quot;Mitsuyoshi&quot;}, {&quot;dropping-particle&quot;: &quot;&quot;, &quot;parse-names&quot;: false, &quot;non-dropping-particle&quot;: &quot;&quot;, &quot;family&quot;: &quot;Nishiyori-Sueki&quot;, &quot;suffix&quot;: &quot;&quot;, &quot;given&quot;: &quot;Hiromi&quot;}, {&quot;dropping-particle&quot;: &quot;&quot;, &quot;parse-names&quot;: false, &quot;non-dropping-particle&quot;: &quot;&quot;, &quot;family&quot;: &quot;Sahin&quot;, &quot;suffix&quot;: &quot;&quot;, &quot;given&quot;: &quot;Serkan&quot;}, {&quot;dropping-particle&quot;: &quot;&quot;, &quot;parse-names&quot;: false, &quot;non-dropping-particle&quot;: &quot;&quot;, &quot;family&quot;: &quot;Nagao-Sato&quot;, &quot;suffix&quot;: &quot;&quot;, &quot;given&quot;: &quot;Sayaka&quot;}, {&quot;dropping-particle&quot;: &quot;&quot;, &quot;parse-names&quot;: false, &quot;non-dropping-particle&quot;: &quot;&quot;, &quot;family&quot;: &quot;Severin&quot;, &quot;suffix&quot;: &quot;&quot;, &quot;given&quot;: &quot;Jessica&quot;}, {&quot;dropping-particle&quot;: &quot;&quot;, &quot;parse-names&quot;: false, &quot;non-dropping-particle&quot;: &quot;de&quot;, &quot;family&quot;: &quot;Hoon&quot;, &quot;suffix&quot;: &quot;&quot;, &quot;given&quot;: &quot;Michiel J L&quot;}, {&quot;dropping-particle&quot;: &quot;&quot;, &quot;parse-names&quot;: false, &quot;non-dropping-particle&quot;: &quot;&quot;, &quot;family&quot;: &quot;Kawai&quot;, &quot;suffix&quot;: &quot;&quot;, &quot;given&quot;: &quot;Jun&quot;}, {&quot;dropping-particle&quot;: &quot;&quot;, &quot;parse-names&quot;: false, &quot;non-dropping-particle&quot;: &quot;&quot;, &quot;family&quot;: &quot;Kasukawa&quot;, &quot;suffix&quot;: &quot;&quot;, &quot;given&quot;: &quot;Takeya&quot;}, {&quot;dropping-particle&quot;: &quot;&quot;, &quot;parse-names&quot;: false, &quot;non-dropping-particle&quot;: &quot;&quot;, &quot;family&quot;: &quot;Lassmann&quot;, &quot;suffix&quot;: &quot;&quot;, &quot;given&quot;: &quot;Timo&quot;}, {&quot;dropping-particle&quot;: &quot;&quot;, &quot;parse-names&quot;: false, &quot;non-dropping-particle&quot;: &quot;&quot;, &quot;family&quot;: &quot;Suzuki&quot;, &quot;suffix&quot;: &quot;&quot;, &quot;given&quot;: &quot;Harukazu&quot;}, {&quot;dropping-particle&quot;: &quot;&quot;, &quot;parse-names&quot;: false, &quot;non-dropping-particle&quot;: &quot;&quot;, &quot;family&quot;: &quot;Kawaji&quot;, &quot;suffix&quot;: &quot;&quot;, &quot;given&quot;: &quot;Hideya&quot;}, {&quot;dropping-particle&quot;: &quot;&quot;, &quot;parse-names&quot;: false, &quot;non-dropping-particle&quot;: &quot;&quot;, &quot;family&quot;: &quot;Summers&quot;, &quot;suffix&quot;: &quot;&quot;, &quot;given&quot;: &quot;Kim M&quot;}, {&quot;dropping-particle&quot;: &quot;&quot;, &quot;parse-names&quot;: false, &quot;non-dropping-particle&quot;: &quot;&quot;, &quot;family&quot;: &quot;Wells&quot;, &quot;suffix&quot;: &quot;&quot;, &quot;given&quot;: &quot;Christine&quot;}, {&quot;dropping-particle&quot;: &quot;&quot;, &quot;parse-names&quot;: false, &quot;non-dropping-particle&quot;: &quot;&quot;, &quot;family&quot;: &quot;FANTOM Consortium&quot;, &quot;suffix&quot;: &quot;&quot;, &quot;given&quot;: &quot;&quot;}, {&quot;dropping-particle&quot;: &quot;&quot;, &quot;parse-names&quot;: false, &quot;non-dropping-particle&quot;: &quot;&quot;, &quot;family&quot;: &quot;Hume&quot;, &quot;suffix&quot;: &quot;&quot;, &quot;given&quot;: &quot;David A&quot;}, {&quot;dropping-particle&quot;: &quot;&quot;, &quot;parse-names&quot;: false, &quot;non-dropping-particle&quot;: &quot;&quot;, &quot;family&quot;: &quot;Forrest&quot;, &quot;suffix&quot;: &quot;&quot;, &quot;given&quot;: &quot;Alistair R R&quot;}, {&quot;dropping-particle&quot;: &quot;&quot;, &quot;parse-names&quot;: false, &quot;non-dropping-particle&quot;: &quot;&quot;, &quot;family&quot;: &quot;Sandelin&quot;, &quot;suffix&quot;: &quot;&quot;, &quot;given&quot;: &quot;Albin&quot;}, {&quot;dropping-particle&quot;: &quot;&quot;, &quot;parse-names&quot;: false, &quot;non-dropping-particle&quot;: &quot;&quot;, &quot;family&quot;: &quot;Carninci&quot;, &quot;suffix&quot;: &quot;&quot;, &quot;given&quot;: &quot;Piero&quot;}, {&quot;dropping-particle&quot;: &quot;&quot;, &quot;parse-names&quot;: false, &quot;non-dropping-particle&quot;: &quot;&quot;, &quot;family&quot;: &quot;Hayashizaki&quot;, &quot;suffix&quot;: &quot;&quot;, &quot;given&quot;: &quot;Yoshihide&quot;}], &quot;PMID&quot;: &quot;25678556&quot;, &quot;ISBN&quot;: &quot;1095-9203 (Electronic)\\r0036-8075 (Linking)&quot;, &quot;type&quot;: &quot;article-journal&quot;, &quot;container-title&quot;: &quot;Science (New York, N.Y.)&quot;, &quot;title&quot;: &quot;Transcribed enhancers lead waves of coordinated transcription in transitioning mammalian cells.&quot;, &quot;issue&quot;: &quot;6225&quot;}, &quot;uris&quot;: [&quot;http://www.mendeley.com/documents/?uuid=da7a263e-9f65-4255-b7bf-749b63eb6534&quot;], &quot;id&quot;: &quot;ITEM-1&quot;}], &quot;schema&quot;: &quot;https://github.com/citation-style-language/schema/raw/master/csl-citation.json&quot;, &quot;properties&quot;: {&quot;noteIndex&quot;: 0}, &quot;mendeley&quot;: {&quot;previouslyFormattedCitation&quot;: &quot;(Arner et al., 2015)&quot;, &quot;formattedCitation&quot;: &quot;(Arner et al., 2015)&quot;, &quot;plainTextFormattedCitation&quot;: &quot;(Arner et al., 2015)&quot;}} RNDTgPqM4HyIC"/><text:span text:style-name="T15">(Arner et al., 2015)</text:span><text:reference-mark-end text:name="ADDIN CSL_CITATION {&quot;citationItems&quot;: [{&quot;itemData&quot;: {&quot;DOI&quot;: &quot;10.1126/science.1259418&quot;, &quot;volume&quot;: &quot;347&quot;, &quot;ISSN&quot;: &quot;1095-9203&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issued&quot;: {&quot;date-parts&quot;: [[&quot;2015&quot;]]}, &quot;page&quot;: &quot;1010-4&quot;, &quot;id&quot;: &quot;ITEM-1&quot;, &quot;author&quot;: [{&quot;dropping-particle&quot;: &quot;&quot;, &quot;parse-names&quot;: false, &quot;non-dropping-particle&quot;: &quot;&quot;, &quot;family&quot;: &quot;Arner&quot;, &quot;suffix&quot;: &quot;&quot;, &quot;given&quot;: &quot;Erik&quot;}, {&quot;dropping-particle&quot;: &quot;&quot;, &quot;parse-names&quot;: false, &quot;non-dropping-particle&quot;: &quot;&quot;, &quot;family&quot;: &quot;Daub&quot;, &quot;suffix&quot;: &quot;&quot;, &quot;given&quot;: &quot;Carsten O&quot;}, {&quot;dropping-particle&quot;: &quot;&quot;, &quot;parse-names&quot;: false, &quot;non-dropping-particle&quot;: &quot;&quot;, &quot;family&quot;: &quot;Vitting-Seerup&quot;, &quot;suffix&quot;: &quot;&quot;, &quot;given&quot;: &quot;Kristoffer&quot;}, {&quot;dropping-particle&quot;: &quot;&quot;, &quot;parse-names&quot;: false, &quot;non-dropping-particle&quot;: &quot;&quot;, &quot;family&quot;: &quot;Andersson&quot;, &quot;suffix&quot;: &quot;&quot;, &quot;given&quot;: &quot;Robin&quot;}, {&quot;dropping-particle&quot;: &quot;&quot;, &quot;parse-names&quot;: false, &quot;non-dropping-particle&quot;: &quot;&quot;, &quot;family&quot;: &quot;Lilje&quot;, &quot;suffix&quot;: &quot;&quot;, &quot;given&quot;: &quot;Berit&quot;}, {&quot;dropping-particle&quot;: &quot;&quot;, &quot;parse-names&quot;: false, &quot;non-dropping-particle&quot;: &quot;&quot;, &quot;family&quot;: &quot;Drabl\u00f8s&quot;, &quot;suffix&quot;: &quot;&quot;, &quot;given&quot;: &quot;Finn&quot;}, {&quot;dropping-particle&quot;: &quot;&quot;, &quot;parse-names&quot;: false, &quot;non-dropping-particle&quot;: &quot;&quot;, &quot;family&quot;: &quot;Lennartsson&quot;, &quot;suffix&quot;: &quot;&quot;, &quot;given&quot;: &quot;Andreas&quot;}, {&quot;dropping-particle&quot;: &quot;&quot;, &quot;parse-names&quot;: false, &quot;non-dropping-particle&quot;: &quot;&quot;, &quot;family&quot;: &quot;R\u00f6nnerblad&quot;, &quot;suffix&quot;: &quot;&quot;, &quot;given&quot;: &quot;Michelle&quot;}, {&quot;dropping-particle&quot;: &quot;&quot;, &quot;parse-names&quot;: false, &quot;non-dropping-particle&quot;: &quot;&quot;, &quot;family&quot;: &quot;Hrydziuszko&quot;, &quot;suffix&quot;: &quot;&quot;, &quot;given&quot;: &quot;Olga&quot;}, {&quot;dropping-particle&quot;: &quot;&quot;, &quot;parse-names&quot;: false, &quot;non-dropping-particle&quot;: &quot;&quot;, &quot;family&quot;: &quot;Vitezic&quot;, &quot;suffix&quot;: &quot;&quot;, &quot;given&quot;: &quot;Morana&quot;}, {&quot;dropping-particle&quot;: &quot;&quot;, &quot;parse-names&quot;: false, &quot;non-dropping-particle&quot;: &quot;&quot;, &quot;family&quot;: &quot;Freeman&quot;, &quot;suffix&quot;: &quot;&quot;, &quot;given&quot;: &quot;Tom C&quot;}, {&quot;dropping-particle&quot;: &quot;&quot;, &quot;parse-names&quot;: false, &quot;non-dropping-particle&quot;: &quot;&quot;, &quot;family&quot;: &quot;Alhendi&quot;, &quot;suffix&quot;: &quot;&quot;, &quot;given&quot;: &quot;Ahmad M N&quot;}, {&quot;dropping-particle&quot;: &quot;&quot;, &quot;parse-names&quot;: false, &quot;non-dropping-particle&quot;: &quot;&quot;, &quot;family&quot;: &quot;Arner&quot;, &quot;suffix&quot;: &quot;&quot;, &quot;given&quot;: &quot;Peter&quot;}, {&quot;dropping-particle&quot;: &quot;&quot;, &quot;parse-names&quot;: false, &quot;non-dropping-particle&quot;: &quot;&quot;, &quot;family&quot;: &quot;Axton&quot;, &quot;suffix&quot;: &quot;&quot;, &quot;given&quot;: &quot;Richard&quot;}, {&quot;dropping-particle&quot;: &quot;&quot;, &quot;parse-names&quot;: false, &quot;non-dropping-particle&quot;: &quot;&quot;, &quot;family&quot;: &quot;Baillie&quot;, &quot;suffix&quot;: &quot;&quot;, &quot;given&quot;: &quot;J Kenneth&quot;}, {&quot;dropping-particle&quot;: &quot;&quot;, &quot;parse-names&quot;: false, &quot;non-dropping-particle&quot;: &quot;&quot;, &quot;family&quot;: &quot;Beckhouse&quot;, &quot;suffix&quot;: &quot;&quot;, &quot;given&quot;: &quot;Anthony&quot;}, {&quot;dropping-particle&quot;: &quot;&quot;, &quot;parse-names&quot;: false, &quot;non-dropping-particle&quot;: &quot;&quot;, &quot;family&quot;: &quot;Bodega&quot;, &quot;suffix&quot;: &quot;&quot;, &quot;given&quot;: &quot;Beatrice&quot;}, {&quot;dropping-particle&quot;: &quot;&quot;, &quot;parse-names&quot;: false, &quot;non-dropping-particle&quot;: &quot;&quot;, &quot;family&quot;: &quot;Briggs&quot;, &quot;suffix&quot;: &quot;&quot;, &quot;given&quot;: &quot;James&quot;}, {&quot;dropping-particle&quot;: &quot;&quot;, &quot;parse-names&quot;: false, &quot;non-dropping-particle&quot;: &quot;&quot;, &quot;family&quot;: &quot;Brombacher&quot;, &quot;suffix&quot;: &quot;&quot;, &quot;given&quot;: &quot;Frank&quot;}, {&quot;dropping-particle&quot;: &quot;&quot;, &quot;parse-names&quot;: false, &quot;non-dropping-particle&quot;: &quot;&quot;, &quot;family&quot;: &quot;Davis&quot;, &quot;suffix&quot;: &quot;&quot;, &quot;given&quot;: &quot;Margaret&quot;}, {&quot;dropping-particle&quot;: &quot;&quot;, &quot;parse-names&quot;: false, &quot;non-dropping-particle&quot;: &quot;&quot;, &quot;family&quot;: &quot;Detmar&quot;, &quot;suffix&quot;: &quot;&quot;, &quot;given&quot;: &quot;Michael&quot;}, {&quot;dropping-particle&quot;: &quot;&quot;, &quot;parse-names&quot;: false, &quot;non-dropping-particle&quot;: &quot;&quot;, &quot;family&quot;: &quot;Ehrlund&quot;, &quot;suffix&quot;: &quot;&quot;, &quot;given&quot;: &quot;Anna&quot;}, {&quot;dropping-particle&quot;: &quot;&quot;, &quot;parse-names&quot;: false, &quot;non-dropping-particle&quot;: &quot;&quot;, &quot;family&quot;: &quot;Endoh&quot;, &quot;suffix&quot;: &quot;&quot;, &quot;given&quot;: &quot;Mitsuhiro&quot;}, {&quot;dropping-particle&quot;: &quot;&quot;, &quot;parse-names&quot;: false, &quot;non-dropping-particle&quot;: &quot;&quot;, &quot;family&quot;: &quot;Eslami&quot;, &quot;suffix&quot;: &quot;&quot;, &quot;given&quot;: &quot;Afsaneh&quot;}, {&quot;dropping-particle&quot;: &quot;&quot;, &quot;parse-names&quot;: false, &quot;non-dropping-particle&quot;: &quot;&quot;, &quot;family&quot;: &quot;Fagiolini&quot;, &quot;suffix&quot;: &quot;&quot;, &quot;given&quot;: &quot;Michela&quot;}, {&quot;dropping-particle&quot;: &quot;&quot;, &quot;parse-names&quot;: false, &quot;non-dropping-particle&quot;: &quot;&quot;, &quot;family&quot;: &quot;Fairbairn&quot;, &quot;suffix&quot;: &quot;&quot;, &quot;given&quot;: &quot;Lynsey&quot;}, {&quot;dropping-particle&quot;: &quot;&quot;, &quot;parse-names&quot;: false, &quot;non-dropping-particle&quot;: &quot;&quot;, &quot;family&quot;: &quot;Faulkner&quot;, &quot;suffix&quot;: &quot;&quot;, &quot;given&quot;: &quot;Geoffrey J&quot;}, {&quot;dropping-particle&quot;: &quot;&quot;, &quot;parse-names&quot;: false, &quot;non-dropping-particle&quot;: &quot;&quot;, &quot;family&quot;: &quot;Ferrai&quot;, &quot;suffix&quot;: &quot;&quot;, &quot;given&quot;: &quot;Carmelo&quot;}, {&quot;dropping-particle&quot;: &quot;&quot;, &quot;parse-names&quot;: false, &quot;non-dropping-particle&quot;: &quot;&quot;, &quot;family&quot;: &quot;Fisher&quot;, &quot;suffix&quot;: &quot;&quot;, &quot;given&quot;: &quot;Malcolm E&quot;}, {&quot;dropping-particle&quot;: &quot;&quot;, &quot;parse-names&quot;: false, &quot;non-dropping-particle&quot;: &quot;&quot;, &quot;family&quot;: &quot;Forrester&quot;, &quot;suffix&quot;: &quot;&quot;, &quot;given&quot;: &quot;Lesley&quot;}, {&quot;dropping-particle&quot;: &quot;&quot;, &quot;parse-names&quot;: false, &quot;non-dropping-particle&quot;: &quot;&quot;, &quot;family&quot;: &quot;Goldowitz&quot;, &quot;suffix&quot;: &quot;&quot;, &quot;given&quot;: &quot;Daniel&quot;}, {&quot;dropping-particle&quot;: &quot;&quot;, &quot;parse-names&quot;: false, &quot;non-dropping-particle&quot;: &quot;&quot;, &quot;family&quot;: &quot;Guler&quot;, &quot;suffix&quot;: &quot;&quot;, &quot;given&quot;: &quot;Reto&quot;}, {&quot;dropping-particle&quot;: &quot;&quot;, &quot;parse-names&quot;: false, &quot;non-dropping-particle&quot;: &quot;&quot;, &quot;family&quot;: &quot;Ha&quot;, &quot;suffix&quot;: &quot;&quot;, &quot;given&quot;: &quot;Thomas&quot;}, {&quot;dropping-particle&quot;: &quot;&quot;, &quot;parse-names&quot;: false, &quot;non-dropping-particle&quot;: &quot;&quot;, &quot;family&quot;: &quot;Hara&quot;, &quot;suffix&quot;: &quot;&quot;, &quot;given&quot;: &quot;Mitsuko&quot;}, {&quot;dropping-particle&quot;: &quot;&quot;, &quot;parse-names&quot;: false, &quot;non-dropping-particle&quot;: &quot;&quot;, &quot;family&quot;: &quot;Herlyn&quot;, &quot;suffix&quot;: &quot;&quot;, &quot;given&quot;: &quot;Meenhard&quot;}, {&quot;dropping-particle&quot;: &quot;&quot;, &quot;parse-names&quot;: false, &quot;non-dropping-particle&quot;: &quot;&quot;, &quot;family&quot;: &quot;Ikawa&quot;, &quot;suffix&quot;: &quot;&quot;, &quot;given&quot;: &quot;Tomokatsu&quot;}, {&quot;dropping-particle&quot;: &quot;&quot;, &quot;parse-names&quot;: false, &quot;non-dropping-particle&quot;: &quot;&quot;, &quot;family&quot;: &quot;Kai&quot;, &quot;suffix&quot;: &quot;&quot;, &quot;given&quot;: &quot;Chieko&quot;}, {&quot;dropping-particle&quot;: &quot;&quot;, &quot;parse-names&quot;: false, &quot;non-dropping-particle&quot;: &quot;&quot;, &quot;family&quot;: &quot;Kawamoto&quot;, &quot;suffix&quot;: &quot;&quot;, &quot;given&quot;: &quot;Hiroshi&quot;}, {&quot;dropping-particle&quot;: &quot;&quot;, &quot;parse-names&quot;: false, &quot;non-dropping-particle&quot;: &quot;&quot;, &quot;family&quot;: &quot;Khachigian&quot;, &quot;suffix&quot;: &quot;&quot;, &quot;given&quot;: &quot;Levon M&quot;}, {&quot;dropping-particle&quot;: &quot;&quot;, &quot;parse-names&quot;: false, &quot;non-dropping-particle&quot;: &quot;&quot;, &quot;family&quot;: &quot;Klinken&quot;, &quot;suffix&quot;: &quot;&quot;, &quot;given&quot;: &quot;S Peter&quot;}, {&quot;dropping-particle&quot;: &quot;&quot;, &quot;parse-names&quot;: false, &quot;non-dropping-particle&quot;: &quot;&quot;, &quot;family&quot;: &quot;Kojima&quot;, &quot;suffix&quot;: &quot;&quot;, &quot;given&quot;: &quot;Soichi&quot;}, {&quot;dropping-particle&quot;: &quot;&quot;, &quot;parse-names&quot;: false, &quot;non-dropping-particle&quot;: &quot;&quot;, &quot;family&quot;: &quot;Koseki&quot;, &quot;suffix&quot;: &quot;&quot;, &quot;given&quot;: &quot;Haruhiko&quot;}, {&quot;dropping-particle&quot;: &quot;&quot;, &quot;parse-names&quot;: false, &quot;non-dropping-particle&quot;: &quot;&quot;, &quot;family&quot;: &quot;Klein&quot;, &quot;suffix&quot;: &quot;&quot;, &quot;given&quot;: &quot;Sarah&quot;}, {&quot;dropping-particle&quot;: &quot;&quot;, &quot;parse-names&quot;: false, &quot;non-dropping-particle&quot;: &quot;&quot;, &quot;family&quot;: &quot;Mejhert&quot;, &quot;suffix&quot;: &quot;&quot;, &quot;given&quot;: &quot;Niklas&quot;}, {&quot;dropping-particle&quot;: &quot;&quot;, &quot;parse-names&quot;: false, &quot;non-dropping-particle&quot;: &quot;&quot;, &quot;family&quot;: &quot;Miyaguchi&quot;, &quot;suffix&quot;: &quot;&quot;, &quot;given&quot;: &quot;Ken&quot;}, {&quot;dropping-particle&quot;: &quot;&quot;, &quot;parse-names&quot;: false, &quot;non-dropping-particle&quot;: &quot;&quot;, &quot;family&quot;: &quot;Mizuno&quot;, &quot;suffix&quot;: &quot;&quot;, &quot;given&quot;: &quot;Yosuke&quot;}, {&quot;dropping-particle&quot;: &quot;&quot;, &quot;parse-names&quot;: false, &quot;non-dropping-particle&quot;: &quot;&quot;, &quot;family&quot;: &quot;Morimoto&quot;, &quot;suffix&quot;: &quot;&quot;, &quot;given&quot;: &quot;Mitsuru&quot;}, {&quot;dropping-particle&quot;: &quot;&quot;, &quot;parse-names&quot;: false, &quot;non-dropping-particle&quot;: &quot;&quot;, &quot;family&quot;: &quot;Morris&quot;, &quot;suffix&quot;: &quot;&quot;, &quot;given&quot;: &quot;Kelly J&quot;}, {&quot;dropping-particle&quot;: &quot;&quot;, &quot;parse-names&quot;: false, &quot;non-dropping-particle&quot;: &quot;&quot;, &quot;family&quot;: &quot;Mummery&quot;, &quot;suffix&quot;: &quot;&quot;, &quot;given&quot;: &quot;Christine&quot;}, {&quot;dropping-particle&quot;: &quot;&quot;, &quot;parse-names&quot;: false, &quot;non-dropping-particle&quot;: &quot;&quot;, &quot;family&quot;: &quot;Nakachi&quot;, &quot;suffix&quot;: &quot;&quot;, &quot;given&quot;: &quot;Yutaka&quot;}, {&quot;dropping-particle&quot;: &quot;&quot;, &quot;parse-names&quot;: false, &quot;non-dropping-particle&quot;: &quot;&quot;, &quot;family&quot;: &quot;Ogishima&quot;, &quot;suffix&quot;: &quot;&quot;, &quot;given&quot;: &quot;Soichi&quot;}, {&quot;dropping-particle&quot;: &quot;&quot;, &quot;parse-names&quot;: false, &quot;non-dropping-particle&quot;: &quot;&quot;, &quot;family&quot;: &quot;Okada-Hatakeyama&quot;, &quot;suffix&quot;: &quot;&quot;, &quot;given&quot;: &quot;Mariko&quot;}, {&quot;dropping-particle&quot;: &quot;&quot;, &quot;parse-names&quot;: false, &quot;non-dropping-particle&quot;: &quot;&quot;, &quot;family&quot;: &quot;Okazaki&quot;, &quot;suffix&quot;: &quot;&quot;, &quot;given&quot;: &quot;Yasushi&quot;}, {&quot;dropping-particle&quot;: &quot;&quot;, &quot;parse-names&quot;: false, &quot;non-dropping-particle&quot;: &quot;&quot;, &quot;family&quot;: &quot;Orlando&quot;, &quot;suffix&quot;: &quot;&quot;, &quot;given&quot;: &quot;Valerio&quot;}, {&quot;dropping-particle&quot;: &quot;&quot;, &quot;parse-names&quot;: false, &quot;non-dropping-particle&quot;: &quot;&quot;, &quot;family&quot;: &quot;Ovchinnikov&quot;, &quot;suffix&quot;: &quot;&quot;, &quot;given&quot;: &quot;Dmitry&quot;}, {&quot;dropping-particle&quot;: &quot;&quot;, &quot;parse-names&quot;: false, &quot;non-dropping-particle&quot;: &quot;&quot;, &quot;family&quot;: &quot;Passier&quot;, &quot;suffix&quot;: &quot;&quot;, &quot;given&quot;: &quot;Robert&quot;}, {&quot;dropping-particle&quot;: &quot;&quot;, &quot;parse-names&quot;: false, &quot;non-dropping-particle&quot;: &quot;&quot;, &quot;family&quot;: &quot;Patrikakis&quot;, &quot;suffix&quot;: &quot;&quot;, &quot;given&quot;: &quot;Margaret&quot;}, {&quot;dropping-particle&quot;: &quot;&quot;, &quot;parse-names&quot;: false, &quot;non-dropping-particle&quot;: &quot;&quot;, &quot;family&quot;: &quot;Pombo&quot;, &quot;suffix&quot;: &quot;&quot;, &quot;given&quot;: &quot;Ana&quot;}, {&quot;dropping-particle&quot;: &quot;&quot;, &quot;parse-names&quot;: false, &quot;non-dropping-particle&quot;: &quot;&quot;, &quot;family&quot;: &quot;Qin&quot;, &quot;suffix&quot;: &quot;&quot;, &quot;given&quot;: &quot;Xian-Yang&quot;}, {&quot;dropping-particle&quot;: &quot;&quot;, &quot;parse-names&quot;: false, &quot;non-dropping-particle&quot;: &quot;&quot;, &quot;family&quot;: &quot;Roy&quot;, &quot;suffix&quot;: &quot;&quot;, &quot;given&quot;: &quot;Sugata&quot;}, {&quot;dropping-particle&quot;: &quot;&quot;, &quot;parse-names&quot;: false, &quot;non-dropping-particle&quot;: &quot;&quot;, &quot;family&quot;: &quot;Sato&quot;, &quot;suffix&quot;: &quot;&quot;, &quot;given&quot;: &quot;Hiroki&quot;}, {&quot;dropping-particle&quot;: &quot;&quot;, &quot;parse-names&quot;: false, &quot;non-dropping-particle&quot;: &quot;&quot;, &quot;family&quot;: &quot;Savvi&quot;, &quot;suffix&quot;: &quot;&quot;, &quot;given&quot;: &quot;Suzana&quot;}, {&quot;dropping-particle&quot;: &quot;&quot;, &quot;parse-names&quot;: false, &quot;non-dropping-particle&quot;: &quot;&quot;, &quot;family&quot;: &quot;Saxena&quot;, &quot;suffix&quot;: &quot;&quot;, &quot;given&quot;: &quot;Alka&quot;}, {&quot;dropping-particle&quot;: &quot;&quot;, &quot;parse-names&quot;: false, &quot;non-dropping-particle&quot;: &quot;&quot;, &quot;family&quot;: &quot;Schwegmann&quot;, &quot;suffix&quot;: &quot;&quot;, &quot;given&quot;: &quot;Anita&quot;}, {&quot;dropping-particle&quot;: &quot;&quot;, &quot;parse-names&quot;: false, &quot;non-dropping-particle&quot;: &quot;&quot;, &quot;family&quot;: &quot;Sugiyama&quot;, &quot;suffix&quot;: &quot;&quot;, &quot;given&quot;: &quot;Daisuke&quot;}, {&quot;dropping-particle&quot;: &quot;&quot;, &quot;parse-names&quot;: false, &quot;non-dropping-particle&quot;: &quot;&quot;, &quot;family&quot;: &quot;Swoboda&quot;, &quot;suffix&quot;: &quot;&quot;, &quot;given&quot;: &quot;Rolf&quot;}, {&quot;dropping-particle&quot;: &quot;&quot;, &quot;parse-names&quot;: false, &quot;non-dropping-particle&quot;: &quot;&quot;, &quot;family&quot;: &quot;Tanaka&quot;, &quot;suffix&quot;: &quot;&quot;, &quot;given&quot;: &quot;Hiroshi&quot;}, {&quot;dropping-particle&quot;: &quot;&quot;, &quot;parse-names&quot;: false, &quot;non-dropping-particle&quot;: &quot;&quot;, &quot;family&quot;: &quot;Tomoiu&quot;, &quot;suffix&quot;: &quot;&quot;, &quot;given&quot;: &quot;Andru&quot;}, {&quot;dropping-particle&quot;: &quot;&quot;, &quot;parse-names&quot;: false, &quot;non-dropping-particle&quot;: &quot;&quot;, &quot;family&quot;: &quot;Winteringham&quot;, &quot;suffix&quot;: &quot;&quot;, &quot;given&quot;: &quot;Louise N&quot;}, {&quot;dropping-particle&quot;: &quot;&quot;, &quot;parse-names&quot;: false, &quot;non-dropping-particle&quot;: &quot;&quot;, &quot;family&quot;: &quot;Wolvetang&quot;, &quot;suffix&quot;: &quot;&quot;, &quot;given&quot;: &quot;Ernst&quot;}, {&quot;dropping-particle&quot;: &quot;&quot;, &quot;parse-names&quot;: false, &quot;non-dropping-particle&quot;: &quot;&quot;, &quot;family&quot;: &quot;Yanagi-Mizuochi&quot;, &quot;suffix&quot;: &quot;&quot;, &quot;given&quot;: &quot;Chiyo&quot;}, {&quot;dropping-particle&quot;: &quot;&quot;, &quot;parse-names&quot;: false, &quot;non-dropping-particle&quot;: &quot;&quot;, &quot;family&quot;: &quot;Yoneda&quot;, &quot;suffix&quot;: &quot;&quot;, &quot;given&quot;: &quot;Misako&quot;}, {&quot;dropping-particle&quot;: &quot;&quot;, &quot;parse-names&quot;: false, &quot;non-dropping-particle&quot;: &quot;&quot;, &quot;family&quot;: &quot;Zabierowski&quot;, &quot;suffix&quot;: &quot;&quot;, &quot;given&quot;: &quot;Susan&quot;}, {&quot;dropping-particle&quot;: &quot;&quot;, &quot;parse-names&quot;: false, &quot;non-dropping-particle&quot;: &quot;&quot;, &quot;family&quot;: &quot;Zhang&quot;, &quot;suffix&quot;: &quot;&quot;, &quot;given&quot;: &quot;Peter&quot;}, {&quot;dropping-particle&quot;: &quot;&quot;, &quot;parse-names&quot;: false, &quot;non-dropping-particle&quot;: &quot;&quot;, &quot;family&quot;: &quot;Abugessaisa&quot;, &quot;suffix&quot;: &quot;&quot;, &quot;given&quot;: &quot;Imad&quot;}, {&quot;dropping-particle&quot;: &quot;&quot;, &quot;parse-names&quot;: false, &quot;non-dropping-particle&quot;: &quot;&quot;, &quot;family&quot;: &quot;Bertin&quot;, &quot;suffix&quot;: &quot;&quot;, &quot;given&quot;: &quot;Nicolas&quot;}, {&quot;dropping-particle&quot;: &quot;&quot;, &quot;parse-names&quot;: false, &quot;non-dropping-particle&quot;: &quot;&quot;, &quot;family&quot;: &quot;Diehl&quot;, &quot;suffix&quot;: &quot;&quot;, &quot;given&quot;: &quot;Alexander D&quot;}, {&quot;dropping-particle&quot;: &quot;&quot;, &quot;parse-names&quot;: false, &quot;non-dropping-particle&quot;: &quot;&quot;, &quot;family&quot;: &quot;Fukuda&quot;, &quot;suffix&quot;: &quot;&quot;, &quot;given&quot;: &quot;Shiro&quot;}, {&quot;dropping-particle&quot;: &quot;&quot;, &quot;parse-names&quot;: false, &quot;non-dropping-particle&quot;: &quot;&quot;, &quot;family&quot;: &quot;Furuno&quot;, &quot;suffix&quot;: &quot;&quot;, &quot;given&quot;: &quot;Masaaki&quot;}, {&quot;dropping-particle&quot;: &quot;&quot;, &quot;parse-names&quot;: false, &quot;non-dropping-particle&quot;: &quot;&quot;, &quot;family&quot;: &quot;Harshbarger&quot;, &quot;suffix&quot;: &quot;&quot;, &quot;given&quot;: &quot;Jayson&quot;}, {&quot;dropping-particle&quot;: &quot;&quot;, &quot;parse-names&quot;: false, &quot;non-dropping-particle&quot;: &quot;&quot;, &quot;family&quot;: &quot;Hasegawa&quot;, &quot;suffix&quot;: &quot;&quot;, &quot;given&quot;: &quot;Akira&quot;}, {&quot;dropping-particle&quot;: &quot;&quot;, &quot;parse-names&quot;: false, &quot;non-dropping-particle&quot;: &quot;&quot;, &quot;family&quot;: &quot;Hori&quot;, &quot;suffix&quot;: &quot;&quot;, &quot;given&quot;: &quot;Fumi&quot;}, {&quot;dropping-particle&quot;: &quot;&quot;, &quot;parse-names&quot;: false, &quot;non-dropping-particle&quot;: &quot;&quot;, &quot;family&quot;: &quot;Ishikawa-Kato&quot;, &quot;suffix&quot;: &quot;&quot;, &quot;given&quot;: &quot;Sachi&quot;}, {&quot;dropping-particle&quot;: &quot;&quot;, &quot;parse-names&quot;: false, &quot;non-dropping-particle&quot;: &quot;&quot;, &quot;family&quot;: &quot;Ishizu&quot;, &quot;suffix&quot;: &quot;&quot;, &quot;given&quot;: &quot;Yuri&quot;}, {&quot;dropping-particle&quot;: &quot;&quot;, &quot;parse-names&quot;: false, &quot;non-dropping-particle&quot;: &quot;&quot;, &quot;family&quot;: &quot;Itoh&quot;, &quot;suffix&quot;: &quot;&quot;, &quot;given&quot;: &quot;Masayoshi&quot;}, {&quot;dropping-particle&quot;: &quot;&quot;, &quot;parse-names&quot;: false, &quot;non-dropping-particle&quot;: &quot;&quot;, &quot;family&quot;: &quot;Kawashima&quot;, &quot;suffix&quot;: &quot;&quot;, &quot;given&quot;: &quot;Tsugumi&quot;}, {&quot;dropping-particle&quot;: &quot;&quot;, &quot;parse-names&quot;: false, &quot;non-dropping-particle&quot;: &quot;&quot;, &quot;family&quot;: &quot;Kojima&quot;, &quot;suffix&quot;: &quot;&quot;, &quot;given&quot;: &quot;Miki&quot;}, {&quot;dropping-particle&quot;: &quot;&quot;, &quot;parse-names&quot;: false, &quot;non-dropping-particle&quot;: &quot;&quot;, &quot;family&quot;: &quot;Kondo&quot;, &quot;suffix&quot;: &quot;&quot;, &quot;given&quot;: &quot;Naoto&quot;}, {&quot;dropping-particle&quot;: &quot;&quot;, &quot;parse-names&quot;: false, &quot;non-dropping-particle&quot;: &quot;&quot;, &quot;family&quot;: &quot;Lizio&quot;, &quot;suffix&quot;: &quot;&quot;, &quot;given&quot;: &quot;Marina&quot;}, {&quot;dropping-particle&quot;: &quot;&quot;, &quot;parse-names&quot;: false, &quot;non-dropping-particle&quot;: &quot;&quot;, &quot;family&quot;: &quot;Meehan&quot;, &quot;suffix&quot;: &quot;&quot;, &quot;given&quot;: &quot;Terrence F&quot;}, {&quot;dropping-particle&quot;: &quot;&quot;, &quot;parse-names&quot;: false, &quot;non-dropping-particle&quot;: &quot;&quot;, &quot;family&quot;: &quot;Mungall&quot;, &quot;suffix&quot;: &quot;&quot;, &quot;given&quot;: &quot;Christopher J&quot;}, {&quot;dropping-particle&quot;: &quot;&quot;, &quot;parse-names&quot;: false, &quot;non-dropping-particle&quot;: &quot;&quot;, &quot;family&quot;: &quot;Murata&quot;, &quot;suffix&quot;: &quot;&quot;, &quot;given&quot;: &quot;Mitsuyoshi&quot;}, {&quot;dropping-particle&quot;: &quot;&quot;, &quot;parse-names&quot;: false, &quot;non-dropping-particle&quot;: &quot;&quot;, &quot;family&quot;: &quot;Nishiyori-Sueki&quot;, &quot;suffix&quot;: &quot;&quot;, &quot;given&quot;: &quot;Hiromi&quot;}, {&quot;dropping-particle&quot;: &quot;&quot;, &quot;parse-names&quot;: false, &quot;non-dropping-particle&quot;: &quot;&quot;, &quot;family&quot;: &quot;Sahin&quot;, &quot;suffix&quot;: &quot;&quot;, &quot;given&quot;: &quot;Serkan&quot;}, {&quot;dropping-particle&quot;: &quot;&quot;, &quot;parse-names&quot;: false, &quot;non-dropping-particle&quot;: &quot;&quot;, &quot;family&quot;: &quot;Nagao-Sato&quot;, &quot;suffix&quot;: &quot;&quot;, &quot;given&quot;: &quot;Sayaka&quot;}, {&quot;dropping-particle&quot;: &quot;&quot;, &quot;parse-names&quot;: false, &quot;non-dropping-particle&quot;: &quot;&quot;, &quot;family&quot;: &quot;Severin&quot;, &quot;suffix&quot;: &quot;&quot;, &quot;given&quot;: &quot;Jessica&quot;}, {&quot;dropping-particle&quot;: &quot;&quot;, &quot;parse-names&quot;: false, &quot;non-dropping-particle&quot;: &quot;de&quot;, &quot;family&quot;: &quot;Hoon&quot;, &quot;suffix&quot;: &quot;&quot;, &quot;given&quot;: &quot;Michiel J L&quot;}, {&quot;dropping-particle&quot;: &quot;&quot;, &quot;parse-names&quot;: false, &quot;non-dropping-particle&quot;: &quot;&quot;, &quot;family&quot;: &quot;Kawai&quot;, &quot;suffix&quot;: &quot;&quot;, &quot;given&quot;: &quot;Jun&quot;}, {&quot;dropping-particle&quot;: &quot;&quot;, &quot;parse-names&quot;: false, &quot;non-dropping-particle&quot;: &quot;&quot;, &quot;family&quot;: &quot;Kasukawa&quot;, &quot;suffix&quot;: &quot;&quot;, &quot;given&quot;: &quot;Takeya&quot;}, {&quot;dropping-particle&quot;: &quot;&quot;, &quot;parse-names&quot;: false, &quot;non-dropping-particle&quot;: &quot;&quot;, &quot;family&quot;: &quot;Lassmann&quot;, &quot;suffix&quot;: &quot;&quot;, &quot;given&quot;: &quot;Timo&quot;}, {&quot;dropping-particle&quot;: &quot;&quot;, &quot;parse-names&quot;: false, &quot;non-dropping-particle&quot;: &quot;&quot;, &quot;family&quot;: &quot;Suzuki&quot;, &quot;suffix&quot;: &quot;&quot;, &quot;given&quot;: &quot;Harukazu&quot;}, {&quot;dropping-particle&quot;: &quot;&quot;, &quot;parse-names&quot;: false, &quot;non-dropping-particle&quot;: &quot;&quot;, &quot;family&quot;: &quot;Kawaji&quot;, &quot;suffix&quot;: &quot;&quot;, &quot;given&quot;: &quot;Hideya&quot;}, {&quot;dropping-particle&quot;: &quot;&quot;, &quot;parse-names&quot;: false, &quot;non-dropping-particle&quot;: &quot;&quot;, &quot;family&quot;: &quot;Summers&quot;, &quot;suffix&quot;: &quot;&quot;, &quot;given&quot;: &quot;Kim M&quot;}, {&quot;dropping-particle&quot;: &quot;&quot;, &quot;parse-names&quot;: false, &quot;non-dropping-particle&quot;: &quot;&quot;, &quot;family&quot;: &quot;Wells&quot;, &quot;suffix&quot;: &quot;&quot;, &quot;given&quot;: &quot;Christine&quot;}, {&quot;dropping-particle&quot;: &quot;&quot;, &quot;parse-names&quot;: false, &quot;non-dropping-particle&quot;: &quot;&quot;, &quot;family&quot;: &quot;FANTOM Consortium&quot;, &quot;suffix&quot;: &quot;&quot;, &quot;given&quot;: &quot;&quot;}, {&quot;dropping-particle&quot;: &quot;&quot;, &quot;parse-names&quot;: false, &quot;non-dropping-particle&quot;: &quot;&quot;, &quot;family&quot;: &quot;Hume&quot;, &quot;suffix&quot;: &quot;&quot;, &quot;given&quot;: &quot;David A&quot;}, {&quot;dropping-particle&quot;: &quot;&quot;, &quot;parse-names&quot;: false, &quot;non-dropping-particle&quot;: &quot;&quot;, &quot;family&quot;: &quot;Forrest&quot;, &quot;suffix&quot;: &quot;&quot;, &quot;given&quot;: &quot;Alistair R R&quot;}, {&quot;dropping-particle&quot;: &quot;&quot;, &quot;parse-names&quot;: false, &quot;non-dropping-particle&quot;: &quot;&quot;, &quot;family&quot;: &quot;Sandelin&quot;, &quot;suffix&quot;: &quot;&quot;, &quot;given&quot;: &quot;Albin&quot;}, {&quot;dropping-particle&quot;: &quot;&quot;, &quot;parse-names&quot;: false, &quot;non-dropping-particle&quot;: &quot;&quot;, &quot;family&quot;: &quot;Carninci&quot;, &quot;suffix&quot;: &quot;&quot;, &quot;given&quot;: &quot;Piero&quot;}, {&quot;dropping-particle&quot;: &quot;&quot;, &quot;parse-names&quot;: false, &quot;non-dropping-particle&quot;: &quot;&quot;, &quot;family&quot;: &quot;Hayashizaki&quot;, &quot;suffix&quot;: &quot;&quot;, &quot;given&quot;: &quot;Yoshihide&quot;}], &quot;PMID&quot;: &quot;25678556&quot;, &quot;ISBN&quot;: &quot;1095-9203 (Electronic)\\r0036-8075 (Linking)&quot;, &quot;type&quot;: &quot;article-journal&quot;, &quot;container-title&quot;: &quot;Science (New York, N.Y.)&quot;, &quot;title&quot;: &quot;Transcribed enhancers lead waves of coordinated transcription in transitioning mammalian cells.&quot;, &quot;issue&quot;: &quot;6225&quot;}, &quot;uris&quot;: [&quot;http://www.mendeley.com/documents/?uuid=da7a263e-9f65-4255-b7bf-749b63eb6534&quot;], &quot;id&quot;: &quot;ITEM-1&quot;}], &quot;schema&quot;: &quot;https://github.com/citation-style-language/schema/raw/master/csl-citation.json&quot;, &quot;properties&quot;: {&quot;noteIndex&quot;: 0}, &quot;mendeley&quot;: {&quot;previouslyFormattedCitation&quot;: &quot;(Arner et al., 2015)&quot;, &quot;formattedCitation&quot;: &quot;(Arner et al., 2015)&quot;, &quot;plainTextFormattedCitation&quot;: &quot;(Arner et al., 2015)&quot;}} RNDTgPqM4HyIC"/>⁠ an<text:span text:style-name="T16">d</text:span> the resulting transcripts can recruit transcription factors to increase transcriptional activity. Enhancer-associated RNAs are often transcribed bidirectionally and rapidly degraded, but some are transcribed preferentially or exclusively in one direction <text:reference-mark-start text:name="ADDIN CSL_CITATION {&quot;citationItems&quot;: [{&quot;itemData&quot;: {&quot;DOI&quot;: &quot;10.1007/s10577-013-9384-6&quot;, &quot;volume&quot;: &quot;21&quot;, &quot;ISSN&quot;: &quot;1573-6849&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d&quot;: {&quot;date-parts&quot;: [[&quot;2013&quot;]]}, &quot;page&quot;: &quot;713-724&quot;, &quot;id&quot;: &quot;ITEM-1&quot;, &quot;author&quot;: [{&quot;dropping-particle&quot;: &quot;&quot;, &quot;parse-names&quot;: false, &quot;non-dropping-particle&quot;: &quot;&quot;, &quot;family&quot;: &quot;Darrow&quot;, &quot;suffix&quot;: &quot;&quot;, &quot;given&quot;: &quot;Emily M&quot;}, {&quot;dropping-particle&quot;: &quot;&quot;, &quot;parse-names&quot;: false, &quot;non-dropping-particle&quot;: &quot;&quot;, &quot;family&quot;: &quot;Chadwick&quot;, &quot;suffix&quot;: &quot;&quot;, &quot;given&quot;: &quot;Brian P&quot;}], &quot;type&quot;: &quot;article-journal&quot;, &quot;genre&quot;: &quot;article&quot;, &quot;container-title&quot;: &quot;Chromosome Research&quot;, &quot;title&quot;: &quot;Boosting transcription by transcription: enhancer-associated transcripts&quot;, &quot;issue&quot;: &quot;6&quot;}, &quot;uris&quot;: [&quot;http://www.mendeley.com/documents/?uuid=f2d2f3c8-28a8-4c93-9c5f-77297b5afd82&quot;, &quot;http://www.mendeley.com/documents/?uuid=3b0f4c3e-d9e2-42b1-8a69-606ba3a9531f&quot;], &quot;id&quot;: &quot;ITEM-1&quot;}], &quot;schema&quot;: &quot;https://github.com/citation-style-language/schema/raw/master/csl-citation.json&quot;, &quot;properties&quot;: {&quot;noteIndex&quot;: 0}, &quot;mendeley&quot;: {&quot;previouslyFormattedCitation&quot;: &quot;(Darrow &amp; Chadwick, 2013)&quot;, &quot;formattedCitation&quot;: &quot;(Darrow &amp; Chadwick, 2013)&quot;, &quot;plainTextFormattedCitation&quot;: &quot;(Darrow &amp; Chadwick, 2013)&quot;}} RNDPW34PHUbDO"/><text:span text:style-name="T15">(Darrow &amp; Chadwick, 2013)</text:span><text:reference-mark-end text:name="ADDIN CSL_CITATION {&quot;citationItems&quot;: [{&quot;itemData&quot;: {&quot;DOI&quot;: &quot;10.1007/s10577-013-9384-6&quot;, &quot;volume&quot;: &quot;21&quot;, &quot;ISSN&quot;: &quot;1573-6849&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d&quot;: {&quot;date-parts&quot;: [[&quot;2013&quot;]]}, &quot;page&quot;: &quot;713-724&quot;, &quot;id&quot;: &quot;ITEM-1&quot;, &quot;author&quot;: [{&quot;dropping-particle&quot;: &quot;&quot;, &quot;parse-names&quot;: false, &quot;non-dropping-particle&quot;: &quot;&quot;, &quot;family&quot;: &quot;Darrow&quot;, &quot;suffix&quot;: &quot;&quot;, &quot;given&quot;: &quot;Emily M&quot;}, {&quot;dropping-particle&quot;: &quot;&quot;, &quot;parse-names&quot;: false, &quot;non-dropping-particle&quot;: &quot;&quot;, &quot;family&quot;: &quot;Chadwick&quot;, &quot;suffix&quot;: &quot;&quot;, &quot;given&quot;: &quot;Brian P&quot;}], &quot;type&quot;: &quot;article-journal&quot;, &quot;genre&quot;: &quot;article&quot;, &quot;container-title&quot;: &quot;Chromosome Research&quot;, &quot;title&quot;: &quot;Boosting transcription by transcription: enhancer-associated transcripts&quot;, &quot;issue&quot;: &quot;6&quot;}, &quot;uris&quot;: [&quot;http://www.mendeley.com/documents/?uuid=f2d2f3c8-28a8-4c93-9c5f-77297b5afd82&quot;, &quot;http://www.mendeley.com/documents/?uuid=3b0f4c3e-d9e2-42b1-8a69-606ba3a9531f&quot;], &quot;id&quot;: &quot;ITEM-1&quot;}], &quot;schema&quot;: &quot;https://github.com/citation-style-language/schema/raw/master/csl-citation.json&quot;, &quot;properties&quot;: {&quot;noteIndex&quot;: 0}, &quot;mendeley&quot;: {&quot;previouslyFormattedCitation&quot;: &quot;(Darrow &amp; Chadwick, 2013)&quot;, &quot;formattedCitation&quot;: &quot;(Darrow &amp; Chadwick, 2013)&quot;, &quot;plainTextFormattedCitation&quot;: &quot;(Darrow &amp; Chadwick, 2013)&quot;}} RNDPW34PHUbDO"/>⁠. LincRNAs that are associated with enhancer activity (elincRNAs) and are transcribed preferentially in one direction are good candidates for studying the involvement of lincRNA in the regulation of DNA-DNA contacts. There are already some characterized elincRNAs, such as HOTTIP that have been showed to act as a link <text:span text:style-name="T34">between </text:span>chromosomal interactions and transcription. HOTTIP nascent transcript promotes transcription of several HOXA genes by recruiting of histone modifying proteins to target genes via chromosomal looping <text:reference-mark-start text:name="ADDIN CSL_CITATION {&quot;citationItems&quot;: [{&quot;itemData&quot;: {&quot;DOI&quot;: &quot;10.1038/nature09819&quot;, &quot;volume&quot;: &quot;472&quot;, &quot;ISSN&quot;: &quot;1476-4687&quot;, &quot;abstract&quot;: &quot;The genome is extensively transcribed into long intergenic noncoding RNAs (lincRNAs), many of which are implicated in gene silencing. Potential roles of lincRNAs in gene activation are much less understood. Development and homeostasis require coordinate regulation of neighbouring genes through a process termed locus control. Some locus control elements and enhancers transcribe lincRNAs, hinting at possible roles in long-range control. In vertebrates, 39 Hox genes, encoding homeodomain transcription factors critical for positional identity, are clustered in four chromosomal loci; the Hox genes are expressed in nested anterior-posterior and proximal-distal patterns colinear with their genomic position from 3' to 5'of the cluster. Here we identify HOTTIP, a lincRNA transcribed from the 5' tip of the HOXA locus that coordinates the activation of several 5' HOXA genes in vivo. Chromosomal looping brings HOTTIP into close proximity to its target genes. HOTTIP RNA binds the adaptor protein WDR5 directly and targets WDR5/MLL complexes across HOXA, driving histone H3 lysine 4 trimethylation and gene transcription. Induced proximity is necessary and sufficient for HOTTIP RNA activation of its target genes. Thus, by serving as key intermediates that transmit information from higher order chromosomal looping into chromatin modifications, lincRNAs may organize chromatin domains to coordinate long-range gene activation.&quot;, &quot;issued&quot;: {&quot;date-parts&quot;: [[&quot;2011&quot;]]}, &quot;publisher&quot;: &quot;Nature Publishing Group&quot;, &quot;page&quot;: &quot;120-4&quot;, &quot;id&quot;: &quot;ITEM-1&quot;, &quot;author&quot;: [{&quot;dropping-particle&quot;: &quot;&quot;, &quot;parse-names&quot;: false, &quot;non-dropping-particle&quot;: &quot;&quot;, &quot;family&quot;: &quot;Wang&quot;, &quot;suffix&quot;: &quot;&quot;, &quot;given&quot;: &quot;Kevin C&quot;}, {&quot;dropping-particle&quot;: &quot;&quot;, &quot;parse-names&quot;: false, &quot;non-dropping-particle&quot;: &quot;&quot;, &quot;family&quot;: &quot;Yang&quot;, &quot;suffix&quot;: &quot;&quot;, &quot;given&quot;: &quot;Yul W&quot;}, {&quot;dropping-particle&quot;: &quot;&quot;, &quot;parse-names&quot;: false, &quot;non-dropping-particle&quot;: &quot;&quot;, &quot;family&quot;: &quot;Liu&quot;, &quot;suffix&quot;: &quot;&quot;, &quot;given&quot;: &quot;Bo&quot;}, {&quot;dropping-particle&quot;: &quot;&quot;, &quot;parse-names&quot;: false, &quot;non-dropping-particle&quot;: &quot;&quot;, &quot;family&quot;: &quot;Sanyal&quot;, &quot;suffix&quot;: &quot;&quot;, &quot;given&quot;: &quot;Amartya&quot;}, {&quot;dropping-particle&quot;: &quot;&quot;, &quot;parse-names&quot;: false, &quot;non-dropping-particle&quot;: &quot;&quot;, &quot;family&quot;: &quot;Corces-Zimmerman&quot;, &quot;suffix&quot;: &quot;&quot;, &quot;given&quot;: &quot;Ryan&quot;}, {&quot;dropping-particle&quot;: &quot;&quot;, &quot;parse-names&quot;: false, &quot;non-dropping-particle&quot;: &quot;&quot;, &quot;family&quot;: &quot;Chen&quot;, &quot;suffix&quot;: &quot;&quot;, &quot;given&quot;: &quot;Yong&quot;}, {&quot;dropping-particle&quot;: &quot;&quot;, &quot;parse-names&quot;: false, &quot;non-dropping-particle&quot;: &quot;&quot;, &quot;family&quot;: &quot;Lajoie&quot;, &quot;suffix&quot;: &quot;&quot;, &quot;given&quot;: &quot;Bryan R&quot;}, {&quot;dropping-particle&quot;: &quot;&quot;, &quot;parse-names&quot;: false, &quot;non-dropping-particle&quot;: &quot;&quot;, &quot;family&quot;: &quot;Protacio&quot;, &quot;suffix&quot;: &quot;&quot;, &quot;given&quot;: &quot;Angeline&quot;}, {&quot;dropping-particle&quot;: &quot;&quot;, &quot;parse-names&quot;: false, &quot;non-dropping-particle&quot;: &quot;&quot;, &quot;family&quot;: &quot;Flynn&quot;, &quot;suffix&quot;: &quot;&quot;, &quot;given&quot;: &quot;Ryan A&quot;}, {&quot;dropping-particle&quot;: &quot;&quot;, &quot;parse-names&quot;: false, &quot;non-dropping-particle&quot;: &quot;&quot;, &quot;family&quot;: &quot;Gupta&quot;, &quot;suffix&quot;: &quot;&quot;, &quot;given&quot;: &quot;Rajnish A&quot;}, {&quot;dropping-particle&quot;: &quot;&quot;, &quot;parse-names&quot;: false, &quot;non-dropping-particle&quot;: &quot;&quot;, &quot;family&quot;: &quot;Wysocka&quot;, &quot;suffix&quot;: &quot;&quot;, &quot;given&quot;: &quot;Joanna&quot;}, {&quot;dropping-particle&quot;: &quot;&quot;, &quot;parse-names&quot;: false, &quot;non-dropping-particle&quot;: &quot;&quot;, &quot;family&quot;: &quot;Lei&quot;, &quot;suffix&quot;: &quot;&quot;, &quot;given&quot;: &quot;Ming&quot;}, {&quot;dropping-particle&quot;: &quot;&quot;, &quot;parse-names&quot;: false, &quot;non-dropping-particle&quot;: &quot;&quot;, &quot;family&quot;: &quot;Dekker&quot;, &quot;suffix&quot;: &quot;&quot;, &quot;given&quot;: &quot;Job&quot;}, {&quot;dropping-particle&quot;: &quot;&quot;, &quot;parse-names&quot;: false, &quot;non-dropping-particle&quot;: &quot;&quot;, &quot;family&quot;: &quot;Helms&quot;, &quot;suffix&quot;: &quot;&quot;, &quot;given&quot;: &quot;Jill A&quot;}, {&quot;dropping-particle&quot;: &quot;&quot;, &quot;parse-names&quot;: false, &quot;non-dropping-particle&quot;: &quot;&quot;, &quot;family&quot;: &quot;Chang&quot;, &quot;suffix&quot;: &quot;&quot;, &quot;given&quot;: &quot;Howard Y&quot;}], &quot;PMID&quot;: &quot;21423168&quot;, &quot;ISBN&quot;: &quot;1476-4687 (Electronic)\\n0028-0836 (Linking)&quot;, &quot;type&quot;: &quot;article-journal&quot;, &quot;container-title&quot;: &quot;Nature&quot;, &quot;title&quot;: &quot;A long noncoding RNA maintains active chromatin to coordinate homeotic gene expression.&quot;, &quot;issue&quot;: &quot;7341&quot;}, &quot;uris&quot;: [&quot;http://www.mendeley.com/documents/?uuid=a6e07402-167d-407a-9f7e-1b2e4ab7aaac&quot;], &quot;id&quot;: &quot;ITEM-1&quot;}], &quot;schema&quot;: &quot;https://github.com/citation-style-language/schema/raw/master/csl-citation.json&quot;, &quot;properties&quot;: {&quot;noteIndex&quot;: 0}, &quot;mendeley&quot;: {&quot;previouslyFormattedCitation&quot;: &quot;(Wang et al., 2011)&quot;, &quot;formattedCitation&quot;: &quot;(Wang et al., 2011)&quot;, &quot;plainTextFormattedCitation&quot;: &quot;(Wang et al., 2011)&quot;}} RNDoNvQDmHkZq"/>(Wang et al., 2011)<text:reference-mark-end text:name="ADDIN CSL_CITATION {&quot;citationItems&quot;: [{&quot;itemData&quot;: {&quot;DOI&quot;: &quot;10.1038/nature09819&quot;, &quot;volume&quot;: &quot;472&quot;, &quot;ISSN&quot;: &quot;1476-4687&quot;, &quot;abstract&quot;: &quot;The genome is extensively transcribed into long intergenic noncoding RNAs (lincRNAs), many of which are implicated in gene silencing. Potential roles of lincRNAs in gene activation are much less understood. Development and homeostasis require coordinate regulation of neighbouring genes through a process termed locus control. Some locus control elements and enhancers transcribe lincRNAs, hinting at possible roles in long-range control. In vertebrates, 39 Hox genes, encoding homeodomain transcription factors critical for positional identity, are clustered in four chromosomal loci; the Hox genes are expressed in nested anterior-posterior and proximal-distal patterns colinear with their genomic position from 3' to 5'of the cluster. Here we identify HOTTIP, a lincRNA transcribed from the 5' tip of the HOXA locus that coordinates the activation of several 5' HOXA genes in vivo. Chromosomal looping brings HOTTIP into close proximity to its target genes. HOTTIP RNA binds the adaptor protein WDR5 directly and targets WDR5/MLL complexes across HOXA, driving histone H3 lysine 4 trimethylation and gene transcription. Induced proximity is necessary and sufficient for HOTTIP RNA activation of its target genes. Thus, by serving as key intermediates that transmit information from higher order chromosomal looping into chromatin modifications, lincRNAs may organize chromatin domains to coordinate long-range gene activation.&quot;, &quot;issued&quot;: {&quot;date-parts&quot;: [[&quot;2011&quot;]]}, &quot;publisher&quot;: &quot;Nature Publishing Group&quot;, &quot;page&quot;: &quot;120-4&quot;, &quot;id&quot;: &quot;ITEM-1&quot;, &quot;author&quot;: [{&quot;dropping-particle&quot;: &quot;&quot;, &quot;parse-names&quot;: false, &quot;non-dropping-particle&quot;: &quot;&quot;, &quot;family&quot;: &quot;Wang&quot;, &quot;suffix&quot;: &quot;&quot;, &quot;given&quot;: &quot;Kevin C&quot;}, {&quot;dropping-particle&quot;: &quot;&quot;, &quot;parse-names&quot;: false, &quot;non-dropping-particle&quot;: &quot;&quot;, &quot;family&quot;: &quot;Yang&quot;, &quot;suffix&quot;: &quot;&quot;, &quot;given&quot;: &quot;Yul W&quot;}, {&quot;dropping-particle&quot;: &quot;&quot;, &quot;parse-names&quot;: false, &quot;non-dropping-particle&quot;: &quot;&quot;, &quot;family&quot;: &quot;Liu&quot;, &quot;suffix&quot;: &quot;&quot;, &quot;given&quot;: &quot;Bo&quot;}, {&quot;dropping-particle&quot;: &quot;&quot;, &quot;parse-names&quot;: false, &quot;non-dropping-particle&quot;: &quot;&quot;, &quot;family&quot;: &quot;Sanyal&quot;, &quot;suffix&quot;: &quot;&quot;, &quot;given&quot;: &quot;Amartya&quot;}, {&quot;dropping-particle&quot;: &quot;&quot;, &quot;parse-names&quot;: false, &quot;non-dropping-particle&quot;: &quot;&quot;, &quot;family&quot;: &quot;Corces-Zimmerman&quot;, &quot;suffix&quot;: &quot;&quot;, &quot;given&quot;: &quot;Ryan&quot;}, {&quot;dropping-particle&quot;: &quot;&quot;, &quot;parse-names&quot;: false, &quot;non-dropping-particle&quot;: &quot;&quot;, &quot;family&quot;: &quot;Chen&quot;, &quot;suffix&quot;: &quot;&quot;, &quot;given&quot;: &quot;Yong&quot;}, {&quot;dropping-particle&quot;: &quot;&quot;, &quot;parse-names&quot;: false, &quot;non-dropping-particle&quot;: &quot;&quot;, &quot;family&quot;: &quot;Lajoie&quot;, &quot;suffix&quot;: &quot;&quot;, &quot;given&quot;: &quot;Bryan R&quot;}, {&quot;dropping-particle&quot;: &quot;&quot;, &quot;parse-names&quot;: false, &quot;non-dropping-particle&quot;: &quot;&quot;, &quot;family&quot;: &quot;Protacio&quot;, &quot;suffix&quot;: &quot;&quot;, &quot;given&quot;: &quot;Angeline&quot;}, {&quot;dropping-particle&quot;: &quot;&quot;, &quot;parse-names&quot;: false, &quot;non-dropping-particle&quot;: &quot;&quot;, &quot;family&quot;: &quot;Flynn&quot;, &quot;suffix&quot;: &quot;&quot;, &quot;given&quot;: &quot;Ryan A&quot;}, {&quot;dropping-particle&quot;: &quot;&quot;, &quot;parse-names&quot;: false, &quot;non-dropping-particle&quot;: &quot;&quot;, &quot;family&quot;: &quot;Gupta&quot;, &quot;suffix&quot;: &quot;&quot;, &quot;given&quot;: &quot;Rajnish A&quot;}, {&quot;dropping-particle&quot;: &quot;&quot;, &quot;parse-names&quot;: false, &quot;non-dropping-particle&quot;: &quot;&quot;, &quot;family&quot;: &quot;Wysocka&quot;, &quot;suffix&quot;: &quot;&quot;, &quot;given&quot;: &quot;Joanna&quot;}, {&quot;dropping-particle&quot;: &quot;&quot;, &quot;parse-names&quot;: false, &quot;non-dropping-particle&quot;: &quot;&quot;, &quot;family&quot;: &quot;Lei&quot;, &quot;suffix&quot;: &quot;&quot;, &quot;given&quot;: &quot;Ming&quot;}, {&quot;dropping-particle&quot;: &quot;&quot;, &quot;parse-names&quot;: false, &quot;non-dropping-particle&quot;: &quot;&quot;, &quot;family&quot;: &quot;Dekker&quot;, &quot;suffix&quot;: &quot;&quot;, &quot;given&quot;: &quot;Job&quot;}, {&quot;dropping-particle&quot;: &quot;&quot;, &quot;parse-names&quot;: false, &quot;non-dropping-particle&quot;: &quot;&quot;, &quot;family&quot;: &quot;Helms&quot;, &quot;suffix&quot;: &quot;&quot;, &quot;given&quot;: &quot;Jill A&quot;}, {&quot;dropping-particle&quot;: &quot;&quot;, &quot;parse-names&quot;: false, &quot;non-dropping-particle&quot;: &quot;&quot;, &quot;family&quot;: &quot;Chang&quot;, &quot;suffix&quot;: &quot;&quot;, &quot;given&quot;: &quot;Howard Y&quot;}], &quot;PMID&quot;: &quot;21423168&quot;, &quot;ISBN&quot;: &quot;1476-4687 (Electronic)\\n0028-0836 (Linking)&quot;, &quot;type&quot;: &quot;article-journal&quot;, &quot;container-title&quot;: &quot;Nature&quot;, &quot;title&quot;: &quot;A long noncoding RNA maintains active chromatin to coordinate homeotic gene expression.&quot;, &quot;issue&quot;: &quot;7341&quot;}, &quot;uris&quot;: [&quot;http://www.mendeley.com/documents/?uuid=a6e07402-167d-407a-9f7e-1b2e4ab7aaac&quot;], &quot;id&quot;: &quot;ITEM-1&quot;}], &quot;schema&quot;: &quot;https://github.com/citation-style-language/schema/raw/master/csl-citation.json&quot;, &quot;properties&quot;: {&quot;noteIndex&quot;: 0}, &quot;mendeley&quot;: {&quot;previouslyFormattedCitation&quot;: &quot;(Wang et al., 2011)&quot;, &quot;formattedCitation&quot;: &quot;(Wang et al., 2011)&quot;, &quot;plainTextFormattedCitation&quot;: &quot;(Wang et al., 2011)&quot;}} RNDoNvQDmHkZq"/><text:span text:style-name="T15">⁠</text:span>⁠. Although this elincRNA transforms information from high order chromatin organization into histone modifications, it it is not required for the formation of chromosomal looping, but this might not hold true for all elincRNAs.</text:p>
      <text:p text:style-name="P1"/>
      <text:p text:style-name="P1">LincRNAs promoters are enriched in enhancer marks <text:reference-mark-start text:name="ADDIN CSL_CITATION {&quot;citationItems&quot;: [{&quot;itemData&quot;: {&quot;DOI&quot;: &quot;10.1016/j.ajhg.2013.10.022&quot;, &quot;volume&quot;: &quot;93&quot;, &quot;ISSN&quot;: &quot;00029297&quot;, &quot;abstract&quot;: &quot;Large intergenic noncoding RNAs (lincRNAs) are still poorly functionally characterized. We analyzed the genetic and epigenetic regulation of human lincRNA expression in the GenCord collection by using three cell types from 195 unrelated European individuals. We detected a considerable number of cis expression quantitative trait loci (cis-eQTLs) and demonstrated that the genetic regulation of lincRNA expression is independent of the regulation of neighboring protein-coding genes. lincRNAs have relatively more cis-eQTLs than do equally expressed protein-coding genes with the same exon number. lincRNA cis-eQTLs are located closer to transcription start sites (TSSs) and their effect sizes are higher than cis-eQTLs found for protein-coding genes, suggesting that lincRNA expression levels are less constrained than that of protein-coding genes. Additionally, lincRNA cis-eQTLs can influence the expression level of nearby protein-coding genes and thus could be considered as QTLs for enhancer activity. Enrichment of expressed lincRNA promoters in enhancer marks provides an additional argument for the involvement of lincRNAs in the regulation of transcription in cis. By investigating the epigenetic regulation of lincRNAs, we observed both positive and negative correlations between DNA methylation and gene expression (expression quantitative trait methylation [eQTMs]), as expected, and found that the landscapes of passive and active roles of DNA methylation in gene regulation are similar to protein-coding genes. However, lincRNA eQTMs are located closer to TSSs than are protein-coding gene eQTMs. These similarities and differences in genetic and epigenetic regulation between lincRNAs and protein-coding genes contribute to the elucidation of potential functions of lincRNAs. ?? 2013 The American Society of Human Genetics.&quot;, &quot;issued&quot;: {&quot;date-parts&quot;: [[&quot;2013&quot;]]}, &quot;publisher&quot;: &quot;The American Society of Human Genetics&quot;, &quot;page&quot;: &quot;1015-1026&quot;, &quot;id&quot;: &quot;ITEM-1&quot;, &quot;author&quot;: [{&quot;dropping-particle&quot;: &quot;&quot;, &quot;parse-names&quot;: false, &quot;non-dropping-particle&quot;: &quot;&quot;, &quot;family&quot;: &quot;Popadin&quot;, &quot;suffix&quot;: &quot;&quot;, &quot;given&quot;: &quot;Konstantin&quot;}, {&quot;dropping-particle&quot;: &quot;&quot;, &quot;parse-names&quot;: false, &quot;non-dropping-particle&quot;: &quot;&quot;, &quot;family&quot;: &quot;Gutierrez-Arcelus&quot;, &quot;suffix&quot;: &quot;&quot;, &quot;given&quot;: &quot;Maria&quot;}, {&quot;dropping-particle&quot;: &quot;&quot;, &quot;parse-names&quot;: false, &quot;non-dropping-particle&quot;: &quot;&quot;, &quot;family&quot;: &quot;Dermitzakis&quot;, &quot;suffix&quot;: &quot;&quot;, &quot;given&quot;: &quot;Emmanouil T.&quot;}, {&quot;dropping-particle&quot;: &quot;&quot;, &quot;parse-names&quot;: false, &quot;non-dropping-particle&quot;: &quot;&quot;, &quot;family&quot;: &quot;Antonarakis&quot;, &quot;suffix&quot;: &quot;&quot;, &quot;given&quot;: &quot;Stylianos E.&quot;}], &quot;PMID&quot;: &quot;24268656&quot;, &quot;ISBN&quot;: &quot;1537-6605 (Electronic)\\r0002-9297 (Linking)&quot;, &quot;type&quot;: &quot;article-journal&quot;, &quot;container-title&quot;: &quot;American Journal of Human Genetics&quot;, &quot;title&quot;: &quot;Genetic and epigenetic regulation of human lincrna gene expression&quot;, &quot;issue&quot;: &quot;6&quot;}, &quot;uris&quot;: [&quot;http://www.mendeley.com/documents/?uuid=3fdf3d7b-a002-420b-a47e-2b2c98931688&quot;], &quot;id&quot;: &quot;ITEM-1&quot;}], &quot;schema&quot;: &quot;https://github.com/citation-style-language/schema/raw/master/csl-citation.json&quot;, &quot;properties&quot;: {&quot;noteIndex&quot;: 0}, &quot;mendeley&quot;: {&quot;previouslyFormattedCitation&quot;: &quot;(Popadin, Gutierrez-Arcelus, Dermitzakis, &amp; Antonarakis, 2013)&quot;, &quot;formattedCitation&quot;: &quot;(Popadin, Gutierrez-Arcelus, Dermitzakis, &amp; Antonarakis, 2013)&quot;, &quot;plainTextFormattedCitation&quot;: &quot;(Popadin, Gutierrez-Arcelus, Dermitzakis, &amp; Antonarakis, 2013)&quot;}} RNDIi48iE7ayI"/><text:span text:style-name="T15">(Popadin, Gutierrez-Arcelus, Dermitzakis, &amp; Antonarakis, 2013)</text:span><text:reference-mark-end text:name="ADDIN CSL_CITATION {&quot;citationItems&quot;: [{&quot;itemData&quot;: {&quot;DOI&quot;: &quot;10.1016/j.ajhg.2013.10.022&quot;, &quot;volume&quot;: &quot;93&quot;, &quot;ISSN&quot;: &quot;00029297&quot;, &quot;abstract&quot;: &quot;Large intergenic noncoding RNAs (lincRNAs) are still poorly functionally characterized. We analyzed the genetic and epigenetic regulation of human lincRNA expression in the GenCord collection by using three cell types from 195 unrelated European individuals. We detected a considerable number of cis expression quantitative trait loci (cis-eQTLs) and demonstrated that the genetic regulation of lincRNA expression is independent of the regulation of neighboring protein-coding genes. lincRNAs have relatively more cis-eQTLs than do equally expressed protein-coding genes with the same exon number. lincRNA cis-eQTLs are located closer to transcription start sites (TSSs) and their effect sizes are higher than cis-eQTLs found for protein-coding genes, suggesting that lincRNA expression levels are less constrained than that of protein-coding genes. Additionally, lincRNA cis-eQTLs can influence the expression level of nearby protein-coding genes and thus could be considered as QTLs for enhancer activity. Enrichment of expressed lincRNA promoters in enhancer marks provides an additional argument for the involvement of lincRNAs in the regulation of transcription in cis. By investigating the epigenetic regulation of lincRNAs, we observed both positive and negative correlations between DNA methylation and gene expression (expression quantitative trait methylation [eQTMs]), as expected, and found that the landscapes of passive and active roles of DNA methylation in gene regulation are similar to protein-coding genes. However, lincRNA eQTMs are located closer to TSSs than are protein-coding gene eQTMs. These similarities and differences in genetic and epigenetic regulation between lincRNAs and protein-coding genes contribute to the elucidation of potential functions of lincRNAs. ?? 2013 The American Society of Human Genetics.&quot;, &quot;issued&quot;: {&quot;date-parts&quot;: [[&quot;2013&quot;]]}, &quot;publisher&quot;: &quot;The American Society of Human Genetics&quot;, &quot;page&quot;: &quot;1015-1026&quot;, &quot;id&quot;: &quot;ITEM-1&quot;, &quot;author&quot;: [{&quot;dropping-particle&quot;: &quot;&quot;, &quot;parse-names&quot;: false, &quot;non-dropping-particle&quot;: &quot;&quot;, &quot;family&quot;: &quot;Popadin&quot;, &quot;suffix&quot;: &quot;&quot;, &quot;given&quot;: &quot;Konstantin&quot;}, {&quot;dropping-particle&quot;: &quot;&quot;, &quot;parse-names&quot;: false, &quot;non-dropping-particle&quot;: &quot;&quot;, &quot;family&quot;: &quot;Gutierrez-Arcelus&quot;, &quot;suffix&quot;: &quot;&quot;, &quot;given&quot;: &quot;Maria&quot;}, {&quot;dropping-particle&quot;: &quot;&quot;, &quot;parse-names&quot;: false, &quot;non-dropping-particle&quot;: &quot;&quot;, &quot;family&quot;: &quot;Dermitzakis&quot;, &quot;suffix&quot;: &quot;&quot;, &quot;given&quot;: &quot;Emmanouil T.&quot;}, {&quot;dropping-particle&quot;: &quot;&quot;, &quot;parse-names&quot;: false, &quot;non-dropping-particle&quot;: &quot;&quot;, &quot;family&quot;: &quot;Antonarakis&quot;, &quot;suffix&quot;: &quot;&quot;, &quot;given&quot;: &quot;Stylianos E.&quot;}], &quot;PMID&quot;: &quot;24268656&quot;, &quot;ISBN&quot;: &quot;1537-6605 (Electronic)\\r0002-9297 (Linking)&quot;, &quot;type&quot;: &quot;article-journal&quot;, &quot;container-title&quot;: &quot;American Journal of Human Genetics&quot;, &quot;title&quot;: &quot;Genetic and epigenetic regulation of human lincrna gene expression&quot;, &quot;issue&quot;: &quot;6&quot;}, &quot;uris&quot;: [&quot;http://www.mendeley.com/documents/?uuid=3fdf3d7b-a002-420b-a47e-2b2c98931688&quot;], &quot;id&quot;: &quot;ITEM-1&quot;}], &quot;schema&quot;: &quot;https://github.com/citation-style-language/schema/raw/master/csl-citation.json&quot;, &quot;properties&quot;: {&quot;noteIndex&quot;: 0}, &quot;mendeley&quot;: {&quot;previouslyFormattedCitation&quot;: &quot;(Popadin, Gutierrez-Arcelus, Dermitzakis, &amp; Antonarakis, 2013)&quot;, &quot;formattedCitation&quot;: &quot;(Popadin, Gutierrez-Arcelus, Dermitzakis, &amp; Antonarakis, 2013)&quot;, &quot;plainTextFormattedCitation&quot;: &quot;(Popadin, Gutierrez-Arcelus, Dermitzakis, &amp; Antonarakis, 2013)&quot;}} RNDIi48iE7ayI"/>⁠, <text:s/>which <text:s/>suggests their likely role in <text:soft-page-break/>transcriptional regulation. Additionally, lincRNAs might be involved in the control of nuclear architecture as they have been shown to be enriched at TAD-boundaries to mediate promoter-enhancer interactions <text:reference-mark-start text:name="ADDIN CSL_CITATION {&quot;citationItems&quot;: [{&quot;itemData&quot;: {&quot;DOI&quot;: &quot;10.1093/nar/gkw225&quot;, &quot;volume&quot;: &quot;44&quot;, &quot;ISSN&quot;: &quot;13624962&quot;, &quot;abstract&quot;: &quot;Defining chromatin interaction frequencies and topo- logical domains is a great challenge for the anno- tations of genome structures. Although the chro- mosome conformation capture (3C) and its deriva- tive methods have been developed for exploring the global interactome, they are limited by high exper- imental complexity and costs. Here we describe a novel computationalmethod, called CITD, for de no v o prediction of the chromatin interaction map by inte- grating histone modification data.We used the public epigenomic data from human fibroblast IMR90 cell and embryonic stem cell (H1) to develop and test CITD, which can not only successfully reconstruct the chromatin interaction frequencies discovered by the Hi-C technology, but also provide additional novel details of chromosomal organizations. We predicted the chromatin interaction frequencies, topological domains and their states (e.g. active or repressive) for 98 additional cell types from Roadmap Epige- nomics and ENCODE projects. A total of 131 protein- coding genes located near 78 preserved boundaries among 100 cell types are found to be significantly enriched in functional categories of the nucleosome organization and chromatin assembly. CITD and its predicted results can be used for complementing the topological domains derived from limited Hi-C data and facilitating the understanding of spatial princi- ples underlying the chromosomal organization.&quot;, &quot;issued&quot;: {&quot;date-parts&quot;: [[&quot;2016&quot;]]}, &quot;page&quot;: &quot;1-12&quot;, &quot;id&quot;: &quot;ITEM-1&quot;, &quot;author&quot;: [{&quot;dropping-particle&quot;: &quot;&quot;, &quot;parse-names&quot;: false, &quot;non-dropping-particle&quot;: &quot;&quot;, &quot;family&quot;: &quot;Chen&quot;, &quot;suffix&quot;: &quot;&quot;, &quot;given&quot;: &quot;Yong&quot;}, {&quot;dropping-particle&quot;: &quot;&quot;, &quot;parse-names&quot;: false, &quot;non-dropping-particle&quot;: &quot;&quot;, &quot;family&quot;: &quot;Wang&quot;, &quot;suffix&quot;: &quot;&quot;, &quot;given&quot;: &quot;Yunfei&quot;}, {&quot;dropping-particle&quot;: &quot;&quot;, &quot;parse-names&quot;: false, &quot;non-dropping-particle&quot;: &quot;&quot;, &quot;family&quot;: &quot;Xuan&quot;, &quot;suffix&quot;: &quot;&quot;, &quot;given&quot;: &quot;Zhenyu&quot;}, {&quot;dropping-particle&quot;: &quot;&quot;, &quot;parse-names&quot;: false, &quot;non-dropping-particle&quot;: &quot;&quot;, &quot;family&quot;: &quot;Chen&quot;, &quot;suffix&quot;: &quot;&quot;, &quot;given&quot;: &quot;Min&quot;}, {&quot;dropping-particle&quot;: &quot;&quot;, &quot;parse-names&quot;: false, &quot;non-dropping-particle&quot;: &quot;&quot;, &quot;family&quot;: &quot;Zhang&quot;, &quot;suffix&quot;: &quot;&quot;, &quot;given&quot;: &quot;Michael Q.&quot;}], &quot;PMID&quot;: &quot;27060148&quot;, &quot;type&quot;: &quot;article-journal&quot;, &quot;container-title&quot;: &quot;Nucleic Acids Research&quot;, &quot;title&quot;: &quot;De novo deciphering three-dimensional chromatin interaction and topological domains by wavelet transformation of epigenetic profiles&quot;, &quot;issue&quot;: &quot;11&quot;}, &quot;uris&quot;: [&quot;http://www.mendeley.com/documents/?uuid=7e84bb34-a95d-4157-9c0e-ad6a4842a9b6&quot;], &quot;id&quot;: &quot;ITEM-1&quot;}], &quot;schema&quot;: &quot;https://github.com/citation-style-language/schema/raw/master/csl-citation.json&quot;, &quot;properties&quot;: {&quot;noteIndex&quot;: 0}, &quot;mendeley&quot;: {&quot;previouslyFormattedCitation&quot;: &quot;(Chen, Wang, Xuan, Chen, &amp; Zhang, 2016)&quot;, &quot;formattedCitation&quot;: &quot;(Chen, Wang, Xuan, Chen, &amp; Zhang, 2016)&quot;, &quot;plainTextFormattedCitation&quot;: &quot;(Chen, Wang, Xuan, Chen, &amp; Zhang, 2016)&quot;}} RNDZqB1ShPNej"/><text:span text:style-name="T15">(Chen, Wang, Xuan, Chen, &amp; Zhang, 2016)</text:span><text:reference-mark-end text:name="ADDIN CSL_CITATION {&quot;citationItems&quot;: [{&quot;itemData&quot;: {&quot;DOI&quot;: &quot;10.1093/nar/gkw225&quot;, &quot;volume&quot;: &quot;44&quot;, &quot;ISSN&quot;: &quot;13624962&quot;, &quot;abstract&quot;: &quot;Defining chromatin interaction frequencies and topo- logical domains is a great challenge for the anno- tations of genome structures. Although the chro- mosome conformation capture (3C) and its deriva- tive methods have been developed for exploring the global interactome, they are limited by high exper- imental complexity and costs. Here we describe a novel computationalmethod, called CITD, for de no v o prediction of the chromatin interaction map by inte- grating histone modification data.We used the public epigenomic data from human fibroblast IMR90 cell and embryonic stem cell (H1) to develop and test CITD, which can not only successfully reconstruct the chromatin interaction frequencies discovered by the Hi-C technology, but also provide additional novel details of chromosomal organizations. We predicted the chromatin interaction frequencies, topological domains and their states (e.g. active or repressive) for 98 additional cell types from Roadmap Epige- nomics and ENCODE projects. A total of 131 protein- coding genes located near 78 preserved boundaries among 100 cell types are found to be significantly enriched in functional categories of the nucleosome organization and chromatin assembly. CITD and its predicted results can be used for complementing the topological domains derived from limited Hi-C data and facilitating the understanding of spatial princi- ples underlying the chromosomal organization.&quot;, &quot;issued&quot;: {&quot;date-parts&quot;: [[&quot;2016&quot;]]}, &quot;page&quot;: &quot;1-12&quot;, &quot;id&quot;: &quot;ITEM-1&quot;, &quot;author&quot;: [{&quot;dropping-particle&quot;: &quot;&quot;, &quot;parse-names&quot;: false, &quot;non-dropping-particle&quot;: &quot;&quot;, &quot;family&quot;: &quot;Chen&quot;, &quot;suffix&quot;: &quot;&quot;, &quot;given&quot;: &quot;Yong&quot;}, {&quot;dropping-particle&quot;: &quot;&quot;, &quot;parse-names&quot;: false, &quot;non-dropping-particle&quot;: &quot;&quot;, &quot;family&quot;: &quot;Wang&quot;, &quot;suffix&quot;: &quot;&quot;, &quot;given&quot;: &quot;Yunfei&quot;}, {&quot;dropping-particle&quot;: &quot;&quot;, &quot;parse-names&quot;: false, &quot;non-dropping-particle&quot;: &quot;&quot;, &quot;family&quot;: &quot;Xuan&quot;, &quot;suffix&quot;: &quot;&quot;, &quot;given&quot;: &quot;Zhenyu&quot;}, {&quot;dropping-particle&quot;: &quot;&quot;, &quot;parse-names&quot;: false, &quot;non-dropping-particle&quot;: &quot;&quot;, &quot;family&quot;: &quot;Chen&quot;, &quot;suffix&quot;: &quot;&quot;, &quot;given&quot;: &quot;Min&quot;}, {&quot;dropping-particle&quot;: &quot;&quot;, &quot;parse-names&quot;: false, &quot;non-dropping-particle&quot;: &quot;&quot;, &quot;family&quot;: &quot;Zhang&quot;, &quot;suffix&quot;: &quot;&quot;, &quot;given&quot;: &quot;Michael Q.&quot;}], &quot;PMID&quot;: &quot;27060148&quot;, &quot;type&quot;: &quot;article-journal&quot;, &quot;container-title&quot;: &quot;Nucleic Acids Research&quot;, &quot;title&quot;: &quot;De novo deciphering three-dimensional chromatin interaction and topological domains by wavelet transformation of epigenetic profiles&quot;, &quot;issue&quot;: &quot;11&quot;}, &quot;uris&quot;: [&quot;http://www.mendeley.com/documents/?uuid=7e84bb34-a95d-4157-9c0e-ad6a4842a9b6&quot;], &quot;id&quot;: &quot;ITEM-1&quot;}], &quot;schema&quot;: &quot;https://github.com/citation-style-language/schema/raw/master/csl-citation.json&quot;, &quot;properties&quot;: {&quot;noteIndex&quot;: 0}, &quot;mendeley&quot;: {&quot;previouslyFormattedCitation&quot;: &quot;(Chen, Wang, Xuan, Chen, &amp; Zhang, 2016)&quot;, &quot;formattedCitation&quot;: &quot;(Chen, Wang, Xuan, Chen, &amp; Zhang, 2016)&quot;, &quot;plainTextFormattedCitation&quot;: &quot;(Chen, Wang, Xuan, Chen, &amp; Zhang, 2016)&quot;}} RNDZqB1ShPNej"/>⁠. In addition, disrupted elincRNAs regulation has been linked to various disease diseases <text:reference-mark-start text:name="ADDIN CSL_CITATION {&quot;citationItems&quot;: [{&quot;itemData&quot;: {&quot;DOI&quot;: &quot;10.1016/j.yjmcc.2014.08.009&quot;, &quot;volume&quot;: &quot;76&quot;, &quot;ISSN&quot;: &quot;10958584&quot;, &quot;abstract&quot;: &quot;The key information processing units within gene regulatory networks are enhancers. Enhancer activity is associated with the production of tissue-specific noncoding RNAs, yet the existence of such transcripts during cardiac development has not been established. Using an integrated genomic approach, we demonstrate that fetal cardiac enhancers generate long noncoding RNAs (lncRNAs) during cardiac differentiation and morphogenesis. Enhancer expression correlates with the emergence of active enhancer chromatin states, the initiation of RNA polymerase II at enhancer loci and expression of target genes. Orthologous human sequences are also transcribed in fetal human hearts and cardiac progenitor cells. Through a systematic bioinformatic analysis, we identified and characterized, for the first time, a catalog of lncRNAs that are expressed during embryonic stem cell differentiation into cardiomyocytes and associated with active cardiac enhancer sequences. RNA-sequencing demonstrates that many of these transcripts are polyadenylated, multi-exonic long noncoding RNAs. Moreover, knockdown of two enhancer-associated lncRNAs resulted in the specific downregulation of their predicted target genes. Interestingly, the reactivation of the fetal gene program, a hallmark of the stress response in the adult heart, is accompanied by increased expression of fetal cardiac enhancer transcripts. Altogether, these findings demonstrate that the activity of cardiac enhancers and expression of their target genes are associated with the production of enhancer-derived lncRNAs.&quot;, &quot;issued&quot;: {&quot;date-parts&quot;: [[&quot;2014&quot;]]}, &quot;page&quot;: &quot;55-70&quot;, &quot;publisher&quot;: &quot;Elsevier B.V.&quot;, &quot;author&quot;: [{&quot;dropping-particle&quot;: &quot;&quot;, &quot;parse-names&quot;: false, &quot;non-dropping-particle&quot;: &quot;&quot;, &quot;family&quot;: &quot;Ounzain&quot;, &quot;suffix&quot;: &quot;&quot;, &quot;given&quot;: &quot;Samir&quot;}, {&quot;dropping-particle&quot;: &quot;&quot;, &quot;parse-names&quot;: false, &quot;non-dropping-particle&quot;: &quot;&quot;, &quot;family&quot;: &quot;Pezzuto&quot;, &quot;suffix&quot;: &quot;&quot;, &quot;given&quot;: &quot;Iole&quot;}, {&quot;dropping-particle&quot;: &quot;&quot;, &quot;parse-names&quot;: false, &quot;non-dropping-particle&quot;: &quot;&quot;, &quot;family&quot;: &quot;Micheletti&quot;, &quot;suffix&quot;: &quot;&quot;, &quot;given&quot;: &quot;Rudi&quot;}, {&quot;dropping-particle&quot;: &quot;&quot;, &quot;parse-names&quot;: false, &quot;non-dropping-particle&quot;: &quot;&quot;, &quot;family&quot;: &quot;Burdet&quot;, &quot;suffix&quot;: &quot;&quot;, &quot;given&quot;: &quot;Fr\u00e9d\u00e9ric&quot;}, {&quot;dropping-particle&quot;: &quot;&quot;, &quot;parse-names&quot;: false, &quot;non-dropping-particle&quot;: &quot;&quot;, &quot;family&quot;: &quot;Sheta&quot;, &quot;suffix&quot;: &quot;&quot;, &quot;given&quot;: &quot;Razan&quot;}, {&quot;dropping-particle&quot;: &quot;&quot;, &quot;parse-names&quot;: false, &quot;non-dropping-particle&quot;: &quot;&quot;, &quot;family&quot;: &quot;Nemir&quot;, &quot;suffix&quot;: &quot;&quot;, &quot;given&quot;: &quot;Mohamed&quot;}, {&quot;dropping-particle&quot;: &quot;&quot;, &quot;parse-names&quot;: false, &quot;non-dropping-particle&quot;: &quot;&quot;, &quot;family&quot;: &quot;Gonzales&quot;, &quot;suffix&quot;: &quot;&quot;, &quot;given&quot;: &quot;Christine&quot;}, {&quot;dropping-particle&quot;: &quot;&quot;, &quot;parse-names&quot;: false, &quot;non-dropping-particle&quot;: &quot;&quot;, &quot;family&quot;: &quot;Sarre&quot;, &quot;suffix&quot;: &quot;&quot;, &quot;given&quot;: &quot;Alexandre&quot;}, {&quot;dropping-particle&quot;: &quot;&quot;, &quot;parse-names&quot;: false, &quot;non-dropping-particle&quot;: &quot;&quot;, &quot;family&quot;: &quot;Alexanian&quot;, &quot;suffix&quot;: &quot;&quot;, &quot;given&quot;: &quot;Michael&quot;}, {&quot;dropping-particle&quot;: &quot;&quot;, &quot;parse-names&quot;: false, &quot;non-dropping-particle&quot;: &quot;&quot;, &quot;family&quot;: &quot;Blow&quot;, &quot;suffix&quot;: &quot;&quot;, &quot;given&quot;: &quot;Matthew J.&quot;}, {&quot;dropping-particle&quot;: &quot;&quot;, &quot;parse-names&quot;: false, &quot;non-dropping-particle&quot;: &quot;&quot;, &quot;family&quot;: &quot;May&quot;, &quot;suffix&quot;: &quot;&quot;, &quot;given&quot;: &quot;Dalit&quot;}, {&quot;dropping-particle&quot;: &quot;&quot;, &quot;parse-names&quot;: false, &quot;non-dropping-particle&quot;: &quot;&quot;, &quot;family&quot;: &quot;Johnson&quot;, &quot;suffix&quot;: &quot;&quot;, &quot;given&quot;: &quot;Rory&quot;}, {&quot;dropping-particle&quot;: &quot;&quot;, &quot;parse-names&quot;: false, &quot;non-dropping-particle&quot;: &quot;&quot;, &quot;family&quot;: &quot;Dauvillier&quot;, &quot;suffix&quot;: &quot;&quot;, &quot;given&quot;: &quot;J\u00e9r\u00f4me&quot;}, {&quot;dropping-particle&quot;: &quot;&quot;, &quot;parse-names&quot;: false, &quot;non-dropping-particle&quot;: &quot;&quot;, &quot;family&quot;: &quot;Pennacchio&quot;, &quot;suffix&quot;: &quot;&quot;, &quot;given&quot;: &quot;Len A.&quot;}, {&quot;dropping-particle&quot;: &quot;&quot;, &quot;parse-names&quot;: false, &quot;non-dropping-particle&quot;: &quot;&quot;, &quot;family&quot;: &quot;Pedrazzini&quot;, &quot;suffix&quot;: &quot;&quot;, &quot;given&quot;: &quot;Thierry&quot;}], &quot;PMID&quot;: &quot;25149110&quot;, &quot;ISBN&quot;: &quot;1879-0313 0011-393X&quot;, &quot;id&quot;: &quot;ITEM-1&quot;, &quot;type&quot;: &quot;article-journal&quot;, &quot;container-title&quot;: &quot;Journal of molecular and cellular cardiology&quot;, &quot;title&quot;: &quot;Functional importance of cardiac enhancer-associated noncoding RNAs in heart development and disease&quot;}, &quot;uris&quot;: [&quot;http://www.mendeley.com/documents/?uuid=9532671e-35f1-4e70-a5c1-f8655ea59f23&quot;, &quot;http://www.mendeley.com/documents/?uuid=ec5ccca8-ff78-4b23-9d6b-452dfb207ba6&quot;], &quot;id&quot;: &quot;ITEM-1&quot;}], &quot;schema&quot;: &quot;https://github.com/citation-style-language/schema/raw/master/csl-citation.json&quot;, &quot;properties&quot;: {&quot;noteIndex&quot;: 0}, &quot;mendeley&quot;: {&quot;previouslyFormattedCitation&quot;: &quot;(Ounzain et al., 2014)&quot;, &quot;formattedCitation&quot;: &quot;(Ounzain et al., 2014)&quot;, &quot;plainTextFormattedCitation&quot;: &quot;(Ounzain et al., 2014)&quot;}} RND8uqlH26ht0"/><text:span text:style-name="T15">(Ounzain et al., 2014)</text:span><text:reference-mark-end text:name="ADDIN CSL_CITATION {&quot;citationItems&quot;: [{&quot;itemData&quot;: {&quot;DOI&quot;: &quot;10.1016/j.yjmcc.2014.08.009&quot;, &quot;volume&quot;: &quot;76&quot;, &quot;ISSN&quot;: &quot;10958584&quot;, &quot;abstract&quot;: &quot;The key information processing units within gene regulatory networks are enhancers. Enhancer activity is associated with the production of tissue-specific noncoding RNAs, yet the existence of such transcripts during cardiac development has not been established. Using an integrated genomic approach, we demonstrate that fetal cardiac enhancers generate long noncoding RNAs (lncRNAs) during cardiac differentiation and morphogenesis. Enhancer expression correlates with the emergence of active enhancer chromatin states, the initiation of RNA polymerase II at enhancer loci and expression of target genes. Orthologous human sequences are also transcribed in fetal human hearts and cardiac progenitor cells. Through a systematic bioinformatic analysis, we identified and characterized, for the first time, a catalog of lncRNAs that are expressed during embryonic stem cell differentiation into cardiomyocytes and associated with active cardiac enhancer sequences. RNA-sequencing demonstrates that many of these transcripts are polyadenylated, multi-exonic long noncoding RNAs. Moreover, knockdown of two enhancer-associated lncRNAs resulted in the specific downregulation of their predicted target genes. Interestingly, the reactivation of the fetal gene program, a hallmark of the stress response in the adult heart, is accompanied by increased expression of fetal cardiac enhancer transcripts. Altogether, these findings demonstrate that the activity of cardiac enhancers and expression of their target genes are associated with the production of enhancer-derived lncRNAs.&quot;, &quot;issued&quot;: {&quot;date-parts&quot;: [[&quot;2014&quot;]]}, &quot;page&quot;: &quot;55-70&quot;, &quot;publisher&quot;: &quot;Elsevier B.V.&quot;, &quot;author&quot;: [{&quot;dropping-particle&quot;: &quot;&quot;, &quot;parse-names&quot;: false, &quot;non-dropping-particle&quot;: &quot;&quot;, &quot;family&quot;: &quot;Ounzain&quot;, &quot;suffix&quot;: &quot;&quot;, &quot;given&quot;: &quot;Samir&quot;}, {&quot;dropping-particle&quot;: &quot;&quot;, &quot;parse-names&quot;: false, &quot;non-dropping-particle&quot;: &quot;&quot;, &quot;family&quot;: &quot;Pezzuto&quot;, &quot;suffix&quot;: &quot;&quot;, &quot;given&quot;: &quot;Iole&quot;}, {&quot;dropping-particle&quot;: &quot;&quot;, &quot;parse-names&quot;: false, &quot;non-dropping-particle&quot;: &quot;&quot;, &quot;family&quot;: &quot;Micheletti&quot;, &quot;suffix&quot;: &quot;&quot;, &quot;given&quot;: &quot;Rudi&quot;}, {&quot;dropping-particle&quot;: &quot;&quot;, &quot;parse-names&quot;: false, &quot;non-dropping-particle&quot;: &quot;&quot;, &quot;family&quot;: &quot;Burdet&quot;, &quot;suffix&quot;: &quot;&quot;, &quot;given&quot;: &quot;Fr\u00e9d\u00e9ric&quot;}, {&quot;dropping-particle&quot;: &quot;&quot;, &quot;parse-names&quot;: false, &quot;non-dropping-particle&quot;: &quot;&quot;, &quot;family&quot;: &quot;Sheta&quot;, &quot;suffix&quot;: &quot;&quot;, &quot;given&quot;: &quot;Razan&quot;}, {&quot;dropping-particle&quot;: &quot;&quot;, &quot;parse-names&quot;: false, &quot;non-dropping-particle&quot;: &quot;&quot;, &quot;family&quot;: &quot;Nemir&quot;, &quot;suffix&quot;: &quot;&quot;, &quot;given&quot;: &quot;Mohamed&quot;}, {&quot;dropping-particle&quot;: &quot;&quot;, &quot;parse-names&quot;: false, &quot;non-dropping-particle&quot;: &quot;&quot;, &quot;family&quot;: &quot;Gonzales&quot;, &quot;suffix&quot;: &quot;&quot;, &quot;given&quot;: &quot;Christine&quot;}, {&quot;dropping-particle&quot;: &quot;&quot;, &quot;parse-names&quot;: false, &quot;non-dropping-particle&quot;: &quot;&quot;, &quot;family&quot;: &quot;Sarre&quot;, &quot;suffix&quot;: &quot;&quot;, &quot;given&quot;: &quot;Alexandre&quot;}, {&quot;dropping-particle&quot;: &quot;&quot;, &quot;parse-names&quot;: false, &quot;non-dropping-particle&quot;: &quot;&quot;, &quot;family&quot;: &quot;Alexanian&quot;, &quot;suffix&quot;: &quot;&quot;, &quot;given&quot;: &quot;Michael&quot;}, {&quot;dropping-particle&quot;: &quot;&quot;, &quot;parse-names&quot;: false, &quot;non-dropping-particle&quot;: &quot;&quot;, &quot;family&quot;: &quot;Blow&quot;, &quot;suffix&quot;: &quot;&quot;, &quot;given&quot;: &quot;Matthew J.&quot;}, {&quot;dropping-particle&quot;: &quot;&quot;, &quot;parse-names&quot;: false, &quot;non-dropping-particle&quot;: &quot;&quot;, &quot;family&quot;: &quot;May&quot;, &quot;suffix&quot;: &quot;&quot;, &quot;given&quot;: &quot;Dalit&quot;}, {&quot;dropping-particle&quot;: &quot;&quot;, &quot;parse-names&quot;: false, &quot;non-dropping-particle&quot;: &quot;&quot;, &quot;family&quot;: &quot;Johnson&quot;, &quot;suffix&quot;: &quot;&quot;, &quot;given&quot;: &quot;Rory&quot;}, {&quot;dropping-particle&quot;: &quot;&quot;, &quot;parse-names&quot;: false, &quot;non-dropping-particle&quot;: &quot;&quot;, &quot;family&quot;: &quot;Dauvillier&quot;, &quot;suffix&quot;: &quot;&quot;, &quot;given&quot;: &quot;J\u00e9r\u00f4me&quot;}, {&quot;dropping-particle&quot;: &quot;&quot;, &quot;parse-names&quot;: false, &quot;non-dropping-particle&quot;: &quot;&quot;, &quot;family&quot;: &quot;Pennacchio&quot;, &quot;suffix&quot;: &quot;&quot;, &quot;given&quot;: &quot;Len A.&quot;}, {&quot;dropping-particle&quot;: &quot;&quot;, &quot;parse-names&quot;: false, &quot;non-dropping-particle&quot;: &quot;&quot;, &quot;family&quot;: &quot;Pedrazzini&quot;, &quot;suffix&quot;: &quot;&quot;, &quot;given&quot;: &quot;Thierry&quot;}], &quot;PMID&quot;: &quot;25149110&quot;, &quot;ISBN&quot;: &quot;1879-0313 0011-393X&quot;, &quot;id&quot;: &quot;ITEM-1&quot;, &quot;type&quot;: &quot;article-journal&quot;, &quot;container-title&quot;: &quot;Journal of molecular and cellular cardiology&quot;, &quot;title&quot;: &quot;Functional importance of cardiac enhancer-associated noncoding RNAs in heart development and disease&quot;}, &quot;uris&quot;: [&quot;http://www.mendeley.com/documents/?uuid=9532671e-35f1-4e70-a5c1-f8655ea59f23&quot;, &quot;http://www.mendeley.com/documents/?uuid=ec5ccca8-ff78-4b23-9d6b-452dfb207ba6&quot;], &quot;id&quot;: &quot;ITEM-1&quot;}], &quot;schema&quot;: &quot;https://github.com/citation-style-language/schema/raw/master/csl-citation.json&quot;, &quot;properties&quot;: {&quot;noteIndex&quot;: 0}, &quot;mendeley&quot;: {&quot;previouslyFormattedCitation&quot;: &quot;(Ounzain et al., 2014)&quot;, &quot;formattedCitation&quot;: &quot;(Ounzain et al., 2014)&quot;, &quot;plainTextFormattedCitation&quot;: &quot;(Ounzain et al., 2014)&quot;}} RND8uqlH26ht0"/>⁠.</text:p>
      <text:p text:style-name="P1"/>
      <text:p text:style-name="P3">To investigate whether enhancer-associated lincRNAs are involved in the regulation of TAD nuclear organization, I <text:span text:style-name="T27">classified</text:span> lincRNAs <text:span text:style-name="T28">based on overlap with enhancer and promoter elements. I then investigated the properties of these categories of lincRNAs and how they are associated with DNA-DNA contacts in the GM12878 human lymphoblastoid cell line.</text:span></text:p>
      <text:p text:style-name="P1"/>
      <text:p text:style-name="P1"><text:span text:style-name="T21">U</text:span>sing various bioinformatics tools to analyze publicly available multi-omics data from the ENCODE project, I investigated the molecular properties of these elincRNAs, their enrichment in different regulatory elements and their association with the amount of DNA-DNA interactions to examine their role in regulating TAD organization. <text:bookmark text:name="move3399001721"/>In general, the study of elincRNAs is of particular interest as they have been linked to various disease phenotypes <text:reference-mark-start text:name="ADDIN CSL_CITATION {&quot;citationItems&quot;: [{&quot;itemData&quot;: {&quot;DOI&quot;: &quot;10.1016/j.yjmcc.2014.08.009&quot;, &quot;volume&quot;: &quot;76&quot;, &quot;ISSN&quot;: &quot;10958584&quot;, &quot;abstract&quot;: &quot;The key information processing units within gene regulatory networks are enhancers. Enhancer activity is associated with the production of tissue-specific noncoding RNAs, yet the existence of such transcripts during cardiac development has not been established. Using an integrated genomic approach, we demonstrate that fetal cardiac enhancers generate long noncoding RNAs (lncRNAs) during cardiac differentiation and morphogenesis. Enhancer expression correlates with the emergence of active enhancer chromatin states, the initiation of RNA polymerase II at enhancer loci and expression of target genes. Orthologous human sequences are also transcribed in fetal human hearts and cardiac progenitor cells. Through a systematic bioinformatic analysis, we identified and characterized, for the first time, a catalog of lncRNAs that are expressed during embryonic stem cell differentiation into cardiomyocytes and associated with active cardiac enhancer sequences. RNA-sequencing demonstrates that many of these transcripts are polyadenylated, multi-exonic long noncoding RNAs. Moreover, knockdown of two enhancer-associated lncRNAs resulted in the specific downregulation of their predicted target genes. Interestingly, the reactivation of the fetal gene program, a hallmark of the stress response in the adult heart, is accompanied by increased expression of fetal cardiac enhancer transcripts. Altogether, these findings demonstrate that the activity of cardiac enhancers and expression of their target genes are associated with the production of enhancer-derived lncRNAs.&quot;, &quot;issued&quot;: {&quot;date-parts&quot;: [[&quot;2014&quot;]]}, &quot;page&quot;: &quot;55-70&quot;, &quot;publisher&quot;: &quot;Elsevier B.V.&quot;, &quot;author&quot;: [{&quot;dropping-particle&quot;: &quot;&quot;, &quot;parse-names&quot;: false, &quot;non-dropping-particle&quot;: &quot;&quot;, &quot;family&quot;: &quot;Ounzain&quot;, &quot;suffix&quot;: &quot;&quot;, &quot;given&quot;: &quot;Samir&quot;}, {&quot;dropping-particle&quot;: &quot;&quot;, &quot;parse-names&quot;: false, &quot;non-dropping-particle&quot;: &quot;&quot;, &quot;family&quot;: &quot;Pezzuto&quot;, &quot;suffix&quot;: &quot;&quot;, &quot;given&quot;: &quot;Iole&quot;}, {&quot;dropping-particle&quot;: &quot;&quot;, &quot;parse-names&quot;: false, &quot;non-dropping-particle&quot;: &quot;&quot;, &quot;family&quot;: &quot;Micheletti&quot;, &quot;suffix&quot;: &quot;&quot;, &quot;given&quot;: &quot;Rudi&quot;}, {&quot;dropping-particle&quot;: &quot;&quot;, &quot;parse-names&quot;: false, &quot;non-dropping-particle&quot;: &quot;&quot;, &quot;family&quot;: &quot;Burdet&quot;, &quot;suffix&quot;: &quot;&quot;, &quot;given&quot;: &quot;Fr\u00e9d\u00e9ric&quot;}, {&quot;dropping-particle&quot;: &quot;&quot;, &quot;parse-names&quot;: false, &quot;non-dropping-particle&quot;: &quot;&quot;, &quot;family&quot;: &quot;Sheta&quot;, &quot;suffix&quot;: &quot;&quot;, &quot;given&quot;: &quot;Razan&quot;}, {&quot;dropping-particle&quot;: &quot;&quot;, &quot;parse-names&quot;: false, &quot;non-dropping-particle&quot;: &quot;&quot;, &quot;family&quot;: &quot;Nemir&quot;, &quot;suffix&quot;: &quot;&quot;, &quot;given&quot;: &quot;Mohamed&quot;}, {&quot;dropping-particle&quot;: &quot;&quot;, &quot;parse-names&quot;: false, &quot;non-dropping-particle&quot;: &quot;&quot;, &quot;family&quot;: &quot;Gonzales&quot;, &quot;suffix&quot;: &quot;&quot;, &quot;given&quot;: &quot;Christine&quot;}, {&quot;dropping-particle&quot;: &quot;&quot;, &quot;parse-names&quot;: false, &quot;non-dropping-particle&quot;: &quot;&quot;, &quot;family&quot;: &quot;Sarre&quot;, &quot;suffix&quot;: &quot;&quot;, &quot;given&quot;: &quot;Alexandre&quot;}, {&quot;dropping-particle&quot;: &quot;&quot;, &quot;parse-names&quot;: false, &quot;non-dropping-particle&quot;: &quot;&quot;, &quot;family&quot;: &quot;Alexanian&quot;, &quot;suffix&quot;: &quot;&quot;, &quot;given&quot;: &quot;Michael&quot;}, {&quot;dropping-particle&quot;: &quot;&quot;, &quot;parse-names&quot;: false, &quot;non-dropping-particle&quot;: &quot;&quot;, &quot;family&quot;: &quot;Blow&quot;, &quot;suffix&quot;: &quot;&quot;, &quot;given&quot;: &quot;Matthew J.&quot;}, {&quot;dropping-particle&quot;: &quot;&quot;, &quot;parse-names&quot;: false, &quot;non-dropping-particle&quot;: &quot;&quot;, &quot;family&quot;: &quot;May&quot;, &quot;suffix&quot;: &quot;&quot;, &quot;given&quot;: &quot;Dalit&quot;}, {&quot;dropping-particle&quot;: &quot;&quot;, &quot;parse-names&quot;: false, &quot;non-dropping-particle&quot;: &quot;&quot;, &quot;family&quot;: &quot;Johnson&quot;, &quot;suffix&quot;: &quot;&quot;, &quot;given&quot;: &quot;Rory&quot;}, {&quot;dropping-particle&quot;: &quot;&quot;, &quot;parse-names&quot;: false, &quot;non-dropping-particle&quot;: &quot;&quot;, &quot;family&quot;: &quot;Dauvillier&quot;, &quot;suffix&quot;: &quot;&quot;, &quot;given&quot;: &quot;J\u00e9r\u00f4me&quot;}, {&quot;dropping-particle&quot;: &quot;&quot;, &quot;parse-names&quot;: false, &quot;non-dropping-particle&quot;: &quot;&quot;, &quot;family&quot;: &quot;Pennacchio&quot;, &quot;suffix&quot;: &quot;&quot;, &quot;given&quot;: &quot;Len A.&quot;}, {&quot;dropping-particle&quot;: &quot;&quot;, &quot;parse-names&quot;: false, &quot;non-dropping-particle&quot;: &quot;&quot;, &quot;family&quot;: &quot;Pedrazzini&quot;, &quot;suffix&quot;: &quot;&quot;, &quot;given&quot;: &quot;Thierry&quot;}], &quot;PMID&quot;: &quot;25149110&quot;, &quot;ISBN&quot;: &quot;1879-0313 0011-393X&quot;, &quot;id&quot;: &quot;ITEM-1&quot;, &quot;type&quot;: &quot;article-journal&quot;, &quot;container-title&quot;: &quot;Journal of molecular and cellular cardiology&quot;, &quot;title&quot;: &quot;Functional importance of cardiac enhancer-associated noncoding RNAs in heart development and disease&quot;}, &quot;uris&quot;: [&quot;http://www.mendeley.com/documents/?uuid=ec5ccca8-ff78-4b23-9d6b-452dfb207ba6&quot;, &quot;http://www.mendeley.com/documents/?uuid=9532671e-35f1-4e70-a5c1-f8655ea59f23&quot;], &quot;id&quot;: &quot;ITEM-1&quot;}], &quot;schema&quot;: &quot;https://github.com/citation-style-language/schema/raw/master/csl-citation.json&quot;, &quot;properties&quot;: {&quot;noteIndex&quot;: 0}, &quot;mendeley&quot;: {&quot;previouslyFormattedCitation&quot;: &quot;(Ounzain et al., 2014)&quot;, &quot;formattedCitation&quot;: &quot;(Ounzain et al., 2014)&quot;, &quot;plainTextFormattedCitation&quot;: &quot;(Ounzain et al., 2014)&quot;}} RNDiczA4ULZVB"/><text:span text:style-name="T15">(Ounzain et al., 2014)</text:span><text:reference-mark-end text:name="ADDIN CSL_CITATION {&quot;citationItems&quot;: [{&quot;itemData&quot;: {&quot;DOI&quot;: &quot;10.1016/j.yjmcc.2014.08.009&quot;, &quot;volume&quot;: &quot;76&quot;, &quot;ISSN&quot;: &quot;10958584&quot;, &quot;abstract&quot;: &quot;The key information processing units within gene regulatory networks are enhancers. Enhancer activity is associated with the production of tissue-specific noncoding RNAs, yet the existence of such transcripts during cardiac development has not been established. Using an integrated genomic approach, we demonstrate that fetal cardiac enhancers generate long noncoding RNAs (lncRNAs) during cardiac differentiation and morphogenesis. Enhancer expression correlates with the emergence of active enhancer chromatin states, the initiation of RNA polymerase II at enhancer loci and expression of target genes. Orthologous human sequences are also transcribed in fetal human hearts and cardiac progenitor cells. Through a systematic bioinformatic analysis, we identified and characterized, for the first time, a catalog of lncRNAs that are expressed during embryonic stem cell differentiation into cardiomyocytes and associated with active cardiac enhancer sequences. RNA-sequencing demonstrates that many of these transcripts are polyadenylated, multi-exonic long noncoding RNAs. Moreover, knockdown of two enhancer-associated lncRNAs resulted in the specific downregulation of their predicted target genes. Interestingly, the reactivation of the fetal gene program, a hallmark of the stress response in the adult heart, is accompanied by increased expression of fetal cardiac enhancer transcripts. Altogether, these findings demonstrate that the activity of cardiac enhancers and expression of their target genes are associated with the production of enhancer-derived lncRNAs.&quot;, &quot;issued&quot;: {&quot;date-parts&quot;: [[&quot;2014&quot;]]}, &quot;page&quot;: &quot;55-70&quot;, &quot;publisher&quot;: &quot;Elsevier B.V.&quot;, &quot;author&quot;: [{&quot;dropping-particle&quot;: &quot;&quot;, &quot;parse-names&quot;: false, &quot;non-dropping-particle&quot;: &quot;&quot;, &quot;family&quot;: &quot;Ounzain&quot;, &quot;suffix&quot;: &quot;&quot;, &quot;given&quot;: &quot;Samir&quot;}, {&quot;dropping-particle&quot;: &quot;&quot;, &quot;parse-names&quot;: false, &quot;non-dropping-particle&quot;: &quot;&quot;, &quot;family&quot;: &quot;Pezzuto&quot;, &quot;suffix&quot;: &quot;&quot;, &quot;given&quot;: &quot;Iole&quot;}, {&quot;dropping-particle&quot;: &quot;&quot;, &quot;parse-names&quot;: false, &quot;non-dropping-particle&quot;: &quot;&quot;, &quot;family&quot;: &quot;Micheletti&quot;, &quot;suffix&quot;: &quot;&quot;, &quot;given&quot;: &quot;Rudi&quot;}, {&quot;dropping-particle&quot;: &quot;&quot;, &quot;parse-names&quot;: false, &quot;non-dropping-particle&quot;: &quot;&quot;, &quot;family&quot;: &quot;Burdet&quot;, &quot;suffix&quot;: &quot;&quot;, &quot;given&quot;: &quot;Fr\u00e9d\u00e9ric&quot;}, {&quot;dropping-particle&quot;: &quot;&quot;, &quot;parse-names&quot;: false, &quot;non-dropping-particle&quot;: &quot;&quot;, &quot;family&quot;: &quot;Sheta&quot;, &quot;suffix&quot;: &quot;&quot;, &quot;given&quot;: &quot;Razan&quot;}, {&quot;dropping-particle&quot;: &quot;&quot;, &quot;parse-names&quot;: false, &quot;non-dropping-particle&quot;: &quot;&quot;, &quot;family&quot;: &quot;Nemir&quot;, &quot;suffix&quot;: &quot;&quot;, &quot;given&quot;: &quot;Mohamed&quot;}, {&quot;dropping-particle&quot;: &quot;&quot;, &quot;parse-names&quot;: false, &quot;non-dropping-particle&quot;: &quot;&quot;, &quot;family&quot;: &quot;Gonzales&quot;, &quot;suffix&quot;: &quot;&quot;, &quot;given&quot;: &quot;Christine&quot;}, {&quot;dropping-particle&quot;: &quot;&quot;, &quot;parse-names&quot;: false, &quot;non-dropping-particle&quot;: &quot;&quot;, &quot;family&quot;: &quot;Sarre&quot;, &quot;suffix&quot;: &quot;&quot;, &quot;given&quot;: &quot;Alexandre&quot;}, {&quot;dropping-particle&quot;: &quot;&quot;, &quot;parse-names&quot;: false, &quot;non-dropping-particle&quot;: &quot;&quot;, &quot;family&quot;: &quot;Alexanian&quot;, &quot;suffix&quot;: &quot;&quot;, &quot;given&quot;: &quot;Michael&quot;}, {&quot;dropping-particle&quot;: &quot;&quot;, &quot;parse-names&quot;: false, &quot;non-dropping-particle&quot;: &quot;&quot;, &quot;family&quot;: &quot;Blow&quot;, &quot;suffix&quot;: &quot;&quot;, &quot;given&quot;: &quot;Matthew J.&quot;}, {&quot;dropping-particle&quot;: &quot;&quot;, &quot;parse-names&quot;: false, &quot;non-dropping-particle&quot;: &quot;&quot;, &quot;family&quot;: &quot;May&quot;, &quot;suffix&quot;: &quot;&quot;, &quot;given&quot;: &quot;Dalit&quot;}, {&quot;dropping-particle&quot;: &quot;&quot;, &quot;parse-names&quot;: false, &quot;non-dropping-particle&quot;: &quot;&quot;, &quot;family&quot;: &quot;Johnson&quot;, &quot;suffix&quot;: &quot;&quot;, &quot;given&quot;: &quot;Rory&quot;}, {&quot;dropping-particle&quot;: &quot;&quot;, &quot;parse-names&quot;: false, &quot;non-dropping-particle&quot;: &quot;&quot;, &quot;family&quot;: &quot;Dauvillier&quot;, &quot;suffix&quot;: &quot;&quot;, &quot;given&quot;: &quot;J\u00e9r\u00f4me&quot;}, {&quot;dropping-particle&quot;: &quot;&quot;, &quot;parse-names&quot;: false, &quot;non-dropping-particle&quot;: &quot;&quot;, &quot;family&quot;: &quot;Pennacchio&quot;, &quot;suffix&quot;: &quot;&quot;, &quot;given&quot;: &quot;Len A.&quot;}, {&quot;dropping-particle&quot;: &quot;&quot;, &quot;parse-names&quot;: false, &quot;non-dropping-particle&quot;: &quot;&quot;, &quot;family&quot;: &quot;Pedrazzini&quot;, &quot;suffix&quot;: &quot;&quot;, &quot;given&quot;: &quot;Thierry&quot;}], &quot;PMID&quot;: &quot;25149110&quot;, &quot;ISBN&quot;: &quot;1879-0313 0011-393X&quot;, &quot;id&quot;: &quot;ITEM-1&quot;, &quot;type&quot;: &quot;article-journal&quot;, &quot;container-title&quot;: &quot;Journal of molecular and cellular cardiology&quot;, &quot;title&quot;: &quot;Functional importance of cardiac enhancer-associated noncoding RNAs in heart development and disease&quot;}, &quot;uris&quot;: [&quot;http://www.mendeley.com/documents/?uuid=ec5ccca8-ff78-4b23-9d6b-452dfb207ba6&quot;, &quot;http://www.mendeley.com/documents/?uuid=9532671e-35f1-4e70-a5c1-f8655ea59f23&quot;], &quot;id&quot;: &quot;ITEM-1&quot;}], &quot;schema&quot;: &quot;https://github.com/citation-style-language/schema/raw/master/csl-citation.json&quot;, &quot;properties&quot;: {&quot;noteIndex&quot;: 0}, &quot;mendeley&quot;: {&quot;previouslyFormattedCitation&quot;: &quot;(Ounzain et al., 2014)&quot;, &quot;formattedCitation&quot;: &quot;(Ounzain et al., 2014)&quot;, &quot;plainTextFormattedCitation&quot;: &quot;(Ounzain et al., 2014)&quot;}} RNDiczA4ULZVB"/>⁠.</text:p>
      <text:p text:style-name="P1"/>
      <text:p text:style-name="Standard"/>
      <text:p text:style-name="Standard"/>
      <text:p text:style-name="P1"/>
      <text:p text:style-name="P1"/>
      <text:p text:style-name="P5"><text:span text:style-name="T33">2</text:span>. Results</text:p>
      <text:p text:style-name="P10"/>
      <text:p text:style-name="P19"><text:span text:style-name="T34">B</text:span>oth lincRNAs and protein-coding genes (PCG) were divided into 3 categories based on their overlap with enhancer and promoter elements <text:span text:style-name="T6">(table 1)</text:span>. <text:span text:style-name="T31">enplincRNAs correspond to enhancer associated lincRNAs, as their expression should be driven by the enhancer since neither the region upstream of the genes nor their body contains any promoter.. </text:span></text:p>
      <text:p text:style-name="P19"/>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9">Name</text:p>
          </table:table-cell>
          <table:table-cell table:style-name="Table1.A1" office:value-type="string">
            <text:p text:style-name="P29">Overlap <text:span text:style-name="T30">status</text:span></text:p>
          </table:table-cell>
          <table:table-cell table:style-name="Table1.A1" office:value-type="string">
            <text:p text:style-name="P30">N. PCG</text:p>
          </table:table-cell>
          <table:table-cell table:style-name="Table1.D1" office:value-type="string">
            <text:p text:style-name="P30">N. lincRNA</text:p>
          </table:table-cell>
        </table:table-row>
        <table:table-row>
          <table:table-cell table:style-name="Table1.A3" office:value-type="string">
            <text:p text:style-name="P29">Enp</text:p>
          </table:table-cell>
          <table:table-cell table:style-name="Table1.B2" office:value-type="string">
            <text:p text:style-name="P29">Overlaps enhancers only.</text:p>
          </table:table-cell>
          <table:table-cell table:style-name="Table1.C2" office:value-type="string">
            <text:p text:style-name="P31">2311</text:p>
          </table:table-cell>
          <table:table-cell table:style-name="Table1.D2" office:value-type="string">
            <text:p text:style-name="P31">348</text:p>
          </table:table-cell>
        </table:table-row>
        <table:table-row>
          <table:table-cell table:style-name="Table1.A3" office:value-type="string">
            <text:p text:style-name="P29">Nep</text:p>
          </table:table-cell>
          <table:table-cell table:style-name="Table1.B3" office:value-type="string">
            <text:p text:style-name="P29">Overlaps promoter only</text:p>
          </table:table-cell>
          <table:table-cell table:style-name="Table1.C3" office:value-type="string">
            <text:p text:style-name="P31">4574</text:p>
          </table:table-cell>
          <table:table-cell table:style-name="Table1.D3" office:value-type="string">
            <text:p text:style-name="P31">456</text:p>
          </table:table-cell>
        </table:table-row>
        <table:table-row>
          <table:table-cell table:style-name="Table1.A4" office:value-type="string">
            <text:p text:style-name="P29">Nenp</text:p>
          </table:table-cell>
          <table:table-cell table:style-name="Table1.B4" office:value-type="string">
            <text:p text:style-name="P29">Overlap<text:span text:style-name="T29">s</text:span> neither promoters, nor enhancers</text:p>
          </table:table-cell>
          <table:table-cell table:style-name="Table1.C4" office:value-type="string">
            <text:p text:style-name="P31">1786</text:p>
          </table:table-cell>
          <table:table-cell table:style-name="Table1.D4" office:value-type="string">
            <text:p text:style-name="P31">1443</text:p>
          </table:table-cell>
        </table:table-row>
      </table:table>
      <text:p text:style-name="P19"/>
      <text:p text:style-name="Standard"/>
      <text:p text:style-name="P11">Expression levels</text:p>
      <text:p text:style-name="Standard"/>
      <text:p text:style-name="P22">For both lincRNAs and PCG, <text:s/>promoter associated genes have a significantly higher expression. However, the expression elincRNA is significantly lower than that of other lincRNAs, whereas there is no significant difference in protein-<text:soft-page-break/>coding genes. <text:span text:style-name="T8">(Figure from report 8C, p. 7).</text:span><text:span text:style-name="T2"> </text:span><text:span text:style-name="T3">This drop in expression might be the product of bidirectiona</text:span><text:span text:style-name="T4">l</text:span><text:span text:style-name="T3">l</text:span><text:span text:style-name="T4">y</text:span><text:span text:style-name="T3"> transcri</text:span><text:span text:style-name="T4">bed lincRNAs</text:span><text:span text:style-name="T3">. </text:span><text:span text:style-name="T9">[…?]</text:span></text:p>
      <text:p text:style-name="P22"/>
      <text:p text:style-name="P13">Tissue specificity</text:p>
      <text:p text:style-name="P12"/>
      <text:p text:style-name="P12">Conservation</text:p>
      <text:p text:style-name="P12"/>
      <text:p text:style-name="P14">Enrichment at TAD boundaries</text:p>
      <text:p text:style-name="P14"/>
      <text:p text:style-name="P21">Only neplincRNAs were foun<text:span text:style-name="T36">d</text:span> to be significantly enriched at TAD boundaries</text:p>
      <text:p text:style-name="P21"/>
      <text:p text:style-name="P15">Architectural proteins binding sites</text:p>
      <text:p text:style-name="P20"/>
      <text:p text:style-name="P33">CTCF and cohesin are often called architectural or insulator proteins, as they are <text:span text:style-name="T32">thought to prevent TADs from interacting with each other. Enrichment tests for the binding sites of these proteins in the different categories of lincRNAs revealed that, although both enplincRNAs and neplincRNAs are enriched for binding sites of CTCF, this enrichment is not as strong in enplincRNAs as in neplincRNAs.</text:span></text:p>
      <text:p text:style-name="P34">Cohesin binding sites, on the other hand, were <text:span text:style-name="T37">strongly enriched in both nep and enplincRNAs. Interestingly, RAD21 and SMC3, which are 2 subunits of cohesin, followed different patterns. SMC3 showed a stronger enrichment in neplincRNAs, while RAD21 was more enriched in enplincRNAs.</text:span></text:p>
      <text:p text:style-name="P12"/>
      <text:p text:style-name="P13">DNA-DNA contacts</text:p>
      <text:p text:style-name="P36"/>
      <text:p text:style-name="Standard"/>
      <text:list xml:id="list2048571260805445154" text:style-name="WWNum2">
        <text:list-header>
          <text:p text:style-name="P37"/>
        </text:list-header>
      </text:list>
      <text:p text:style-name="Standard"/>
      <text:p text:style-name="P6"><text:span text:style-name="T33">3</text:span>. Materials and methods:</text:p>
      <text:p text:style-name="P6"/>
      <text:p text:style-name="P23">Unless stated otherwise, all statistical tests were performed using R 3.3.1 <text:reference-mark-start text:name="ADDIN CSL_CITATION {&quot;citationItems&quot;: [{&quot;itemData&quot;: {&quot;type&quot;: &quot;article&quot;, &quot;author&quot;: [{&quot;dropping-particle&quot;: &quot;&quot;, &quot;parse-names&quot;: false, &quot;non-dropping-particle&quot;: &quot;&quot;, &quot;family&quot;: &quot;R Core Team&quot;, &quot;suffix&quot;: &quot;&quot;, &quot;given&quot;: &quot;&quot;}], &quot;issued&quot;: {&quot;date-parts&quot;: [[&quot;2016&quot;]]}, &quot;genre&quot;: &quot;manual&quot;, &quot;title&quot;: &quot;R: A Language and Environment for Statistical Computing&quot;, &quot;publisher-place&quot;: &quot;Vienna, Austria&quot;, &quot;id&quot;: &quot;ITEM-1&quot;}, &quot;uris&quot;: [&quot;http://www.mendeley.com/documents/?uuid=b04053ad-9904-47e6-ba1a-38d2f601dbce&quot;, &quot;http://www.mendeley.com/documents/?uuid=2e3ec454-bbd1-4be1-96be-11c572735791&quot;], &quot;id&quot;: &quot;ITEM-1&quot;}], &quot;schema&quot;: &quot;https://github.com/citation-style-language/schema/raw/master/csl-citation.json&quot;, &quot;properties&quot;: {&quot;noteIndex&quot;: 0}, &quot;mendeley&quot;: {&quot;previouslyFormattedCitation&quot;: &quot;(R Core Team, 2016)&quot;, &quot;formattedCitation&quot;: &quot;(R Core Team, 2016)&quot;, &quot;plainTextFormattedCitation&quot;: &quot;(R Core Team, 2016)&quot;}} RNDkTR9BfrkU7"/><text:span text:style-name="T15">(R Core Team, 2016)</text:span><text:reference-mark-end text:name="ADDIN CSL_CITATION {&quot;citationItems&quot;: [{&quot;itemData&quot;: {&quot;type&quot;: &quot;article&quot;, &quot;author&quot;: [{&quot;dropping-particle&quot;: &quot;&quot;, &quot;parse-names&quot;: false, &quot;non-dropping-particle&quot;: &quot;&quot;, &quot;family&quot;: &quot;R Core Team&quot;, &quot;suffix&quot;: &quot;&quot;, &quot;given&quot;: &quot;&quot;}], &quot;issued&quot;: {&quot;date-parts&quot;: [[&quot;2016&quot;]]}, &quot;genre&quot;: &quot;manual&quot;, &quot;title&quot;: &quot;R: A Language and Environment for Statistical Computing&quot;, &quot;publisher-place&quot;: &quot;Vienna, Austria&quot;, &quot;id&quot;: &quot;ITEM-1&quot;}, &quot;uris&quot;: [&quot;http://www.mendeley.com/documents/?uuid=b04053ad-9904-47e6-ba1a-38d2f601dbce&quot;, &quot;http://www.mendeley.com/documents/?uuid=2e3ec454-bbd1-4be1-96be-11c572735791&quot;], &quot;id&quot;: &quot;ITEM-1&quot;}], &quot;schema&quot;: &quot;https://github.com/citation-style-language/schema/raw/master/csl-citation.json&quot;, &quot;properties&quot;: {&quot;noteIndex&quot;: 0}, &quot;mendeley&quot;: {&quot;previouslyFormattedCitation&quot;: &quot;(R Core Team, 2016)&quot;, &quot;formattedCitation&quot;: &quot;(R Core Team, 2016)&quot;, &quot;plainTextFormattedCitation&quot;: &quot;(R Core Team, 2016)&quot;}} RNDkTR9BfrkU7"/>⁠. Overlapping of genomic elements were done using either bedtools 2.26 <text:reference-mark-start text:name="ADDIN CSL_CITATION {&quot;citationItems&quot;: [{&quot;itemData&quot;: {&quot;DOI&quot;: &quot;10.1093/bioinformatics/btq033&quot;, &quot;volume&quot;: &quot;26&quot;, &quot;ISSN&quot;: &quot;13674803&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sued&quot;: {&quot;date-parts&quot;: [[&quot;2010&quot;]]}, &quot;page&quot;: &quot;841-842&quot;, &quot;id&quot;: &quot;ITEM-1&quot;, &quot;author&quot;: [{&quot;dropping-particle&quot;: &quot;&quot;, &quot;parse-names&quot;: false, &quot;non-dropping-particle&quot;: &quot;&quot;, &quot;family&quot;: &quot;Quinlan&quot;, &quot;suffix&quot;: &quot;&quot;, &quot;given&quot;: &quot;Aaron R.&quot;}, {&quot;dropping-particle&quot;: &quot;&quot;, &quot;parse-names&quot;: false, &quot;non-dropping-particle&quot;: &quot;&quot;, &quot;family&quot;: &quot;Hall&quot;, &quot;suffix&quot;: &quot;&quot;, &quot;given&quot;: &quot;Ira M.&quot;}], &quot;PMID&quot;: &quot;20110278&quot;, &quot;ISBN&quot;: &quot;1367-4811 (Electronic)\\n1367-4803 (Linking)&quot;, &quot;type&quot;: &quot;article-journal&quot;, &quot;container-title&quot;: &quot;Bioinformatics&quot;, &quot;title&quot;: &quot;BEDTools: A flexible suite of utilities for comparing genomic features&quot;, &quot;issue&quot;: &quot;6&quot;}, &quot;uris&quot;: [&quot;http://www.mendeley.com/documents/?uuid=57f370dc-977c-42f2-9f04-137c49255b64&quot;], &quot;id&quot;: &quot;ITEM-1&quot;}], &quot;schema&quot;: &quot;https://github.com/citation-style-language/schema/raw/master/csl-citation.json&quot;, &quot;properties&quot;: {&quot;noteIndex&quot;: 0}, &quot;mendeley&quot;: {&quot;previouslyFormattedCitation&quot;: &quot;(Quinlan &amp; Hall, 2010)&quot;, &quot;formattedCitation&quot;: &quot;(Quinlan &amp; Hall, 2010)&quot;, &quot;plainTextFormattedCitation&quot;: &quot;(Quinlan &amp; Hall, 2010)&quot;}} RNDRPtQGWgQRU"/><text:span text:style-name="T15">(Quinlan &amp; Hall, 2010)</text:span><text:reference-mark-end text:name="ADDIN CSL_CITATION {&quot;citationItems&quot;: [{&quot;itemData&quot;: {&quot;DOI&quot;: &quot;10.1093/bioinformatics/btq033&quot;, &quot;volume&quot;: &quot;26&quot;, &quot;ISSN&quot;: &quot;13674803&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sued&quot;: {&quot;date-parts&quot;: [[&quot;2010&quot;]]}, &quot;page&quot;: &quot;841-842&quot;, &quot;id&quot;: &quot;ITEM-1&quot;, &quot;author&quot;: [{&quot;dropping-particle&quot;: &quot;&quot;, &quot;parse-names&quot;: false, &quot;non-dropping-particle&quot;: &quot;&quot;, &quot;family&quot;: &quot;Quinlan&quot;, &quot;suffix&quot;: &quot;&quot;, &quot;given&quot;: &quot;Aaron R.&quot;}, {&quot;dropping-particle&quot;: &quot;&quot;, &quot;parse-names&quot;: false, &quot;non-dropping-particle&quot;: &quot;&quot;, &quot;family&quot;: &quot;Hall&quot;, &quot;suffix&quot;: &quot;&quot;, &quot;given&quot;: &quot;Ira M.&quot;}], &quot;PMID&quot;: &quot;20110278&quot;, &quot;ISBN&quot;: &quot;1367-4811 (Electronic)\\n1367-4803 (Linking)&quot;, &quot;type&quot;: &quot;article-journal&quot;, &quot;container-title&quot;: &quot;Bioinformatics&quot;, &quot;title&quot;: &quot;BEDTools: A flexible suite of utilities for comparing genomic features&quot;, &quot;issue&quot;: &quot;6&quot;}, &quot;uris&quot;: [&quot;http://www.mendeley.com/documents/?uuid=57f370dc-977c-42f2-9f04-137c49255b64&quot;], &quot;id&quot;: &quot;ITEM-1&quot;}], &quot;schema&quot;: &quot;https://github.com/citation-style-language/schema/raw/master/csl-citation.json&quot;, &quot;properties&quot;: {&quot;noteIndex&quot;: 0}, &quot;mendeley&quot;: {&quot;previouslyFormattedCitation&quot;: &quot;(Quinlan &amp; Hall, 2010)&quot;, &quot;formattedCitation&quot;: &quot;(Quinlan &amp; Hall, 2010)&quot;, &quot;plainTextFormattedCitation&quot;: &quot;(Quinlan &amp; Hall, 2010)&quot;}} RNDRPtQGWgQRU"/>⁠or the “intervals” package <text:reference-mark-start text:name="ADDIN CSL_CITATION {&quot;citationItems&quot;: [{&quot;itemData&quot;: {&quot;type&quot;: &quot;article&quot;, &quot;note&quot;: &quot;R package version 0.15.1&quot;, &quot;author&quot;: [{&quot;dropping-particle&quot;: &quot;&quot;, &quot;parse-names&quot;: false, &quot;non-dropping-particle&quot;: &quot;&quot;, &quot;family&quot;: &quot;Bourgon&quot;, &quot;suffix&quot;: &quot;&quot;, &quot;given&quot;: &quot;Richard&quot;}], &quot;issued&quot;: {&quot;date-parts&quot;: [[&quot;2015&quot;]]}, &quot;genre&quot;: &quot;manual&quot;, &quot;title&quot;: &quot;intervals: Tools for Working with Points and Intervals&quot;, &quot;id&quot;: &quot;ITEM-1&quot;}, &quot;uris&quot;: [&quot;http://www.mendeley.com/documents/?uuid=10355d19-7773-4ae8-938a-41f484afd097&quot;], &quot;id&quot;: &quot;ITEM-1&quot;}], &quot;schema&quot;: &quot;https://github.com/citation-style-language/schema/raw/master/csl-citation.json&quot;, &quot;properties&quot;: {&quot;noteIndex&quot;: 0}, &quot;mendeley&quot;: {&quot;previouslyFormattedCitation&quot;: &quot;(Bourgon, 2015)&quot;, &quot;formattedCitation&quot;: &quot;(Bourgon, 2015)&quot;, &quot;plainTextFormattedCitation&quot;: &quot;(Bourgon, 2015)&quot;}} RNDWgygRq0n1R"/><text:span text:style-name="T15">(Bourgon, 2015)</text:span><text:reference-mark-end text:name="ADDIN CSL_CITATION {&quot;citationItems&quot;: [{&quot;itemData&quot;: {&quot;type&quot;: &quot;article&quot;, &quot;note&quot;: &quot;R package version 0.15.1&quot;, &quot;author&quot;: [{&quot;dropping-particle&quot;: &quot;&quot;, &quot;parse-names&quot;: false, &quot;non-dropping-particle&quot;: &quot;&quot;, &quot;family&quot;: &quot;Bourgon&quot;, &quot;suffix&quot;: &quot;&quot;, &quot;given&quot;: &quot;Richard&quot;}], &quot;issued&quot;: {&quot;date-parts&quot;: [[&quot;2015&quot;]]}, &quot;genre&quot;: &quot;manual&quot;, &quot;title&quot;: &quot;intervals: Tools for Working with Points and Intervals&quot;, &quot;id&quot;: &quot;ITEM-1&quot;}, &quot;uris&quot;: [&quot;http://www.mendeley.com/documents/?uuid=10355d19-7773-4ae8-938a-41f484afd097&quot;], &quot;id&quot;: &quot;ITEM-1&quot;}], &quot;schema&quot;: &quot;https://github.com/citation-style-language/schema/raw/master/csl-citation.json&quot;, &quot;properties&quot;: {&quot;noteIndex&quot;: 0}, &quot;mendeley&quot;: {&quot;previouslyFormattedCitation&quot;: &quot;(Bourgon, 2015)&quot;, &quot;formattedCitation&quot;: &quot;(Bourgon, 2015)&quot;, &quot;plainTextFormattedCitation&quot;: &quot;(Bourgon, 2015)&quot;}} RNDWgygRq0n1R"/>⁠ in R. Manipulations on Hi-C contact matri<text:span text:style-name="T19">c</text:span>es were performed using the “Matrix” package <text:reference-mark-start text:name="ADDIN CSL_CITATION {&quot;citationItems&quot;: [{&quot;itemData&quot;: {&quot;type&quot;: &quot;article&quot;, &quot;note&quot;: &quot;R package version 1.2-7.1&quot;, &quot;author&quot;: [{&quot;dropping-particle&quot;: &quot;&quot;, &quot;parse-names&quot;: false, &quot;non-dropping-particle&quot;: &quot;&quot;, &quot;family&quot;: &quot;Bates&quot;, &quot;suffix&quot;: &quot;&quot;, &quot;given&quot;: &quot;Douglas&quot;}, {&quot;dropping-particle&quot;: &quot;&quot;, &quot;parse-names&quot;: false, &quot;non-dropping-particle&quot;: &quot;&quot;, &quot;family&quot;: &quot;Maechler&quot;, &quot;suffix&quot;: &quot;&quot;, &quot;given&quot;: &quot;Martin&quot;}], &quot;issued&quot;: {&quot;date-parts&quot;: [[&quot;2016&quot;]]}, &quot;genre&quot;: &quot;manual&quot;, &quot;title&quot;: &quot;Matrix: Sparse and Dense Matrix Classes and Methods&quot;, &quot;id&quot;: &quot;ITEM-1&quot;}, &quot;uris&quot;: [&quot;http://www.mendeley.com/documents/?uuid=8f55a4a4-36d1-401b-9bd5-07ee8f033e68&quot;], &quot;id&quot;: &quot;ITEM-1&quot;}], &quot;schema&quot;: &quot;https://github.com/citation-style-language/schema/raw/master/csl-citation.json&quot;, &quot;properties&quot;: {&quot;noteIndex&quot;: 0}, &quot;mendeley&quot;: {&quot;formattedCitation&quot;: &quot;(Bates &amp; Maechler, 2016)&quot;, &quot;plainTextFormattedCitation&quot;: &quot;(Bates &amp; Maechler, 2016)&quot;}} RNDBDThioFkml"/><text:span text:style-name="T15">(Bates &amp; Maechler, 2016)</text:span><text:reference-mark-end text:name="ADDIN CSL_CITATION {&quot;citationItems&quot;: [{&quot;itemData&quot;: {&quot;type&quot;: &quot;article&quot;, &quot;note&quot;: &quot;R package version 1.2-7.1&quot;, &quot;author&quot;: [{&quot;dropping-particle&quot;: &quot;&quot;, &quot;parse-names&quot;: false, &quot;non-dropping-particle&quot;: &quot;&quot;, &quot;family&quot;: &quot;Bates&quot;, &quot;suffix&quot;: &quot;&quot;, &quot;given&quot;: &quot;Douglas&quot;}, {&quot;dropping-particle&quot;: &quot;&quot;, &quot;parse-names&quot;: false, &quot;non-dropping-particle&quot;: &quot;&quot;, &quot;family&quot;: &quot;Maechler&quot;, &quot;suffix&quot;: &quot;&quot;, &quot;given&quot;: &quot;Martin&quot;}], &quot;issued&quot;: {&quot;date-parts&quot;: [[&quot;2016&quot;]]}, &quot;genre&quot;: &quot;manual&quot;, &quot;title&quot;: &quot;Matrix: Sparse and Dense Matrix Classes and Methods&quot;, &quot;id&quot;: &quot;ITEM-1&quot;}, &quot;uris&quot;: [&quot;http://www.mendeley.com/documents/?uuid=8f55a4a4-36d1-401b-9bd5-07ee8f033e68&quot;], &quot;id&quot;: &quot;ITEM-1&quot;}], &quot;schema&quot;: &quot;https://github.com/citation-style-language/schema/raw/master/csl-citation.json&quot;, &quot;properties&quot;: {&quot;noteIndex&quot;: 0}, &quot;mendeley&quot;: {&quot;formattedCitation&quot;: &quot;(Bates &amp; Maechler, 2016)&quot;, &quot;plainTextFormattedCitation&quot;: &quot;(Bates &amp; Maechler, 2016)&quot;}} RNDBDThioFkml"/>⁠.</text:p>
      <text:p text:style-name="P23"/>
      <text:p text:style-name="P6"/>
      <text:p text:style-name="P16">Genes</text:p>
      <text:p text:style-name="P18"/>
      <text:p text:style-name="P18">LincRNAs and protein-coding genes used <text:span text:style-name="T21">were retrieved from</text:span> the ENCODE website. The list of genes used in all analyses corresponds to genes expressed in the GM12878 lymphoblastoid cell line. <text:span text:style-name="T20">Subcategories of genes were defined based on overlap between their body and the 1kb region upstream of their transcription start site, and regulatory elements available on ENCODE. These regulatory elements have been predicted computationally from Chip-seq data by a hidden Markov-model. Only predicted active promoters where considered when using promoters, and all enhancers when considering enhancers.</text:span></text:p>
      <text:p text:style-name="P16"/>
      <text:p text:style-name="P16">TAD definition</text:p>
      <text:p text:style-name="P25"><text:soft-page-break/></text:p>
      <text:p text:style-name="P28">The list of TADs used in the computations is based on that from Rao et al <text:span text:style-name="T17">(</text:span>2014<text:span text:style-name="T17">)</text:span>. They called the TADs based on Hi-C data across different human cell lines normalized and processed with their own protocol. Here, all the large TADs that completely encompassed smaller ones were removed to preserve the signal from the boundaries of the small TADs.</text:p>
      <text:p text:style-name="P23"/>
      <text:p text:style-name="P26"/>
      <text:p text:style-name="P16">TAD boundaries definition</text:p>
      <text:p text:style-name="P27"/>
      <text:p text:style-name="P28">Instead of defining TAD boundaries based on arbitrary thresholds, TADs were split into 10 bins of 10% their length. This threshold was chosen based on previous findings showing an increase in transcriptional activity at ~10% from the TAD border <text:span text:style-name="T5">(Histogram from summary 3)</text:span>.</text:p>
      <text:p text:style-name="P23"/>
      <text:p text:style-name="P16">Conservation and tissue specificity</text:p>
      <text:p text:style-name="P23"/>
      <text:p text:style-name="P23">The sequence conservation was previously calculated (Tan Yihong, J., unpublished) using <text:span text:style-name="T11">phastCons scores</text:span> <text:reference-mark-start text:name="ADDIN CSL_CITATION {&quot;citationItems&quot;: [{&quot;itemData&quot;: {&quot;DOI&quot;: &quot;10.1101/gr.3715005&quot;, &quot;volume&quot;: &quot;15&quot;, &quot;ISSN&quot;: &quot;10889051&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sued&quot;: {&quot;date-parts&quot;: [[&quot;2005&quot;]]}, &quot;page&quot;: &quot;1034-1050&quot;, &quot;id&quot;: &quot;ITEM-1&quot;, &quot;author&quot;: [{&quot;dropping-particle&quot;: &quot;&quot;, &quot;parse-names&quot;: false, &quot;non-dropping-particle&quot;: &quot;&quot;, &quot;family&quot;: &quot;Siepel&quot;, &quot;suffix&quot;: &quot;&quot;, &quot;given&quot;: &quot;Adam&quot;}, {&quot;dropping-particle&quot;: &quot;&quot;, &quot;parse-names&quot;: false, &quot;non-dropping-particle&quot;: &quot;&quot;, &quot;family&quot;: &quot;Bejerano&quot;, &quot;suffix&quot;: &quot;&quot;, &quot;given&quot;: &quot;Gill&quot;}, {&quot;dropping-particle&quot;: &quot;&quot;, &quot;parse-names&quot;: false, &quot;non-dropping-particle&quot;: &quot;&quot;, &quot;family&quot;: &quot;Pedersen&quot;, &quot;suffix&quot;: &quot;&quot;, &quot;given&quot;: &quot;Jakob S.&quot;}, {&quot;dropping-particle&quot;: &quot;&quot;, &quot;parse-names&quot;: false, &quot;non-dropping-particle&quot;: &quot;&quot;, &quot;family&quot;: &quot;Hinrichs&quot;, &quot;suffix&quot;: &quot;&quot;, &quot;given&quot;: &quot;Angie S.&quot;}, {&quot;dropping-particle&quot;: &quot;&quot;, &quot;parse-names&quot;: false, &quot;non-dropping-particle&quot;: &quot;&quot;, &quot;family&quot;: &quot;Hou&quot;, &quot;suffix&quot;: &quot;&quot;, &quot;given&quot;: &quot;Minmei&quot;}, {&quot;dropping-particle&quot;: &quot;&quot;, &quot;parse-names&quot;: false, &quot;non-dropping-particle&quot;: &quot;&quot;, &quot;family&quot;: &quot;Rosenbloom&quot;, &quot;suffix&quot;: &quot;&quot;, &quot;given&quot;: &quot;Kate&quot;}, {&quot;dropping-particle&quot;: &quot;&quot;, &quot;parse-names&quot;: false, &quot;non-dropping-particle&quot;: &quot;&quot;, &quot;family&quot;: &quot;Clawson&quot;, &quot;suffix&quot;: &quot;&quot;, &quot;given&quot;: &quot;Hiram&quot;}, {&quot;dropping-particle&quot;: &quot;&quot;, &quot;parse-names&quot;: false, &quot;non-dropping-particle&quot;: &quot;&quot;, &quot;family&quot;: &quot;Spieth&quot;, &quot;suffix&quot;: &quot;&quot;, &quot;given&quot;: &quot;John&quot;}, {&quot;dropping-particle&quot;: &quot;&quot;, &quot;parse-names&quot;: false, &quot;non-dropping-particle&quot;: &quot;&quot;, &quot;family&quot;: &quot;Hillier&quot;, &quot;suffix&quot;: &quot;&quot;, &quot;given&quot;: &quot;LaDeana W.&quot;}, {&quot;dropping-particle&quot;: &quot;&quot;, &quot;parse-names&quot;: false, &quot;non-dropping-particle&quot;: &quot;&quot;, &quot;family&quot;: &quot;Richards&quot;, &quot;suffix&quot;: &quot;&quot;, &quot;given&quot;: &quot;Stephen&quot;}, {&quot;dropping-particle&quot;: &quot;&quot;, &quot;parse-names&quot;: false, &quot;non-dropping-particle&quot;: &quot;&quot;, &quot;family&quot;: &quot;Weinstock&quot;, &quot;suffix&quot;: &quot;&quot;, &quot;given&quot;: &quot;George M.&quot;}, {&quot;dropping-particle&quot;: &quot;&quot;, &quot;parse-names&quot;: false, &quot;non-dropping-particle&quot;: &quot;&quot;, &quot;family&quot;: &quot;Wilson&quot;, &quot;suffix&quot;: &quot;&quot;, &quot;given&quot;: &quot;Richard K.&quot;}, {&quot;dropping-particle&quot;: &quot;&quot;, &quot;parse-names&quot;: false, &quot;non-dropping-particle&quot;: &quot;&quot;, &quot;family&quot;: &quot;Gibbs&quot;, &quot;suffix&quot;: &quot;&quot;, &quot;given&quot;: &quot;Richard A.&quot;}, {&quot;dropping-particle&quot;: &quot;&quot;, &quot;parse-names&quot;: false, &quot;non-dropping-particle&quot;: &quot;&quot;, &quot;family&quot;: &quot;Kent&quot;, &quot;suffix&quot;: &quot;&quot;, &quot;given&quot;: &quot;W. James&quot;}, {&quot;dropping-particle&quot;: &quot;&quot;, &quot;parse-names&quot;: false, &quot;non-dropping-particle&quot;: &quot;&quot;, &quot;family&quot;: &quot;Miller&quot;, &quot;suffix&quot;: &quot;&quot;, &quot;given&quot;: &quot;Webb&quot;}, {&quot;dropping-particle&quot;: &quot;&quot;, &quot;parse-names&quot;: false, &quot;non-dropping-particle&quot;: &quot;&quot;, &quot;family&quot;: &quot;Haussler&quot;, &quot;suffix&quot;: &quot;&quot;, &quot;given&quot;: &quot;David&quot;}], &quot;PMID&quot;: &quot;16024819&quot;, &quot;ISBN&quot;: &quot;1088-9051 (Print)\\n1088-9051 (Linking)&quot;, &quot;type&quot;: &quot;article-journal&quot;, &quot;container-title&quot;: &quot;Genome Research&quot;, &quot;title&quot;: &quot;Evolutionarily conserved elements in vertebrate, insect, worm, and yeast genomes&quot;, &quot;issue&quot;: &quot;8&quot;}, &quot;uris&quot;: [&quot;http://www.mendeley.com/documents/?uuid=5c2a3762-3c9e-40b2-8fb4-781c7ece658a&quot;, &quot;http://www.mendeley.com/documents/?uuid=aa962296-6975-4b86-af51-02fcc67411c5&quot;], &quot;id&quot;: &quot;ITEM-1&quot;}], &quot;schema&quot;: &quot;https://github.com/citation-style-language/schema/raw/master/csl-citation.json&quot;, &quot;properties&quot;: {&quot;noteIndex&quot;: 0}, &quot;mendeley&quot;: {&quot;previouslyFormattedCitation&quot;: &quot;(Siepel et al., 2005)&quot;, &quot;formattedCitation&quot;: &quot;(Siepel et al., 2005)&quot;, &quot;plainTextFormattedCitation&quot;: &quot;(Siepel et al., 2005)&quot;}} RNDwtyfY1NECy"/><text:span text:style-name="T15">(Siepel et al., 2005)</text:span><text:reference-mark-end text:name="ADDIN CSL_CITATION {&quot;citationItems&quot;: [{&quot;itemData&quot;: {&quot;DOI&quot;: &quot;10.1101/gr.3715005&quot;, &quot;volume&quot;: &quot;15&quot;, &quot;ISSN&quot;: &quot;10889051&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sued&quot;: {&quot;date-parts&quot;: [[&quot;2005&quot;]]}, &quot;page&quot;: &quot;1034-1050&quot;, &quot;id&quot;: &quot;ITEM-1&quot;, &quot;author&quot;: [{&quot;dropping-particle&quot;: &quot;&quot;, &quot;parse-names&quot;: false, &quot;non-dropping-particle&quot;: &quot;&quot;, &quot;family&quot;: &quot;Siepel&quot;, &quot;suffix&quot;: &quot;&quot;, &quot;given&quot;: &quot;Adam&quot;}, {&quot;dropping-particle&quot;: &quot;&quot;, &quot;parse-names&quot;: false, &quot;non-dropping-particle&quot;: &quot;&quot;, &quot;family&quot;: &quot;Bejerano&quot;, &quot;suffix&quot;: &quot;&quot;, &quot;given&quot;: &quot;Gill&quot;}, {&quot;dropping-particle&quot;: &quot;&quot;, &quot;parse-names&quot;: false, &quot;non-dropping-particle&quot;: &quot;&quot;, &quot;family&quot;: &quot;Pedersen&quot;, &quot;suffix&quot;: &quot;&quot;, &quot;given&quot;: &quot;Jakob S.&quot;}, {&quot;dropping-particle&quot;: &quot;&quot;, &quot;parse-names&quot;: false, &quot;non-dropping-particle&quot;: &quot;&quot;, &quot;family&quot;: &quot;Hinrichs&quot;, &quot;suffix&quot;: &quot;&quot;, &quot;given&quot;: &quot;Angie S.&quot;}, {&quot;dropping-particle&quot;: &quot;&quot;, &quot;parse-names&quot;: false, &quot;non-dropping-particle&quot;: &quot;&quot;, &quot;family&quot;: &quot;Hou&quot;, &quot;suffix&quot;: &quot;&quot;, &quot;given&quot;: &quot;Minmei&quot;}, {&quot;dropping-particle&quot;: &quot;&quot;, &quot;parse-names&quot;: false, &quot;non-dropping-particle&quot;: &quot;&quot;, &quot;family&quot;: &quot;Rosenbloom&quot;, &quot;suffix&quot;: &quot;&quot;, &quot;given&quot;: &quot;Kate&quot;}, {&quot;dropping-particle&quot;: &quot;&quot;, &quot;parse-names&quot;: false, &quot;non-dropping-particle&quot;: &quot;&quot;, &quot;family&quot;: &quot;Clawson&quot;, &quot;suffix&quot;: &quot;&quot;, &quot;given&quot;: &quot;Hiram&quot;}, {&quot;dropping-particle&quot;: &quot;&quot;, &quot;parse-names&quot;: false, &quot;non-dropping-particle&quot;: &quot;&quot;, &quot;family&quot;: &quot;Spieth&quot;, &quot;suffix&quot;: &quot;&quot;, &quot;given&quot;: &quot;John&quot;}, {&quot;dropping-particle&quot;: &quot;&quot;, &quot;parse-names&quot;: false, &quot;non-dropping-particle&quot;: &quot;&quot;, &quot;family&quot;: &quot;Hillier&quot;, &quot;suffix&quot;: &quot;&quot;, &quot;given&quot;: &quot;LaDeana W.&quot;}, {&quot;dropping-particle&quot;: &quot;&quot;, &quot;parse-names&quot;: false, &quot;non-dropping-particle&quot;: &quot;&quot;, &quot;family&quot;: &quot;Richards&quot;, &quot;suffix&quot;: &quot;&quot;, &quot;given&quot;: &quot;Stephen&quot;}, {&quot;dropping-particle&quot;: &quot;&quot;, &quot;parse-names&quot;: false, &quot;non-dropping-particle&quot;: &quot;&quot;, &quot;family&quot;: &quot;Weinstock&quot;, &quot;suffix&quot;: &quot;&quot;, &quot;given&quot;: &quot;George M.&quot;}, {&quot;dropping-particle&quot;: &quot;&quot;, &quot;parse-names&quot;: false, &quot;non-dropping-particle&quot;: &quot;&quot;, &quot;family&quot;: &quot;Wilson&quot;, &quot;suffix&quot;: &quot;&quot;, &quot;given&quot;: &quot;Richard K.&quot;}, {&quot;dropping-particle&quot;: &quot;&quot;, &quot;parse-names&quot;: false, &quot;non-dropping-particle&quot;: &quot;&quot;, &quot;family&quot;: &quot;Gibbs&quot;, &quot;suffix&quot;: &quot;&quot;, &quot;given&quot;: &quot;Richard A.&quot;}, {&quot;dropping-particle&quot;: &quot;&quot;, &quot;parse-names&quot;: false, &quot;non-dropping-particle&quot;: &quot;&quot;, &quot;family&quot;: &quot;Kent&quot;, &quot;suffix&quot;: &quot;&quot;, &quot;given&quot;: &quot;W. James&quot;}, {&quot;dropping-particle&quot;: &quot;&quot;, &quot;parse-names&quot;: false, &quot;non-dropping-particle&quot;: &quot;&quot;, &quot;family&quot;: &quot;Miller&quot;, &quot;suffix&quot;: &quot;&quot;, &quot;given&quot;: &quot;Webb&quot;}, {&quot;dropping-particle&quot;: &quot;&quot;, &quot;parse-names&quot;: false, &quot;non-dropping-particle&quot;: &quot;&quot;, &quot;family&quot;: &quot;Haussler&quot;, &quot;suffix&quot;: &quot;&quot;, &quot;given&quot;: &quot;David&quot;}], &quot;PMID&quot;: &quot;16024819&quot;, &quot;ISBN&quot;: &quot;1088-9051 (Print)\\n1088-9051 (Linking)&quot;, &quot;type&quot;: &quot;article-journal&quot;, &quot;container-title&quot;: &quot;Genome Research&quot;, &quot;title&quot;: &quot;Evolutionarily conserved elements in vertebrate, insect, worm, and yeast genomes&quot;, &quot;issue&quot;: &quot;8&quot;}, &quot;uris&quot;: [&quot;http://www.mendeley.com/documents/?uuid=5c2a3762-3c9e-40b2-8fb4-781c7ece658a&quot;, &quot;http://www.mendeley.com/documents/?uuid=aa962296-6975-4b86-af51-02fcc67411c5&quot;], &quot;id&quot;: &quot;ITEM-1&quot;}], &quot;schema&quot;: &quot;https://github.com/citation-style-language/schema/raw/master/csl-citation.json&quot;, &quot;properties&quot;: {&quot;noteIndex&quot;: 0}, &quot;mendeley&quot;: {&quot;previouslyFormattedCitation&quot;: &quot;(Siepel et al., 2005)&quot;, &quot;formattedCitation&quot;: &quot;(Siepel et al., 2005)&quot;, &quot;plainTextFormattedCitation&quot;: &quot;(Siepel et al., 2005)&quot;}} RNDwtyfY1NECy"/>⁠. Tissue specificity index (Tau) was computed following the <text:span text:style-name="T22">described in </text:span><text:reference-mark-start text:name="ADDIN CSL_CITATION {&quot;citationItems&quot;: [{&quot;itemData&quot;: {&quot;DOI&quot;: &quot;10.1093/bib/bbw008&quot;, &quot;ISSN&quot;: &quot;1477-4054&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sued&quot;: {&quot;date-parts&quot;: [[&quot;2015&quot;]]}, &quot;page&quot;: &quot;027755&quot;, &quot;id&quot;: &quot;ITEM-1&quot;, &quot;author&quot;: [{&quot;dropping-particle&quot;: &quot;&quot;, &quot;parse-names&quot;: false, &quot;non-dropping-particle&quot;: &quot;&quot;, &quot;family&quot;: &quot;Kryuchkova&quot;, &quot;suffix&quot;: &quot;&quot;, &quot;given&quot;: &quot;Nadezda&quot;}, {&quot;dropping-particle&quot;: &quot;&quot;, &quot;parse-names&quot;: false, &quot;non-dropping-particle&quot;: &quot;&quot;, &quot;family&quot;: &quot;Robinson-Rechavi&quot;, &quot;suffix&quot;: &quot;&quot;, &quot;given&quot;: &quot;Marc&quot;}], &quot;PMID&quot;: &quot;26891983&quot;, &quot;ISBN&quot;: &quot;10.1101/027755&quot;, &quot;type&quot;: &quot;article-journal&quot;, &quot;container-title&quot;: &quot;bioRxiv&quot;, &quot;title&quot;: &quot;A benchmark of gene expression tissue-specificity metrics&quot;, &quot;issue&quot;: &quot;January&quot;}, &quot;uris&quot;: [&quot;http://www.mendeley.com/documents/?uuid=5d1680db-73df-49fb-9a8a-8dacdf200219&quot;, &quot;http://www.mendeley.com/documents/?uuid=c845f9c1-bd78-4e7c-8428-3deca401b2f1&quot;], &quot;id&quot;: &quot;ITEM-1&quot;}], &quot;schema&quot;: &quot;https://github.com/citation-style-language/schema/raw/master/csl-citation.json&quot;, &quot;properties&quot;: {&quot;noteIndex&quot;: 0}, &quot;mendeley&quot;: {&quot;previouslyFormattedCitation&quot;: &quot;(Kryuchkova &amp; Robinson-Rechavi, 2015)&quot;, &quot;formattedCitation&quot;: &quot;(Kryuchkova &amp; Robinson-Rechavi, 2015)&quot;, &quot;plainTextFormattedCitation&quot;: &quot;(Kryuchkova &amp; Robinson-Rechavi, 2015)&quot;, &quot;manualFormatting&quot;: &quot;Kryuchkova &amp; Robinson-Rechavi (2015&quot;}} RNDExcCOBdxko"/><text:span text:style-name="T15">Kryuchkova &amp; Robinson-Rechavi (2015</text:span><text:reference-mark-end text:name="ADDIN CSL_CITATION {&quot;citationItems&quot;: [{&quot;itemData&quot;: {&quot;DOI&quot;: &quot;10.1093/bib/bbw008&quot;, &quot;ISSN&quot;: &quot;1477-4054&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sued&quot;: {&quot;date-parts&quot;: [[&quot;2015&quot;]]}, &quot;page&quot;: &quot;027755&quot;, &quot;id&quot;: &quot;ITEM-1&quot;, &quot;author&quot;: [{&quot;dropping-particle&quot;: &quot;&quot;, &quot;parse-names&quot;: false, &quot;non-dropping-particle&quot;: &quot;&quot;, &quot;family&quot;: &quot;Kryuchkova&quot;, &quot;suffix&quot;: &quot;&quot;, &quot;given&quot;: &quot;Nadezda&quot;}, {&quot;dropping-particle&quot;: &quot;&quot;, &quot;parse-names&quot;: false, &quot;non-dropping-particle&quot;: &quot;&quot;, &quot;family&quot;: &quot;Robinson-Rechavi&quot;, &quot;suffix&quot;: &quot;&quot;, &quot;given&quot;: &quot;Marc&quot;}], &quot;PMID&quot;: &quot;26891983&quot;, &quot;ISBN&quot;: &quot;10.1101/027755&quot;, &quot;type&quot;: &quot;article-journal&quot;, &quot;container-title&quot;: &quot;bioRxiv&quot;, &quot;title&quot;: &quot;A benchmark of gene expression tissue-specificity metrics&quot;, &quot;issue&quot;: &quot;January&quot;}, &quot;uris&quot;: [&quot;http://www.mendeley.com/documents/?uuid=5d1680db-73df-49fb-9a8a-8dacdf200219&quot;, &quot;http://www.mendeley.com/documents/?uuid=c845f9c1-bd78-4e7c-8428-3deca401b2f1&quot;], &quot;id&quot;: &quot;ITEM-1&quot;}], &quot;schema&quot;: &quot;https://github.com/citation-style-language/schema/raw/master/csl-citation.json&quot;, &quot;properties&quot;: {&quot;noteIndex&quot;: 0}, &quot;mendeley&quot;: {&quot;previouslyFormattedCitation&quot;: &quot;(Kryuchkova &amp; Robinson-Rechavi, 2015)&quot;, &quot;formattedCitation&quot;: &quot;(Kryuchkova &amp; Robinson-Rechavi, 2015)&quot;, &quot;plainTextFormattedCitation&quot;: &quot;(Kryuchkova &amp; Robinson-Rechavi, 2015)&quot;, &quot;manualFormatting&quot;: &quot;Kryuchkova &amp; Robinson-Rechavi (2015&quot;}} RNDExcCOBdxko"/>⁠<text:span text:style-name="T18">), considering only genes with expression above a 0.1 </text:span><text:span text:style-name="T7">[RPKM?]</text:span><text:span text:style-name="T18"> cutoff</text:span>.</text:p>
      <text:p text:style-name="P23"/>
      <text:p text:style-name="P16">Expression levels</text:p>
      <text:p text:style-name="P16"/>
      <text:p text:style-name="P23">Median expression levels were computed from <text:span text:style-name="T23">[</text:span>the <text:span text:style-name="T11">GEUVADIS 1000 Genomes project expression matrix. The matrix contains expression data for 373 individuals.</text:span><text:span text:style-name="T12">] →</text:span><text:span text:style-name="T13"> encode, source ?</text:span></text:p>
      <text:p text:style-name="P23"/>
      <text:p text:style-name="P17">DNA-DNA contacts</text:p>
      <text:p text:style-name="P23"/>
      <text:p text:style-name="P23">Contacts were calculated using Hi-C contact matrices from Rao et al (2014). All computations are performed on 5kb resolution matrices with a MAPQ score of at least 30<text:bookmark text:name="_GoBack"/>. The matrices were normalized using the KR normalization vector provided by the authors, when analyzing only GM12878. When comparing between different cell lines, SQRTVC (square root vanilla coverage) was used for chromosome 9 of all cell lines, because the KR algorithm did not converge for chromosome 9 of K562.</text:p>
      <text:p text:style-name="P23">Contacts in each gene were calculated in 2 ways: <text:span text:style-name="T24">mean contacts inside their respective TAD,</text:span> and <text:span text:style-name="T25">mean </text:span>contacts between genes and their TADs.</text:p>
      <text:p text:style-name="P9">Only the mean contacts inside TADs have been used, as most lincRNAs are smaller than the resolution of the matrix, <text:span text:style-name="T26">making estimations of gene coordinates in the matrix inaccurate</text:span>. </text:p>
      <text:p text:style-name="P23"/>
      <text:p text:style-name="P17">Chip-seq</text:p>
      <text:p text:style-name="P17"/>
      <text:p text:style-name="P23">Chip-seq data for CTCF, RAD21 and SMC3 in GM12878 were retrieved from the ENCODE website. All three datasets were produced in the Snyder lab, at Stanford University.</text:p>
      <text:p text:style-name="P23"><text:soft-page-break/></text:p>
      <text:p text:style-name="P17">Enrichment of genetic elements</text:p>
      <text:p text:style-name="P23"/>
      <text:p text:style-name="P23">All enrichment tests were performed using the genome association tester (GAT) <text:reference-mark-start text:name="ADDIN CSL_CITATION {&quot;citationItems&quot;: [{&quot;itemData&quot;: {&quot;DOI&quot;: &quot;10.1093/bioinformatics/btt343&quot;, &quot;volume&quot;: &quot;29&quot;, &quot;ISSN&quot;: &quot;13674803&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issued&quot;: {&quot;date-parts&quot;: [[&quot;2013&quot;]]}, &quot;page&quot;: &quot;2046-2048&quot;, &quot;id&quot;: &quot;ITEM-1&quot;, &quot;author&quot;: [{&quot;dropping-particle&quot;: &quot;&quot;, &quot;parse-names&quot;: false, &quot;non-dropping-particle&quot;: &quot;&quot;, &quot;family&quot;: &quot;Heger&quot;, &quot;suffix&quot;: &quot;&quot;, &quot;given&quot;: &quot;Andreas&quot;}, {&quot;dropping-particle&quot;: &quot;&quot;, &quot;parse-names&quot;: false, &quot;non-dropping-particle&quot;: &quot;&quot;, &quot;family&quot;: &quot;Webber&quot;, &quot;suffix&quot;: &quot;&quot;, &quot;given&quot;: &quot;Caleb&quot;}, {&quot;dropping-particle&quot;: &quot;&quot;, &quot;parse-names&quot;: false, &quot;non-dropping-particle&quot;: &quot;&quot;, &quot;family&quot;: &quot;Goodson&quot;, &quot;suffix&quot;: &quot;&quot;, &quot;given&quot;: &quot;Martin&quot;}, {&quot;dropping-particle&quot;: &quot;&quot;, &quot;parse-names&quot;: false, &quot;non-dropping-particle&quot;: &quot;&quot;, &quot;family&quot;: &quot;Ponting&quot;, &quot;suffix&quot;: &quot;&quot;, &quot;given&quot;: &quot;Chris P.&quot;}, {&quot;dropping-particle&quot;: &quot;&quot;, &quot;parse-names&quot;: false, &quot;non-dropping-particle&quot;: &quot;&quot;, &quot;family&quot;: &quot;Lunter&quot;, &quot;suffix&quot;: &quot;&quot;, &quot;given&quot;: &quot;Gerton&quot;}], &quot;PMID&quot;: &quot;23782611&quot;, &quot;type&quot;: &quot;article-journal&quot;, &quot;container-title&quot;: &quot;Bioinformatics&quot;, &quot;title&quot;: &quot;GAT: A simulation framework for testing the association of genomic intervals&quot;, &quot;issue&quot;: &quot;16&quot;}, &quot;uris&quot;: [&quot;http://www.mendeley.com/documents/?uuid=d7dcca2a-59cf-4a21-b12b-bc0efaebf4c0&quot;], &quot;id&quot;: &quot;ITEM-1&quot;}], &quot;schema&quot;: &quot;https://github.com/citation-style-language/schema/raw/master/csl-citation.json&quot;, &quot;properties&quot;: {&quot;noteIndex&quot;: 0}, &quot;mendeley&quot;: {&quot;previouslyFormattedCitation&quot;: &quot;(Heger, Webber, Goodson, Ponting, &amp; Lunter, 2013)&quot;, &quot;formattedCitation&quot;: &quot;(Heger, Webber, Goodson, Ponting, &amp; Lunter, 2013)&quot;, &quot;plainTextFormattedCitation&quot;: &quot;(Heger, Webber, Goodson, Ponting, &amp; Lunter, 2013)&quot;, &quot;manualFormatting&quot;: &quot;(Heger et al., 2013)&quot;}} RND8DizFwFy9u"/><text:span text:style-name="T15">(Heger et al., 2013)</text:span><text:reference-mark-end text:name="ADDIN CSL_CITATION {&quot;citationItems&quot;: [{&quot;itemData&quot;: {&quot;DOI&quot;: &quot;10.1093/bioinformatics/btt343&quot;, &quot;volume&quot;: &quot;29&quot;, &quot;ISSN&quot;: &quot;13674803&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issued&quot;: {&quot;date-parts&quot;: [[&quot;2013&quot;]]}, &quot;page&quot;: &quot;2046-2048&quot;, &quot;id&quot;: &quot;ITEM-1&quot;, &quot;author&quot;: [{&quot;dropping-particle&quot;: &quot;&quot;, &quot;parse-names&quot;: false, &quot;non-dropping-particle&quot;: &quot;&quot;, &quot;family&quot;: &quot;Heger&quot;, &quot;suffix&quot;: &quot;&quot;, &quot;given&quot;: &quot;Andreas&quot;}, {&quot;dropping-particle&quot;: &quot;&quot;, &quot;parse-names&quot;: false, &quot;non-dropping-particle&quot;: &quot;&quot;, &quot;family&quot;: &quot;Webber&quot;, &quot;suffix&quot;: &quot;&quot;, &quot;given&quot;: &quot;Caleb&quot;}, {&quot;dropping-particle&quot;: &quot;&quot;, &quot;parse-names&quot;: false, &quot;non-dropping-particle&quot;: &quot;&quot;, &quot;family&quot;: &quot;Goodson&quot;, &quot;suffix&quot;: &quot;&quot;, &quot;given&quot;: &quot;Martin&quot;}, {&quot;dropping-particle&quot;: &quot;&quot;, &quot;parse-names&quot;: false, &quot;non-dropping-particle&quot;: &quot;&quot;, &quot;family&quot;: &quot;Ponting&quot;, &quot;suffix&quot;: &quot;&quot;, &quot;given&quot;: &quot;Chris P.&quot;}, {&quot;dropping-particle&quot;: &quot;&quot;, &quot;parse-names&quot;: false, &quot;non-dropping-particle&quot;: &quot;&quot;, &quot;family&quot;: &quot;Lunter&quot;, &quot;suffix&quot;: &quot;&quot;, &quot;given&quot;: &quot;Gerton&quot;}], &quot;PMID&quot;: &quot;23782611&quot;, &quot;type&quot;: &quot;article-journal&quot;, &quot;container-title&quot;: &quot;Bioinformatics&quot;, &quot;title&quot;: &quot;GAT: A simulation framework for testing the association of genomic intervals&quot;, &quot;issue&quot;: &quot;16&quot;}, &quot;uris&quot;: [&quot;http://www.mendeley.com/documents/?uuid=d7dcca2a-59cf-4a21-b12b-bc0efaebf4c0&quot;], &quot;id&quot;: &quot;ITEM-1&quot;}], &quot;schema&quot;: &quot;https://github.com/citation-style-language/schema/raw/master/csl-citation.json&quot;, &quot;properties&quot;: {&quot;noteIndex&quot;: 0}, &quot;mendeley&quot;: {&quot;previouslyFormattedCitation&quot;: &quot;(Heger, Webber, Goodson, Ponting, &amp; Lunter, 2013)&quot;, &quot;formattedCitation&quot;: &quot;(Heger, Webber, Goodson, Ponting, &amp; Lunter, 2013)&quot;, &quot;plainTextFormattedCitation&quot;: &quot;(Heger, Webber, Goodson, Ponting, &amp; Lunter, 2013)&quot;, &quot;manualFormatting&quot;: &quot;(Heger et al., 2013)&quot;}} RND8DizFwFy9u"/>⁠ version 1.2. All tests for enrichment of lincRNAs were performed using the intergenic space of the genome as a workspace. When testing for enrichment of protein-coding genes, the protein coding space of the genome was used as the workspace. <text:span text:style-name="T35">Similarly, when looking for enrichmentFor all tests, the number of samples was set to 10,000 and the number of buckets was consequently adjusted to 270,000.</text:span></text:p>
      <text:p text:style-name="Standard"/>
      <text:p text:style-name="P5"/>
      <text:p text:style-name="P5">4. Discussion:</text:p>
      <text:p text:style-name="Standard"><text:line-break/>Found/didn’t found association between elincRNAs and….</text:p>
      <text:p text:style-name="Standard"><text:s/><text:span text:style-name="T14"></text:span> Although these results suggest a role for elincRNAs in TAD organization, they provide no information on their exact function of mechanistic role.</text:p>
      <text:p text:style-name="Standard"/>
      <text:p text:style-name="P1"/>
      <text:p text:style-name="P1"/>
      <text:p text:style-name="P1"/>
      <text:p text:style-name="P1"/>
      <text:p text:style-name="P7">5. References:</text:p>
      <text:p text:style-name="P7"/>
      <text:p text:style-name="P7"/>
      <text:p text:style-name="P7"/>
      <text:section text:style-name="Sect1" text:name="ADDIN Mendeley Bibliography CSL_BIBLIOGRAPHY  RNDxGaINKlo65">
        <text:p text:style-name="P24">Arner, E., Daub, C. O., Vitting-Seerup, K., Andersson, R., Lilje, B., Drabløs, F., … Hayashizaki, Y. (2015). Transcribed enhancers lead waves of coordinated transcription in transitioning mammalian cells. <text:span text:style-name="T10">Science (New York, N.Y.)</text:span>, <text:span text:style-name="T10">347</text:span>(6225), 1010–4. http://doi.org/10.1126/science.1259418</text:p>
        <text:p text:style-name="P24">Bates, D., &amp; Maechler, M. (2016). Matrix: Sparse and Dense Matrix Classes and Methods. manual. Retrieved from https://cran.r-project.org/package=Matrix</text:p>
        <text:p text:style-name="P24">Bourgon, R. (2015). intervals: Tools for Working with Points and Intervals. manual. Retrieved from https://cran.r-project.org/package=intervals</text:p>
        <text:p text:style-name="P24">Chen, Y., Wang, Y., Xuan, Z., Chen, M., &amp; Zhang, M. Q. (2016). De novo deciphering three-dimensional chromatin interaction and topological domains by wavelet transformation of epigenetic profiles. <text:span text:style-name="T10">Nucleic Acids Research</text:span>, <text:span text:style-name="T10">44</text:span>(11), 1–12. http://doi.org/10.1093/nar/gkw225</text:p>
        <text:p text:style-name="P24">Darrow, E. M., &amp; Chadwick, B. P. (2013). Boosting transcription by transcription: enhancer-associated transcripts. <text:span text:style-name="T10">Chromosome Research</text:span>, <text:span text:style-name="T10">21</text:span>(6), 713–724. article. http://doi.org/10.1007/s10577-013-9384-6</text:p>
        <text:p text:style-name="P24"><text:soft-page-break/>Heger, A., Webber, C., Goodson, M., Ponting, C. P., &amp; Lunter, G. (2013). GAT: A simulation framework for testing the association of genomic intervals. <text:span text:style-name="T10">Bioinformatics</text:span>, <text:span text:style-name="T10">29</text:span>(16), 2046–2048. http://doi.org/10.1093/bioinformatics/btt343</text:p>
        <text:p text:style-name="P24">Iyer, M. K., Niknafs, Y. S., Malik, R., Singhal, U., Sahu, A., Hosono, Y., … Chinnnaiyan, A. M. (2015). The Landscape of Long Noncoding RNAs in the Human Transcriptome. <text:span text:style-name="T10">Nat Genet.</text:span>, <text:span text:style-name="T10">47</text:span>(3), 199–208. http://doi.org/10.1038/ng.3192.The</text:p>
        <text:p text:style-name="P24">Kryuchkova, N., &amp; Robinson-Rechavi, M. (2015). A benchmark of gene expression tissue-specificity metrics. <text:span text:style-name="T10">bioRxiv</text:span>, (January), 27755. http://doi.org/10.1093/bib/bbw008</text:p>
        <text:p text:style-name="P24">Ong, C., &amp; Corces, V. G. (2014). CTCF : an architectural protein bridging genome topology and function. <text:span text:style-name="T10">Nature Publishing Group</text:span>, <text:span text:style-name="T10">15</text:span>(4), 234–246. http://doi.org/10.1038/nrg3663</text:p>
        <text:p text:style-name="P24">Ounzain, S., Pezzuto, I., Micheletti, R., Burdet, F., Sheta, R., Nemir, M., … Pedrazzini, T. (2014). Functional importance of cardiac enhancer-associated noncoding RNAs in heart development and disease. <text:span text:style-name="T10">Journal of Molecular and Cellular Cardiology</text:span>, <text:span text:style-name="T10">76</text:span>, 55–70. http://doi.org/10.1016/j.yjmcc.2014.08.009</text:p>
        <text:p text:style-name="P24">Popadin, K., Gutierrez-Arcelus, M., Dermitzakis, E. T., &amp; Antonarakis, S. E. (2013). Genetic and epigenetic regulation of human lincrna gene expression. <text:span text:style-name="T10">American Journal of Human Genetics</text:span>, <text:span text:style-name="T10">93</text:span>(6), 1015–1026. http://doi.org/10.1016/j.ajhg.2013.10.022</text:p>
        <text:p text:style-name="P24">Pope, B. D., Ryba, T., Dileep, V., Yue, F., Wu, W., Denas, O., … Gilbert, D. M. (2014). Topologically associating domains are stable units of replication-timing regulation. <text:span text:style-name="T10">Nature</text:span>, <text:span text:style-name="T10">515</text:span>(7527), 402–405. http://doi.org/10.1038/nature13986</text:p>
        <text:p text:style-name="P24">Quinlan, A. R., &amp; Hall, I. M. (2010). BEDTools: A flexible suite of utilities for comparing genomic features. <text:span text:style-name="T10">Bioinformatics</text:span>, <text:span text:style-name="T10">26</text:span>(6), 841–842. http://doi.org/10.1093/bioinformatics/btq033</text:p>
        <text:p text:style-name="P24">R Core Team. (2016). R: A Language and Environment for Statistical Computing. manual, Vienna, Austria.</text:p>
        <text:p text:style-name="P24">Rao, S. S. P., Huntley, M. H., Durand, N. C., Stamenova, E. K., Bochkov, I. D., Robinson, J. T., … Aiden, E. L. (2014). A 3D map of the human genome at kilobase resolution reveals principles of chromatin looping. <text:span text:style-name="T10">Cell</text:span>, <text:span text:style-name="T10">159</text:span>(7), 1665–1680. http://doi.org/10.1016/j.cell.2014.11.021</text:p>
        <text:p text:style-name="P24"><text:soft-page-break/>Rinn, J. L., &amp; Chang, H. Y. (2012). Genome regulation by long noncoding RNAs. <text:span text:style-name="T10">Annual Review of Biochemistry</text:span>, <text:span text:style-name="T10">81</text:span>, 145–166. http://doi.org/10.1146/annurev-biochem-051410-092902</text:p>
        <text:p text:style-name="P24">Siepel, A., Bejerano, G., Pedersen, J. S., Hinrichs, A. S., Hou, M., Rosenbloom, K., … Haussler, D. (2005). Evolutionarily conserved elements in vertebrate, insect, worm, and yeast genomes. <text:span text:style-name="T10">Genome Research</text:span>, <text:span text:style-name="T10">15</text:span>(8), 1034–1050. http://doi.org/10.1101/gr.3715005</text:p>
        <text:p text:style-name="P8">Wang, K. C., Yang, Y. W., Liu, B., Sanyal, A., Corces-Zimmerman, R., Chen, Y., … Chang, H. Y. (2011). A long noncoding RNA maintains active chromatin to coordinate homeotic gene expression. <text:span text:style-name="T10">Nature</text:span>, <text:span text:style-name="T10">472</text:span>(7341), 120–4. http://doi.org/10.1038/nature0981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2"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2"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2"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2"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2"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2"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2"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2"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2"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2"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2"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2"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2"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2"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2"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2"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2"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2"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2"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2"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2"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2"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2" style:font-family-complex="Wingdings"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2"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2"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2" style:font-family-complex="Wingdings"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2"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2"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2"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2"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2"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2"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er_20_Char" style:display-name="Footer Char" style:family="text" style:parent-style-name="Default_20_Paragraph_20_Font">
      <style:text-properties fo:color="#00000a" style:font-name="Cambria" fo:font-family="Cambria" style:font-family-generic="roman" style:font-pitch="variable" fo:font-size="12pt" style:font-name-asian="ＭＳ 明朝" style:font-family-asian="'ＭＳ 明朝'" style:font-family-generic-asian="system" style:font-pitch-asian="variable" style:font-size-asian="12pt"/>
    </style:style>
    <style:style style:name="page_20_number" style:display-name="page number" style:family="text" style:parent-style-name="Default_20_Paragraph_20_Font"/>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2"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2"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Wingdings2" style:font-family-complex="Wingdings"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Wingdings2"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2"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2" style:font-family-complex="Wingdings"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2"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Wingdings2"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Wingdings2" style:font-family-complex="Wingdings"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Wingdings2" style:font-family-complex="Wingdings"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Wingdings2" style:font-family-complex="Wingdings"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text-properties style:font-name-complex="Wingdings2" style:font-family-complex="Wingdings"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text-properties style:font-name-complex="Wingdings2" style:font-family-complex="Wingdings"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text-properties style:font-name-complex="Wingdings2" style:font-family-complex="Wingdings"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Wingdings2"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ffffff" draw:opacity="0%"/>
      <style:paragraph-properties fo:text-align="start"/>
      <style:text-properties fo:font-size="18pt"/>
    </style:style>
    <style:style style:name="MT1" style:family="text">
      <style:text-properties style:use-window-font-color="true"/>
    </style:style>
    <style:style style:name="M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style:page-layout style:name="Mpm1">
      <style:page-layout-properties fo:page-width="8.2681in" fo:page-height="11.6929in" style:num-format="1" style:print-orientation="portrait" fo:margin-top="1in" fo:margin-bottom="0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footer>
        <text:p text:style-name="Footer"><draw:custom-shape text:anchor-type="paragraph" draw:z-index="6" draw:name="Frame1" draw:style-name="Mgr1" draw:text-style-name="MP1" svg:width="0.0933in" svg:height="0.1941in" svg:x="2.8374in" svg:y="0.0008in"><text:p text:style-name="Footer"><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2:41:00</meta:creation-date>
    <meta:initial-creator>Admin</meta:initial-creator>
    <dc:language>en-US</dc:language>
    <dc:date>2016-11-30T17:22:26.755662003</dc:date>
    <meta:editing-cycles>265</meta:editing-cycles>
    <meta:editing-duration>PT22H56M7S</meta:editing-duration>
    <meta:generator>LibreOffice/5.1.4.2$Linux_X86_64 LibreOffice_project/10m0$Build-2</meta:generator>
    <meta:document-statistic meta:table-count="1" meta:image-count="0" meta:object-count="0" meta:page-count="7" meta:paragraph-count="78" meta:word-count="2028" meta:character-count="14153" meta:non-whitespace-character-count="1221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83186489-0e0e-3090-95e7-3a483d509cf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